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736in"/>
    </style:style>
    <style:style style:name="co2" style:family="table-column">
      <style:table-column-properties fo:break-before="auto" style:column-width="4.2709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0.7602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8709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0.7272in"/>
    </style:style>
    <style:style style:name="co11" style:family="table-column">
      <style:table-column-properties fo:break-before="auto" style:column-width="0.6283in"/>
    </style:style>
    <style:style style:name="co12" style:family="table-column">
      <style:table-column-properties fo:break-before="auto" style:column-width="0.7055in"/>
    </style:style>
    <style:style style:name="co13" style:family="table-column">
      <style:table-column-properties fo:break-before="auto" style:column-width="0.8264in"/>
    </style:style>
    <style:style style:name="co14" style:family="table-column">
      <style:table-column-properties fo:break-before="auto" style:column-width="0.2756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0.9256in"/>
    </style:style>
    <style:style style:name="co18" style:family="table-column">
      <style:table-column-properties fo:break-before="auto" style:column-width="0.7937in"/>
    </style:style>
    <style:style style:name="co19" style:family="table-column">
      <style:table-column-properties fo:break-before="auto" style:column-width="0.8374in"/>
    </style:style>
    <style:style style:name="co20" style:family="table-column">
      <style:table-column-properties fo:break-before="auto" style:column-width="0.1217in"/>
    </style:style>
    <style:style style:name="co21" style:family="table-column">
      <style:table-column-properties fo:break-before="auto" style:column-width="0.8811in"/>
    </style:style>
    <style:style style:name="co22" style:family="table-column">
      <style:table-column-properties fo:break-before="auto" style:column-width="1.8957in"/>
    </style:style>
    <style:style style:name="co23" style:family="table-column">
      <style:table-column-properties fo:break-before="auto" style:column-width="0.0992in"/>
    </style:style>
    <style:style style:name="co24" style:family="table-column">
      <style:table-column-properties fo:break-before="auto" style:column-width="2.5575in"/>
    </style:style>
    <style:style style:name="co25" style:family="table-column">
      <style:table-column-properties fo:break-before="auto" style:column-width="6.0957in"/>
    </style:style>
    <style:style style:name="co26" style:family="table-column">
      <style:table-column-properties fo:break-before="auto" style:column-width="1.1465in"/>
    </style:style>
    <style:style style:name="co27" style:family="table-column">
      <style:table-column-properties fo:break-before="auto" style:column-width="0.3417in"/>
    </style:style>
    <style:style style:name="co28" style:family="table-column">
      <style:table-column-properties fo:break-before="auto" style:column-width="1.0693in"/>
    </style:style>
    <style:style style:name="co29" style:family="table-column">
      <style:table-column-properties fo:break-before="auto" style:column-width="0.5291in"/>
    </style:style>
    <style:style style:name="co30" style:family="table-column">
      <style:table-column-properties fo:break-before="auto" style:column-width="0.3307in"/>
    </style:style>
    <style:style style:name="co31" style:family="table-column">
      <style:table-column-properties fo:break-before="auto" style:column-width="0.9807in"/>
    </style:style>
    <style:style style:name="co32" style:family="table-column">
      <style:table-column-properties fo:break-before="auto" style:column-width="0.452in"/>
    </style:style>
    <style:style style:name="co33" style:family="table-column">
      <style:table-column-properties fo:break-before="auto" style:column-width="0.35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125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402in" fo:break-before="auto" style:use-optimal-row-height="true"/>
    </style:style>
    <style:style style:name="ro9" style:family="table-row">
      <style:table-row-properties style:row-height="0.5835in" fo:break-before="auto" style:use-optimal-row-height="false"/>
    </style:style>
    <style:style style:name="ro10" style:family="table-row">
      <style:table-row-properties style:row-height="0.8126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4374in" fo:break-before="auto" style:use-optimal-row-height="false"/>
    </style:style>
    <style:style style:name="ro14" style:family="table-row">
      <style:table-row-properties style:row-height="0.3957in" fo:break-before="auto" style:use-optimal-row-height="false"/>
    </style:style>
    <style:style style:name="ro15" style:family="table-row">
      <style:table-row-properties style:row-height="0.2591in" fo:break-before="auto" style:use-optimal-row-height="true"/>
    </style:style>
    <style:style style:name="ro16" style:family="table-row">
      <style:table-row-properties style:row-height="0.4165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1846in" fo:break-before="auto" style:use-optimal-row-height="true"/>
    </style:style>
    <style:style style:name="ro19" style:family="table-row">
      <style:table-row-properties style:row-height="0.4165in" fo:break-before="auto" style:use-optimal-row-height="true"/>
    </style:style>
    <style:style style:name="ta1" style:family="table" style:master-page-name="PageStyle_5f_economic_20_summary">
      <style:table-properties table:display="true" style:writing-mode="lr-tb"/>
    </style:style>
    <style:style style:name="ta2" style:family="table" style:master-page-name="PageStyle_5f_budgets_20_2015_20_by_20_min_20__26__20_fonction">
      <style:table-properties table:display="true" style:writing-mode="lr-tb"/>
    </style:style>
    <style:style style:name="ta3" style:family="table" style:master-page-name="PageStyle_5f_big_20_mins-_20_evolution_20_yoy_20_budgets">
      <style:table-properties table:display="true" style:writing-mode="lr-tb"/>
    </style:style>
    <style:style style:name="ta4" style:family="table" style:master-page-name="PageStyle_5f_bigmins-_20_evol_20_yoy_20_developpement">
      <style:table-properties table:display="true" style:writing-mode="lr-tb"/>
    </style:style>
    <style:style style:name="ta5" style:family="table" style:master-page-name="PageStyle_5f_share_20_of_20_dev_20_spend">
      <style:table-properties table:display="true" style:writing-mode="lr-tb"/>
    </style:style>
    <style:style style:name="ta6" style:family="table" style:master-page-name="PageStyle_5f_non_20_ministerial">
      <style:table-properties table:display="true" style:writing-mode="lr-tb"/>
    </style: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2f2f2" style:diagonal-bl-tr="none" style:diagonal-tl-br="none" fo:border="0.99pt solid #000000"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2dcdb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2dcdb" style:diagonal-bl-tr="none" style:diagonal-tl-br="none" fo:border="0.99pt solid #000000"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2dcdb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03">
      <style:table-cell-properties fo:border-bottom="0.99pt solid #000000" fo:background-color="#f2dcdb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.1835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7335in" style:writing-mode="page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.7335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.55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d9d9d9" style:diagonal-bl-tr="none" style:diagonal-tl-br="none" fo:border="0.99pt solid #000000"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03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03">
      <style:table-cell-properties fo:border-bottom="0.99pt solid #000000" style:diagonal-bl-tr="none" style:diagonal-tl-br="none" fo:background-color="transparent" fo:border-left="0.99pt solid #000000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03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03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03">
      <style:table-cell-properties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03">
      <style:table-cell-properties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99pt solid #000000" fo:background-color="#bfbfbf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18">
      <style:table-cell-properties fo:border-bottom="0.99pt solid #000000" fo:background-color="#f2f2f2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8">
      <style:table-cell-properties fo:background-color="#f2dcdb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03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18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18">
      <style:table-cell-properties fo:border-bottom="0.99pt solid #000000" fo:background-color="#f2dcdb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18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Percent" style:data-style-name="N10010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Percent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Percent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Percent">
      <style:table-cell-properties fo:background-color="#f2dcdb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Percen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6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64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7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68" style:family="table-cell" style:parent-style-name="Excel_20_Built-in_20_Percent" style:data-style-name="N100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" style:data-style-name="N1001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Percent" style:data-style-name="N10010">
      <style:table-cell-properties fo:background-color="#f2dcdb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Percent" style:data-style-name="N10010">
      <style:table-cell-properties fo:background-color="#f2dcdb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Excel_20_Built-in_20_Percent" style:data-style-name="N10010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c6d9f1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5" style:family="table-cell" style:parent-style-name="Default">
      <style:table-cell-properties fo:border-bottom="0.99pt solid #000000" fo:background-color="#c6d9f1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10003">
      <style:table-cell-properties fo:border-bottom="0.99pt solid #000000" fo:background-color="#d9d9d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Excel_20_Built-in_20_Percent" style:data-style-name="N100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Percent" style:data-style-name="N100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Percent" style:data-style-name="N1001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10003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Percent" style:data-style-name="N100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Percent" style:data-style-name="N100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86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87" style:family="table-cell" style:parent-style-name="Default" style:data-style-name="N10003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Percent" style:data-style-name="N100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Percent" style:data-style-name="N1001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9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9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Excel_20_Built-in_20_Percent" style:data-style-name="N100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Percent" style:data-style-name="N1001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9" style:family="table-cell" style:parent-style-name="Default" style:data-style-name="N1000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Percent" style:data-style-name="N100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c6d9f1" style:diagonal-bl-tr="none" style:diagonal-tl-br="none" fo:border="0.99pt solid #000000" style:rotation-align="non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05" style:family="table-cell" style:parent-style-name="Default" style:data-style-name="N10003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03">
      <style:table-cell-properties style:rotation-align="none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1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001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14" style:family="table-cell" style:parent-style-name="Default" style:data-style-name="N10010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style:rotation-align="none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119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Excel_20_Built-in_20_Percent">
      <style:table-cell-properties fo:border-bottom="2.49pt solid #000000" fo:background-color="#f2dcdb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Percent">
      <style:table-cell-properties fo:border-bottom="2.49pt solid #000000" fo:background-color="#f2dcdb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none" fo:border-right="2.49pt solid #000000" style:rotation-align="none" fo:border-top="none"/>
    </style:style>
    <style:style style:name="ce128" style:family="table-cell" style:parent-style-name="Excel_20_Built-in_20_Percent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30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Percent">
      <style:table-cell-properties fo:border-bottom="none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Percent">
      <style:table-cell-properties fo:border-bottom="2.49pt solid #000000" fo:background-color="#f2dcdb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 style:data-style-name="N118">
      <style:table-cell-properties style:rotation-align="none"/>
    </style:style>
    <style:style style:name="ce136" style:family="table-cell" style:parent-style-name="Default">
      <style:table-cell-properties style:rotation-align="non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003">
      <style:table-cell-properties fo:background-color="#f2dcdb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99pt solid #000000" fo:background-color="#f2dcdb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99pt solid #000000" fo:background-color="#f2dcdb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0003">
      <style:table-cell-properties fo:border-bottom="0.99pt solid #000000" fo:background-color="#f2dcdb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10010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conomic 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Operation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salar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other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ets 2015 by min &amp; fonction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2"/>
        <table:table-column table:style-name="co15" table:visibility="collapse" table:default-cell-style-name="Default"/>
        <table:table-column table:style-name="co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1" table:number-columns-repeated="997" table:default-cell-style-name="Default"/>
        <table:table-row table:style-name="ro2">
          <table:table-cell table:number-columns-repeated="3"/>
          <table:table-cell table:style-name="ce36" office:value-type="float" office:value="2015" table:number-columns-spanned="11" table:number-rows-spanned="1">
            <text:p>2015</text:p>
          </table:table-cell>
          <table:covered-table-cell table:number-columns-repeated="10" table:style-name="ce36"/>
          <table:table-cell/>
          <table:table-cell table:style-name="ce101" office:value-type="float" office:value="2014" table:number-columns-spanned="6" table:number-rows-spanned="1">
            <text:p>2014</text:p>
          </table:table-cell>
          <table:covered-table-cell table:number-columns-repeated="5" table:style-name="ce101"/>
          <table:table-cell table:number-columns-repeated="1003"/>
        </table:table-row>
        <table:table-row table:style-name="ro3">
          <table:table-cell table:number-columns-repeated="3"/>
          <table:table-cell table:style-name="ce37" office:value-type="string" table:number-columns-spanned="3" table:number-rows-spanned="1">
            <text:p>Budget alloué</text:p>
          </table:table-cell>
          <table:covered-table-cell table:number-columns-repeated="2" table:style-name="ce37"/>
          <table:table-cell table:style-name="ce37" office:value-type="string" table:number-columns-spanned="3" table:number-rows-spanned="1">
            <text:p>Part investissements</text:p>
          </table:table-cell>
          <table:covered-table-cell table:number-columns-repeated="2" table:style-name="ce37"/>
          <table:table-cell table:style-name="ce73" office:value-type="string" table:number-columns-spanned="2" table:number-rows-spanned="1">
            <text:p>Fonds speciaux</text:p>
          </table:table-cell>
          <table:covered-table-cell table:style-name="ce75"/>
          <table:table-cell table:style-name="ce77" office:value-type="string" table:number-columns-spanned="3" table:number-rows-spanned="1">
            <text:p>Budget ratios</text:p>
          </table:table-cell>
          <table:covered-table-cell table:number-columns-repeated="2" table:style-name="ce77"/>
          <table:table-cell/>
          <table:table-cell table:style-name="ce73" office:value-type="string" table:number-columns-spanned="2" table:number-rows-spanned="1">
            <text:p>Budget alloué</text:p>
          </table:table-cell>
          <table:covered-table-cell table:style-name="ce75"/>
          <table:table-cell table:style-name="ce73" office:value-type="string" table:number-columns-spanned="2" table:number-rows-spanned="1">
            <text:p>Part investissements</text:p>
          </table:table-cell>
          <table:covered-table-cell table:style-name="ce73"/>
          <table:table-cell table:style-name="ce110" office:value-type="string" table:number-columns-spanned="2" table:number-rows-spanned="1">
            <text:p>Ratios</text:p>
          </table:table-cell>
          <table:covered-table-cell table:style-name="ce110"/>
          <table:table-cell table:number-columns-repeated="1003"/>
        </table:table-row>
        <table:table-row table:style-name="ro4">
          <table:table-cell/>
          <table:table-cell table:style-name="ce12" table:number-columns-repeated="2"/>
          <table:table-cell table:style-name="ce38" office:value-type="string">
            <text:p>Amount in TND</text:p>
          </table:table-cell>
          <table:table-cell table:style-name="ce44" office:value-type="string">
            <text:p>Amount in MTND</text:p>
          </table:table-cell>
          <table:table-cell table:style-name="ce50" office:value-type="string">
            <text:p>YoY delta</text:p>
          </table:table-cell>
          <table:table-cell table:style-name="ce44" office:value-type="string">
            <text:p>Amount in TND</text:p>
          </table:table-cell>
          <table:table-cell table:style-name="ce44" office:value-type="string">
            <text:p>Amount in MTND</text:p>
          </table:table-cell>
          <table:table-cell table:style-name="ce50" office:value-type="string">
            <text:p>YoY delta</text:p>
          </table:table-cell>
          <table:table-cell table:style-name="ce44" office:value-type="string">
            <text:p>Amount in TND</text:p>
          </table:table-cell>
          <table:table-cell table:style-name="ce44" office:value-type="string">
            <text:p>Amount in MTND</text:p>
          </table:table-cell>
          <table:table-cell table:style-name="ce50" office:value-type="string">
            <text:p>% total</text:p>
          </table:table-cell>
          <table:table-cell table:style-name="ce50" office:value-type="string">
            <text:p>w/out debt</text:p>
          </table:table-cell>
          <table:table-cell table:style-name="ce50" office:value-type="string">
            <text:p>% dev spend</text:p>
          </table:table-cell>
          <table:table-cell table:style-name="ce94"/>
          <table:table-cell table:style-name="ce102" office:value-type="string">
            <text:p>Budget alloué</text:p>
          </table:table-cell>
          <table:table-cell table:style-name="ce44" office:value-type="string">
            <text:p>Amount in MTND</text:p>
          </table:table-cell>
          <table:table-cell table:style-name="ce44" office:value-type="string">
            <text:p>Dev spend</text:p>
          </table:table-cell>
          <table:table-cell table:style-name="ce44" office:value-type="string">
            <text:p>Amount in MTND</text:p>
          </table:table-cell>
          <table:table-cell table:style-name="ce50" office:value-type="string">
            <text:p>% total</text:p>
          </table:table-cell>
          <table:table-cell table:style-name="ce50" office:value-type="string">
            <text:p>w/out debt</text:p>
          </table:table-cell>
          <table:table-cell table:style-name="ce115"/>
          <table:table-cell table:style-name="ce117" office:value-type="string" table:number-columns-spanned="2" table:number-rows-spanned="1">
            <text:p>Actions &amp; notes</text:p>
          </table:table-cell>
          <table:covered-table-cell table:style-name="ce126"/>
          <table:table-cell/>
          <table:table-cell table:style-name="ce134" office:value-type="string" table:number-columns-spanned="2" table:number-rows-spanned="1">
            <text:p>Sans compensation</text:p>
          </table:table-cell>
          <table:covered-table-cell table:style-name="ce137"/>
          <table:table-cell table:number-columns-repeated="997"/>
        </table:table-row>
        <table:table-row table:style-name="ro5">
          <table:table-cell/>
          <table:table-cell table:style-name="ce13" table:number-columns-repeated="2"/>
          <table:table-cell table:style-name="ce39" table:number-columns-spanned="11" table:number-rows-spanned="1"/>
          <table:covered-table-cell table:style-name="ce45"/>
          <table:covered-table-cell table:number-columns-repeated="8" table:style-name="ce51"/>
          <table:covered-table-cell table:style-name="ce88"/>
          <table:table-cell table:style-name="ce13"/>
          <table:table-cell table:style-name="ce39" table:number-columns-spanned="6" table:number-rows-spanned="1"/>
          <table:covered-table-cell table:number-columns-repeated="4" table:style-name="ce51"/>
          <table:covered-table-cell table:style-name="ce88"/>
          <table:table-cell/>
          <table:table-cell table:style-name="ce118"/>
          <table:table-cell table:style-name="ce127"/>
          <table:table-cell table:number-columns-repeated="1000"/>
        </table:table-row>
        <table:table-row table:style-name="ro6">
          <table:table-cell table:style-name="ce3" office:value-type="string">
            <text:p>education</text:p>
          </table:table-cell>
          <table:table-cell table:style-name="ce14" office:value-type="string">
            <text:p>Ministère de l'Éducation</text:p>
          </table:table-cell>
          <table:table-cell table:style-name="ce26" office:value-type="string">
            <text:p> وزارة التربية </text:p>
          </table:table-cell>
          <table:table-cell table:style-name="ce40" office:value-type="float" office:value="3820209000">
            <text:p><text:s/>3,820,209,000 <text:s text:c="3"/></text:p>
          </table:table-cell>
          <table:table-cell table:style-name="ce46" table:formula="of:=[.D5]/1000000" office:value-type="float" office:value="3820.209">
            <text:p><text:s/>3,820 <text:s text:c="3"/></text:p>
          </table:table-cell>
          <table:table-cell table:style-name="ce52" table:formula="of:=([.D5]-[.P5])/[.D5]" office:value-type="percentage" office:value="0.042274126886775">
            <text:p>4%</text:p>
          </table:table-cell>
          <table:table-cell table:style-name="ce43" office:value-type="float" office:value="169724000">
            <text:p><text:s/>169,724,000 <text:s text:c="3"/></text:p>
          </table:table-cell>
          <table:table-cell table:style-name="ce43" table:formula="of:=[.G5]/1000000" office:value-type="float" office:value="169.724">
            <text:p><text:s/>170 <text:s text:c="3"/></text:p>
          </table:table-cell>
          <table:table-cell table:style-name="ce69" table:formula="of:=([.G5]-[.R5])/[.G5]" office:value-type="percentage" office:value="-0.0321875515542881">
            <text:p>-3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5]/1000000" office:value-type="float" office:value="0">
            <text:p><text:s/>- <text:s text:c="5"/></text:p>
          </table:table-cell>
          <table:table-cell table:style-name="ce78" table:formula="of:=[.D5]/[.$D$46]" office:value-type="percentage" office:value="0.132187162629758">
            <text:p>13%</text:p>
          </table:table-cell>
          <table:table-cell table:style-name="ce82" table:formula="of:=[.D5]/[.$D$42]" office:value-type="percentage" office:value="0.159265685279624">
            <text:p>16%</text:p>
          </table:table-cell>
          <table:table-cell table:style-name="ce89" table:formula="of:=[.G5]/[.D5]" office:value-type="percentage" office:value="0.044427935749065">
            <text:p>4%</text:p>
          </table:table-cell>
          <table:table-cell table:style-name="ce95"/>
          <table:table-cell table:style-name="ce81" office:value-type="float" office:value="3658713000">
            <text:p>3,658,713,000</text:p>
          </table:table-cell>
          <table:table-cell table:style-name="ce43" table:formula="of:=[.P5]/1000000" office:value-type="float" office:value="3658.713">
            <text:p><text:s/>3,659 <text:s text:c="3"/></text:p>
          </table:table-cell>
          <table:table-cell table:style-name="ce81" office:value-type="float" office:value="175187000">
            <text:p>175,187,000</text:p>
          </table:table-cell>
          <table:table-cell table:style-name="ce43" table:formula="of:=[.R5]/1000000" office:value-type="float" office:value="175.187">
            <text:p><text:s/>175 <text:s text:c="3"/></text:p>
          </table:table-cell>
          <table:table-cell table:style-name="ce111" table:formula="of:=[.P5]/[.$P$46]" office:value-type="percentage" office:value="0.1305517573595">
            <text:p>13%</text:p>
          </table:table-cell>
          <table:table-cell table:style-name="ce78" table:formula="of:=[.P5]/[.$P$42]" office:value-type="percentage" office:value="0.156690064239829">
            <text:p>16%</text:p>
          </table:table-cell>
          <table:table-cell/>
          <table:table-cell table:style-name="ce119" office:value-type="string" table:number-columns-spanned="2" table:number-rows-spanned="15">
            <text:p>First circular snapshot of large ministries<text:span text:style-name="T1"> (larger than TND 1B) in millions of TND</text:span></text:p>
            <text:p><text:span text:style-name="T2">Note:</text:span><text:span text:style-name="T1"> le nombre de ministeres dans les bulles augmente. Ce sont ceux dans la zone grise, donc 9.</text:span></text:p>
            <text:p><text:span text:style-name="T1"/></text:p>
            <text:p><text:span text:style-name="T2">Action item 1</text:span><text:span text:style-name="T1">: update all existing data points to 2015</text:span></text:p>
            <text:p><text:span text:style-name="T1"/></text:p>
            <text:p><text:span text:style-name="T2">Action item 2:</text:span><text:span text:style-name="T1"> creer animation comme celle de "sans dettes et sans compensation" pour visualiser l'évolution des gros ministeres d'une année à l'autre</text:span></text:p>
          </table:table-cell>
          <table:covered-table-cell table:style-name="ce128"/>
          <table:table-cell table:style-name="ce125"/>
          <table:table-cell table:number-columns-repeated="999"/>
        </table:table-row>
        <table:table-row table:style-name="ro7">
          <table:table-cell table:style-name="ce4" office:value-type="string">
            <text:p>interieur</text:p>
          </table:table-cell>
          <table:table-cell table:style-name="ce14" office:value-type="string">
            <text:p>Ministère de l'Intérieur</text:p>
          </table:table-cell>
          <table:table-cell table:style-name="ce26" office:value-type="string">
            <text:p> وزارة الداخلية </text:p>
          </table:table-cell>
          <table:table-cell table:style-name="ce40" office:value-type="float" office:value="2615774000">
            <text:p><text:s/>2,615,774,000 <text:s text:c="3"/></text:p>
          </table:table-cell>
          <table:table-cell table:style-name="ce46" table:formula="of:=[.D6]/1000000" office:value-type="float" office:value="2615.774">
            <text:p><text:s/>2,616 <text:s text:c="3"/></text:p>
          </table:table-cell>
          <table:table-cell table:style-name="ce53" table:formula="of:=([.D6]-[.P6])/[.D6]" office:value-type="percentage" office:value="0.128432349277881">
            <text:p>13%</text:p>
          </table:table-cell>
          <table:table-cell table:style-name="ce43" office:value-type="float" office:value="344730000">
            <text:p><text:s/>344,730,000 <text:s text:c="3"/></text:p>
          </table:table-cell>
          <table:table-cell table:style-name="ce43" table:formula="of:=[.G6]/1000000" office:value-type="float" office:value="344.73">
            <text:p><text:s/>345 <text:s text:c="3"/></text:p>
          </table:table-cell>
          <table:table-cell table:style-name="ce69" table:formula="of:=([.G6]-[.R6])/[.G6]" office:value-type="percentage" office:value="0.598990514315551">
            <text:p>60%</text:p>
          </table:table-cell>
          <table:table-cell table:style-name="ce43" office:value-type="float" office:value="109200000">
            <text:p><text:s/>109,200,000 <text:s text:c="3"/></text:p>
          </table:table-cell>
          <table:table-cell table:style-name="ce43" table:formula="of:=[.J6]/1000000" office:value-type="float" office:value="109.2">
            <text:p><text:s/>109 <text:s text:c="3"/></text:p>
          </table:table-cell>
          <table:table-cell table:style-name="ce78" table:formula="of:=[.D6]/[.$D$46]" office:value-type="percentage" office:value="0.0905112110726644">
            <text:p>9%</text:p>
          </table:table-cell>
          <table:table-cell table:style-name="ce82" table:formula="of:=[.D6]/[.$D$42]" office:value-type="percentage" office:value="0.109052420599664">
            <text:p>11%</text:p>
          </table:table-cell>
          <table:table-cell table:style-name="ce89" table:formula="of:=[.G6]/[.D6]" office:value-type="percentage" office:value="0.131788908368995">
            <text:p>13%</text:p>
          </table:table-cell>
          <table:table-cell table:style-name="ce95"/>
          <table:table-cell table:style-name="ce81" office:value-type="float" office:value="2279824000">
            <text:p>2,279,824,000</text:p>
          </table:table-cell>
          <table:table-cell table:style-name="ce43" table:formula="of:=[.P6]/1000000" office:value-type="float" office:value="2279.824">
            <text:p><text:s/>2,280 <text:s text:c="3"/></text:p>
          </table:table-cell>
          <table:table-cell table:style-name="ce81" office:value-type="float" office:value="138240000">
            <text:p>138,240,000</text:p>
          </table:table-cell>
          <table:table-cell table:style-name="ce43" table:formula="of:=[.R6]/1000000" office:value-type="float" office:value="138.24">
            <text:p><text:s/>138 <text:s text:c="3"/></text:p>
          </table:table-cell>
          <table:table-cell table:style-name="ce111" table:formula="of:=[.P6]/[.$P$46]" office:value-type="percentage" office:value="0.0813496520963426">
            <text:p>8%</text:p>
          </table:table-cell>
          <table:table-cell table:style-name="ce78" table:formula="of:=[.P6]/[.$P$42]" office:value-type="percentage" office:value="0.0976370021413276">
            <text:p>10%</text:p>
          </table:table-cell>
          <table:table-cell/>
          <table:covered-table-cell table:style-name="ce120"/>
          <table:covered-table-cell table:style-name="ce128"/>
          <table:table-cell table:style-name="ce125"/>
          <table:table-cell office:value-type="string">
            <text:p>لدعم منظومة المحروقات والكهرباء</text:p>
          </table:table-cell>
          <table:table-cell table:number-columns-repeated="998"/>
        </table:table-row>
        <table:table-row table:style-name="ro8">
          <table:table-cell table:style-name="ce4" office:value-type="string">
            <text:p>industrie</text:p>
          </table:table-cell>
          <table:table-cell table:style-name="ce15" office:value-type="string">
            <text:p>Ministère de l'Industrie, de l'Energie et des Mines</text:p>
          </table:table-cell>
          <table:table-cell table:style-name="ce27" office:value-type="string">
            <text:p> وزارة الصناعة </text:p>
          </table:table-cell>
          <table:table-cell table:style-name="ce40" office:value-type="float" office:value="2199646000">
            <text:p><text:s/>2,199,646,000 <text:s text:c="3"/></text:p>
          </table:table-cell>
          <table:table-cell table:style-name="ce47" table:formula="of:=[.D7]/1000000" office:value-type="float" office:value="2199.646">
            <text:p><text:s/>2,200 <text:s text:c="3"/></text:p>
          </table:table-cell>
          <table:table-cell table:style-name="ce53" table:formula="of:=([.D7]-[.P7])/[.D7]" office:value-type="percentage" office:value="-0.36398720521393">
            <text:p>-36%</text:p>
          </table:table-cell>
          <table:table-cell table:style-name="ce47" office:value-type="float" office:value="192341000">
            <text:p><text:s/>192,341,000 <text:s text:c="3"/></text:p>
          </table:table-cell>
          <table:table-cell table:style-name="ce43" table:formula="of:=[.G7]/1000000" office:value-type="float" office:value="192.341">
            <text:p><text:s/>192 <text:s text:c="3"/></text:p>
          </table:table-cell>
          <table:table-cell table:style-name="ce69" table:formula="of:=([.G7]-[.R7])/[.G7]" office:value-type="percentage" office:value="-1.43427558346894">
            <text:p>-143%</text:p>
          </table:table-cell>
          <table:table-cell table:style-name="ce47" office:value-type="float" office:value="148000000">
            <text:p><text:s/>148,000,000 <text:s text:c="3"/></text:p>
          </table:table-cell>
          <table:table-cell table:style-name="ce43" table:formula="of:=[.J7]/1000000" office:value-type="float" office:value="148">
            <text:p><text:s/>148 <text:s text:c="3"/></text:p>
          </table:table-cell>
          <table:table-cell table:style-name="ce78" table:formula="of:=[.D7]/[.$D$46]" office:value-type="percentage" office:value="0.0761123183391003">
            <text:p>8%</text:p>
          </table:table-cell>
          <table:table-cell table:style-name="ce82" table:formula="of:=[.D7]/[.$D$42]" office:value-type="percentage" office:value="0.0917039166083801">
            <text:p>9%</text:p>
          </table:table-cell>
          <table:table-cell table:style-name="ce89" table:formula="of:=[.G7]/[.D7]" office:value-type="percentage" office:value="0.0874417974528629">
            <text:p>9%</text:p>
          </table:table-cell>
          <table:table-cell table:style-name="ce95"/>
          <table:table-cell table:style-name="ce81" office:value-type="float" office:value="3000289000">
            <text:p>3,000,289,000</text:p>
          </table:table-cell>
          <table:table-cell table:style-name="ce43" table:formula="of:=[.P7]/1000000" office:value-type="float" office:value="3000.289">
            <text:p><text:s/>3,000 <text:s text:c="3"/></text:p>
          </table:table-cell>
          <table:table-cell table:style-name="ce81" office:value-type="float" office:value="468211000">
            <text:p>468,211,000</text:p>
          </table:table-cell>
          <table:table-cell table:style-name="ce43" table:formula="of:=[.R7]/1000000" office:value-type="float" office:value="468.211">
            <text:p><text:s/>468 <text:s text:c="3"/></text:p>
          </table:table-cell>
          <table:table-cell table:style-name="ce111" table:formula="of:=[.P7]/[.$P$46]" office:value-type="percentage" office:value="0.107057591436218">
            <text:p>11%</text:p>
          </table:table-cell>
          <table:table-cell table:style-name="ce78" table:formula="of:=[.P7]/[.$P$42]" office:value-type="percentage" office:value="0.128492034261242">
            <text:p>13%</text:p>
          </table:table-cell>
          <table:table-cell/>
          <table:covered-table-cell table:style-name="ce120"/>
          <table:covered-table-cell table:style-name="ce128"/>
          <table:table-cell table:style-name="ce125"/>
          <table:table-cell table:style-name="ce43" office:value-type="float" office:value="1826">
            <text:p><text:s/>1,826 <text:s text:c="3"/></text:p>
          </table:table-cell>
          <table:table-cell table:style-name="ce138" office:value-type="string">
            <text:p>Ministère de l'Industrie, de l'Energie et des Mines</text:p>
          </table:table-cell>
          <table:table-cell table:number-columns-repeated="997"/>
        </table:table-row>
        <table:table-row table:style-name="ro7">
          <table:table-cell table:style-name="ce4" office:value-type="string">
            <text:p>defense</text:p>
          </table:table-cell>
          <table:table-cell table:style-name="ce14" office:value-type="string">
            <text:p>Ministère de la Défense</text:p>
          </table:table-cell>
          <table:table-cell table:style-name="ce28" office:value-type="string">
            <text:p> وزارة الدفاع الوطني </text:p>
          </table:table-cell>
          <table:table-cell table:style-name="ce40" office:value-type="float" office:value="1792236000">
            <text:p><text:s/>1,792,236,000 <text:s text:c="3"/></text:p>
          </table:table-cell>
          <table:table-cell table:style-name="ce46" table:formula="of:=[.D8]/1000000" office:value-type="float" office:value="1792.236">
            <text:p><text:s/>1,792 <text:s text:c="3"/></text:p>
          </table:table-cell>
          <table:table-cell table:style-name="ce53" table:formula="of:=([.D8]-[.P8])/[.D8]" office:value-type="percentage" office:value="0.141363637378113">
            <text:p>14%</text:p>
          </table:table-cell>
          <table:table-cell table:style-name="ce43" office:value-type="float" office:value="1279067000">
            <text:p><text:s/>1,279,067,000 <text:s text:c="3"/></text:p>
          </table:table-cell>
          <table:table-cell table:style-name="ce43" table:formula="of:=[.G8]/1000000" office:value-type="float" office:value="1279.067">
            <text:p><text:s/>1,279 <text:s text:c="3"/></text:p>
          </table:table-cell>
          <table:table-cell table:style-name="ce69" table:formula="of:=([.G8]-[.R8])/[.G8]" office:value-type="percentage" office:value="0.687272050643164">
            <text:p>69%</text:p>
          </table:table-cell>
          <table:table-cell table:style-name="ce43" office:value-type="float" office:value="13000000">
            <text:p><text:s/>13,000,000 <text:s text:c="3"/></text:p>
          </table:table-cell>
          <table:table-cell table:style-name="ce43" table:formula="of:=[.J8]/1000000" office:value-type="float" office:value="13">
            <text:p><text:s/>13 <text:s text:c="3"/></text:p>
          </table:table-cell>
          <table:table-cell table:style-name="ce78" table:formula="of:=[.D8]/[.$D$46]" office:value-type="percentage" office:value="0.0620150865051903">
            <text:p>6%</text:p>
          </table:table-cell>
          <table:table-cell table:style-name="ce82" table:formula="of:=[.D8]/[.$D$42]" office:value-type="percentage" office:value="0.0747188687118458">
            <text:p>7%</text:p>
          </table:table-cell>
          <table:table-cell table:style-name="ce89" table:formula="of:=[.G8]/[.D8]" office:value-type="percentage" office:value="0.713671079032002">
            <text:p>71%</text:p>
          </table:table-cell>
          <table:table-cell table:style-name="ce95"/>
          <table:table-cell table:style-name="ce81" office:value-type="float" office:value="1538879000">
            <text:p>1,538,879,000</text:p>
          </table:table-cell>
          <table:table-cell table:style-name="ce43" table:formula="of:=[.P8]/1000000" office:value-type="float" office:value="1538.879">
            <text:p><text:s/>1,539 <text:s text:c="3"/></text:p>
          </table:table-cell>
          <table:table-cell table:style-name="ce81" office:value-type="float" office:value="400000000">
            <text:p>400,000,000</text:p>
          </table:table-cell>
          <table:table-cell table:style-name="ce43" table:formula="of:=[.R8]/1000000" office:value-type="float" office:value="400">
            <text:p><text:s/>400 <text:s text:c="3"/></text:p>
          </table:table-cell>
          <table:table-cell table:style-name="ce111" table:formula="of:=[.P8]/[.$P$46]" office:value-type="percentage" office:value="0.0549109366636931">
            <text:p>5%</text:p>
          </table:table-cell>
          <table:table-cell table:style-name="ce78" table:formula="of:=[.P8]/[.$P$42]" office:value-type="percentage" office:value="0.0659048822269807">
            <text:p>7%</text:p>
          </table:table-cell>
          <table:table-cell/>
          <table:covered-table-cell table:style-name="ce120"/>
          <table:covered-table-cell table:style-name="ce128"/>
          <table:table-cell table:style-name="ce125"/>
          <table:table-cell table:style-name="ce135" table:formula="of:=[.E7]-[.Z7]" office:value-type="float" office:value="373.646">
            <text:p><text:s/>374 <text:s text:c="3"/></text:p>
          </table:table-cell>
          <table:table-cell office:value-type="string">
            <text:p>budget less compensation</text:p>
          </table:table-cell>
          <table:table-cell table:number-columns-repeated="997"/>
        </table:table-row>
        <table:table-row-group>
          <table:table-row table:style-name="ro7">
            <table:table-cell table:style-name="ce5"/>
            <table:table-cell table:style-name="ce16" office:value-type="string">
              <text:p>Enseignement Supérieur</text:p>
            </table:table-cell>
            <table:table-cell table:style-name="ce29" office:value-type="string">
              <text:p>وزارة التعليم العالي والبحث العلمي</text:p>
            </table:table-cell>
            <table:table-cell table:style-name="ce40" office:value-type="float" office:value="1286805000">
              <text:p><text:s/>1,286,805,000 <text:s text:c="3"/></text:p>
            </table:table-cell>
            <table:table-cell table:style-name="ce47" table:formula="of:=[.D9]/1000000" office:value-type="float" office:value="1286.805">
              <text:p><text:s/>1,287 <text:s text:c="3"/></text:p>
            </table:table-cell>
            <table:table-cell table:style-name="ce54" table:formula="of:=([.D9]-[.P9])/[.D9]" office:value-type="percentage" office:value="-0.0920691169213673">
              <text:p>-9%</text:p>
            </table:table-cell>
            <table:table-cell table:style-name="ce43" office:value-type="float" office:value="103290000">
              <text:p><text:s/>103,290,000 <text:s text:c="3"/></text:p>
            </table:table-cell>
            <table:table-cell table:style-name="ce43" table:formula="of:=[.G9]/1000000" office:value-type="float" office:value="103.29">
              <text:p><text:s/>103 <text:s text:c="3"/></text:p>
            </table:table-cell>
            <table:table-cell table:style-name="ce69"/>
            <table:table-cell table:style-name="ce43"/>
            <table:table-cell table:style-name="ce43" table:formula="of:=[.J9]/1000000" office:value-type="float" office:value="0">
              <text:p><text:s/>- <text:s text:c="5"/></text:p>
            </table:table-cell>
            <table:table-cell table:style-name="ce78" table:formula="of:=[.D9]/[.$D$46]" office:value-type="percentage" office:value="0.044526124567474">
              <text:p>4%</text:p>
            </table:table-cell>
            <table:table-cell table:style-name="ce82" table:formula="of:=[.D9]/[.$D$42]" office:value-type="percentage" office:value="0.0536472952517117">
              <text:p>5%</text:p>
            </table:table-cell>
            <table:table-cell table:style-name="ce89" table:formula="of:=[.G9]/[.D9]" office:value-type="percentage" office:value="0.0802685721612832">
              <text:p>8%</text:p>
            </table:table-cell>
            <table:table-cell table:style-name="ce95"/>
            <table:table-cell table:style-name="ce81" office:value-type="float" office:value="1405280000">
              <text:p>1,405,280,000</text:p>
            </table:table-cell>
            <table:table-cell table:style-name="ce43" table:formula="of:=[.P9]/1000000" office:value-type="float" office:value="1405.28">
              <text:p><text:s/>1,405 <text:s text:c="3"/></text:p>
            </table:table-cell>
            <table:table-cell table:style-name="ce81"/>
            <table:table-cell table:style-name="ce43" table:formula="of:=[.R9]/1000000" office:value-type="float" office:value="0">
              <text:p><text:s/>- <text:s text:c="5"/></text:p>
            </table:table-cell>
            <table:table-cell table:style-name="ce111" table:formula="of:=[.P9]/[.$P$46]" office:value-type="percentage" office:value="0.0501438001784121">
              <text:p>5%</text:p>
            </table:table-cell>
            <table:table-cell table:style-name="ce78" table:formula="of:=[.P9]/[.$P$42]" office:value-type="percentage" office:value="0.0601832976445396">
              <text:p>6%</text:p>
            </table:table-cell>
            <table:table-cell/>
            <table:covered-table-cell table:style-name="ce120"/>
            <table:covered-table-cell table:style-name="ce128"/>
            <table:table-cell table:style-name="ce125"/>
            <table:table-cell table:number-columns-repeated="999"/>
          </table:table-row>
          <table:table-row table:style-name="ro7">
            <table:table-cell table:style-name="ce5"/>
            <table:table-cell table:style-name="ce16" office:value-type="string">
              <text:p>Recherche scientifique</text:p>
            </table:table-cell>
            <table:table-cell table:style-name="ce29"/>
            <table:table-cell table:style-name="ce40" office:value-type="float" office:value="104199000">
              <text:p><text:s/>104,199,000 <text:s text:c="3"/></text:p>
            </table:table-cell>
            <table:table-cell table:style-name="ce47" table:formula="of:=[.D10]/1000000" office:value-type="float" office:value="104.199">
              <text:p><text:s/>104 <text:s text:c="3"/></text:p>
            </table:table-cell>
            <table:table-cell table:style-name="ce54"/>
            <table:table-cell table:style-name="ce43" office:value-type="float" office:value="58910000">
              <text:p><text:s/>58,910,000 <text:s text:c="3"/></text:p>
            </table:table-cell>
            <table:table-cell table:style-name="ce43" table:formula="of:=[.G10]/1000000" office:value-type="float" office:value="58.91">
              <text:p><text:s/>59 <text:s text:c="3"/></text:p>
            </table:table-cell>
            <table:table-cell table:style-name="ce69"/>
            <table:table-cell table:style-name="ce43" table:number-columns-repeated="2"/>
            <table:table-cell table:style-name="ce78" table:formula="of:=[.D10]/[.$D$46]" office:value-type="percentage" office:value="0.00360550173010381">
              <text:p>0%</text:p>
            </table:table-cell>
            <table:table-cell table:style-name="ce82" table:formula="of:=[.D10]/[.$D$42]" office:value-type="percentage" office:value="0.0043440882790579">
              <text:p>0%</text:p>
            </table:table-cell>
            <table:table-cell table:style-name="ce89" table:formula="of:=[.G10]/[.D10]" office:value-type="percentage" office:value="0.565360512097045">
              <text:p>57%</text:p>
            </table:table-cell>
            <table:table-cell table:style-name="ce95"/>
            <table:table-cell table:style-name="ce81"/>
            <table:table-cell table:style-name="ce43"/>
            <table:table-cell table:style-name="ce81"/>
            <table:table-cell table:style-name="ce43"/>
            <table:table-cell table:style-name="ce111"/>
            <table:table-cell table:style-name="ce78"/>
            <table:table-cell/>
            <table:covered-table-cell table:style-name="ce120"/>
            <table:covered-table-cell table:style-name="ce128"/>
            <table:table-cell table:style-name="ce125"/>
            <table:table-cell table:number-columns-repeated="999"/>
          </table:table-row>
          <table:table-row table:style-name="ro9">
            <table:table-cell table:style-name="ce5"/>
            <table:table-cell table:style-name="ce16" office:value-type="string">
              <text:p>Technologies de l'Information et de la Communication</text:p>
            </table:table-cell>
            <table:table-cell table:style-name="ce30" office:value-type="string">
              <text:p>وزارة تكنولوجيا المعلومات والإتصال</text:p>
            </table:table-cell>
            <table:table-cell table:style-name="ce40" office:value-type="float" office:value="132890000">
              <text:p><text:s/>132,890,000 <text:s text:c="3"/></text:p>
            </table:table-cell>
            <table:table-cell table:style-name="ce47" table:formula="of:=[.D11]/1000000" office:value-type="float" office:value="132.89">
              <text:p><text:s/>133 <text:s text:c="3"/></text:p>
            </table:table-cell>
            <table:table-cell table:style-name="ce54" table:formula="of:=([.D11]-[.P11])/[.D11]" office:value-type="percentage" office:value="0.0702234931146061">
              <text:p>7%</text:p>
            </table:table-cell>
            <table:table-cell table:style-name="ce43" office:value-type="float" office:value="13878000">
              <text:p><text:s/>13,878,000 <text:s text:c="3"/></text:p>
            </table:table-cell>
            <table:table-cell table:style-name="ce43" table:formula="of:=[.G11]/1000000" office:value-type="float" office:value="13.878">
              <text:p><text:s/>14 <text:s text:c="3"/></text:p>
            </table:table-cell>
            <table:table-cell table:style-name="ce69" table:formula="of:=([.G11]-[.R11])/[.G11]" office:value-type="percentage" office:value="1">
              <text:p>100%</text:p>
            </table:table-cell>
            <table:table-cell table:style-name="ce43" office:value-type="float" office:value="100000000">
              <text:p><text:s/>100,000,000 <text:s text:c="3"/></text:p>
            </table:table-cell>
            <table:table-cell table:style-name="ce43" table:formula="of:=[.J11]/1000000" office:value-type="float" office:value="100">
              <text:p><text:s/>100 <text:s text:c="3"/></text:p>
            </table:table-cell>
            <table:table-cell table:style-name="ce78" table:formula="of:=[.D11]/[.$D$46]" office:value-type="percentage" office:value="0.00459826989619377">
              <text:p>0%</text:p>
            </table:table-cell>
            <table:table-cell table:style-name="ce82" table:formula="of:=[.D11]/[.$D$42]" office:value-type="percentage" office:value="0.00554022487167828">
              <text:p>1%</text:p>
            </table:table-cell>
            <table:table-cell table:style-name="ce90" table:formula="of:=[.G11]/[.D11]" office:value-type="percentage" office:value="0.104432237188652">
              <text:p>10%</text:p>
            </table:table-cell>
            <table:table-cell table:style-name="ce96"/>
            <table:table-cell table:style-name="ce81" office:value-type="float" office:value="123558000">
              <text:p>123,558,000</text:p>
            </table:table-cell>
            <table:table-cell table:style-name="ce43" table:formula="of:=[.P11]/1000000" office:value-type="float" office:value="123.558">
              <text:p><text:s/>124 <text:s text:c="3"/></text:p>
            </table:table-cell>
            <table:table-cell table:style-name="ce81"/>
            <table:table-cell table:style-name="ce43" table:formula="of:=[.R11]/1000000" office:value-type="float" office:value="0">
              <text:p><text:s/>- <text:s text:c="5"/></text:p>
            </table:table-cell>
            <table:table-cell table:style-name="ce111" table:formula="of:=[.P11]/[.$P$46]" office:value-type="percentage" office:value="0.00440884924174844">
              <text:p>0%</text:p>
            </table:table-cell>
            <table:table-cell table:style-name="ce78" table:formula="of:=[.P11]/[.$P$42]" office:value-type="percentage" office:value="0.00529156316916488">
              <text:p>1%</text:p>
            </table:table-cell>
            <table:table-cell/>
            <table:covered-table-cell table:style-name="ce120"/>
            <table:covered-table-cell table:style-name="ce128"/>
            <table:table-cell table:style-name="ce125"/>
            <table:table-cell table:style-name="ce136" office:value-type="string">
              <text:p>دعم النقل </text:p>
            </table:table-cell>
            <table:table-cell table:number-columns-repeated="998"/>
          </table:table-row>
        </table:table-row-group>
        <table:table-row table:style-name="ro10">
          <table:table-cell table:style-name="ce6" office:value-type="string">
            <text:p>enseignement_superieur_tic_communication</text:p>
          </table:table-cell>
          <table:table-cell table:style-name="ce15" office:value-type="string">
            <text:p>*FUSION Ministère de l'Enseignement supérieur et de la recherche scientifique et des Technologies de l'Information et de la Communication</text:p>
          </table:table-cell>
          <table:table-cell table:style-name="ce30"/>
          <table:table-cell table:style-name="ce40" table:formula="of:=[.D9]+[.D10]+[.D11]" office:value-type="float" office:value="1523894000">
            <text:p><text:s/>1,523,894,000 <text:s text:c="3"/></text:p>
          </table:table-cell>
          <table:table-cell table:style-name="ce47" table:formula="of:=[.D12]/1000000" office:value-type="float" office:value="1523.894">
            <text:p><text:s/>1,524 <text:s text:c="3"/></text:p>
          </table:table-cell>
          <table:table-cell table:style-name="ce53" table:formula="of:=([.D12]-[.P12])/[.D12]" office:value-type="percentage" office:value="-0.00324432014300207">
            <text:p>0%</text:p>
          </table:table-cell>
          <table:table-cell table:style-name="ce43" table:formula="of:=[.G9]+[.G10]+[.G11]" office:value-type="float" office:value="176078000">
            <text:p><text:s/>176,078,000 <text:s text:c="3"/></text:p>
          </table:table-cell>
          <table:table-cell table:style-name="ce43" table:formula="of:=[.G12]/1000000" office:value-type="float" office:value="176.078">
            <text:p><text:s/>176 <text:s text:c="3"/></text:p>
          </table:table-cell>
          <table:table-cell table:style-name="ce69" table:formula="of:=([.G12]-[.R12])/[.G12]" office:value-type="percentage" office:value="-0.623223798543827">
            <text:p>-62%</text:p>
          </table:table-cell>
          <table:table-cell table:style-name="ce43" table:formula="of:=[.J9]+[.J11]" office:value-type="float" office:value="100000000">
            <text:p><text:s/>100,000,000 <text:s text:c="3"/></text:p>
          </table:table-cell>
          <table:table-cell table:style-name="ce43" table:formula="of:=[.J12]/1000000" office:value-type="float" office:value="100">
            <text:p><text:s/>100 <text:s text:c="3"/></text:p>
          </table:table-cell>
          <table:table-cell table:style-name="ce78" table:formula="of:=[.D12]/[.$D$46]" office:value-type="percentage" office:value="0.0527298961937716">
            <text:p>5%</text:p>
          </table:table-cell>
          <table:table-cell table:style-name="ce82" table:formula="of:=[.D12]/[.$D$42]" office:value-type="percentage" office:value="0.0635316084024479">
            <text:p>6%</text:p>
          </table:table-cell>
          <table:table-cell table:style-name="ce90" table:formula="of:=[.G12]/[.D12]" office:value-type="percentage" office:value="0.115544781986149">
            <text:p>12%</text:p>
          </table:table-cell>
          <table:table-cell table:style-name="ce96"/>
          <table:table-cell table:style-name="ce81" table:formula="of:=SUM([.P9:.P11])" office:value-type="float" office:value="1528838000">
            <text:p>1,528,838,000</text:p>
          </table:table-cell>
          <table:table-cell table:style-name="ce43" table:formula="of:=[.P12]/1000000" office:value-type="float" office:value="1528.838">
            <text:p><text:s/>1,529 <text:s text:c="3"/></text:p>
          </table:table-cell>
          <table:table-cell table:style-name="ce81" table:formula="of:=SUM(105415000+180399000)" office:value-type="float" office:value="285814000">
            <text:p>285,814,000</text:p>
          </table:table-cell>
          <table:table-cell table:style-name="ce43" table:formula="of:=[.R12]/1000000" office:value-type="float" office:value="285.814">
            <text:p><text:s/>286 <text:s text:c="3"/></text:p>
          </table:table-cell>
          <table:table-cell table:style-name="ce111" table:formula="of:=SUM([.T9:.T11])" office:value-type="percentage" office:value="0.0545526494201606">
            <text:p>5%</text:p>
          </table:table-cell>
          <table:table-cell table:style-name="ce78" table:formula="of:=[.P12]/[.$P$42]" office:value-type="percentage" office:value="0.0654748608137045">
            <text:p>7%</text:p>
          </table:table-cell>
          <table:table-cell/>
          <table:covered-table-cell table:style-name="ce120"/>
          <table:covered-table-cell table:style-name="ce128"/>
          <table:table-cell table:style-name="ce125"/>
          <table:table-cell table:number-columns-repeated="999"/>
        </table:table-row>
        <table:table-row table:style-name="ro7">
          <table:table-cell table:style-name="ce3" office:value-type="string">
            <text:p>sante</text:p>
          </table:table-cell>
          <table:table-cell table:style-name="ce14" office:value-type="string">
            <text:p>Ministère de la Santé</text:p>
          </table:table-cell>
          <table:table-cell table:style-name="ce28" office:value-type="string">
            <text:p> وزارة الصحة </text:p>
          </table:table-cell>
          <table:table-cell table:style-name="ce40" office:value-type="float" office:value="1599413000">
            <text:p><text:s/>1,599,413,000 <text:s text:c="3"/></text:p>
          </table:table-cell>
          <table:table-cell table:style-name="ce46" table:formula="of:=[.D13]/1000000" office:value-type="float" office:value="1599.413">
            <text:p><text:s/>1,599 <text:s text:c="3"/></text:p>
          </table:table-cell>
          <table:table-cell table:style-name="ce53" table:formula="of:=([.D13]-[.P13])/[.D13]" office:value-type="percentage" office:value="0.0545468868891274">
            <text:p>5%</text:p>
          </table:table-cell>
          <table:table-cell table:style-name="ce43" office:value-type="float" office:value="135000000">
            <text:p><text:s/>135,000,000 <text:s text:c="3"/></text:p>
          </table:table-cell>
          <table:table-cell table:style-name="ce43" table:formula="of:=[.G13]/1000000" office:value-type="float" office:value="135">
            <text:p><text:s/>135 <text:s text:c="3"/></text:p>
          </table:table-cell>
          <table:table-cell table:style-name="ce69" table:formula="of:=([.G13]-[.R13])/[.G13]" office:value-type="percentage" office:value="0.0518518518518519">
            <text:p>5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13]/1000000" office:value-type="float" office:value="0">
            <text:p><text:s/>- <text:s text:c="5"/></text:p>
          </table:table-cell>
          <table:table-cell table:style-name="ce78" table:formula="of:=[.D13]/[.$D$46]" office:value-type="percentage" office:value="0.0553430103806228">
            <text:p>6%</text:p>
          </table:table-cell>
          <table:table-cell table:style-name="ce82" table:formula="of:=[.D13]/[.$D$42]" office:value-type="percentage" office:value="0.0666800186822603">
            <text:p>7%</text:p>
          </table:table-cell>
          <table:table-cell table:style-name="ce89" table:formula="of:=[.G13]/[.D13]" office:value-type="percentage" office:value="0.0844059664389373">
            <text:p>8%</text:p>
          </table:table-cell>
          <table:table-cell table:style-name="ce95"/>
          <table:table-cell table:style-name="ce81" office:value-type="float" office:value="1512170000">
            <text:p>1,512,170,000</text:p>
          </table:table-cell>
          <table:table-cell table:style-name="ce43" table:formula="of:=[.P13]/1000000" office:value-type="float" office:value="1512.17">
            <text:p><text:s/>1,512 <text:s text:c="3"/></text:p>
          </table:table-cell>
          <table:table-cell table:style-name="ce81" office:value-type="float" office:value="128000000">
            <text:p>128,000,000</text:p>
          </table:table-cell>
          <table:table-cell table:style-name="ce43" table:formula="of:=[.R13]/1000000" office:value-type="float" office:value="128">
            <text:p><text:s/>128 <text:s text:c="3"/></text:p>
          </table:table-cell>
          <table:table-cell table:style-name="ce111" table:formula="of:=[.P13]/[.$P$46]" office:value-type="percentage" office:value="0.0539578947368421">
            <text:p>5%</text:p>
          </table:table-cell>
          <table:table-cell table:style-name="ce78" table:formula="of:=[.P13]/[.$P$42]" office:value-type="percentage" office:value="0.0647610278372591">
            <text:p>6%</text:p>
          </table:table-cell>
          <table:table-cell/>
          <table:covered-table-cell table:style-name="ce120"/>
          <table:covered-table-cell table:style-name="ce128"/>
          <table:table-cell table:style-name="ce125"/>
          <table:table-cell office:value-type="string">
            <text:p>الدعم للمواد الأساسية</text:p>
          </table:table-cell>
          <table:table-cell table:number-columns-repeated="998"/>
        </table:table-row>
        <table:table-row table:style-name="ro8">
          <table:table-cell table:style-name="ce3" office:value-type="string">
            <text:p>commerce_artisanat</text:p>
          </table:table-cell>
          <table:table-cell table:style-name="ce15" office:value-type="string">
            <text:p>Ministère du Commerce et de l'Artisanat</text:p>
          </table:table-cell>
          <table:table-cell table:style-name="ce29" office:value-type="string">
            <text:p>وزارة التجارة والصناعات التقليدية </text:p>
          </table:table-cell>
          <table:table-cell table:style-name="ce40" office:value-type="float" office:value="1588688000">
            <text:p><text:s/>1,588,688,000 <text:s text:c="3"/></text:p>
          </table:table-cell>
          <table:table-cell table:style-name="ce46" table:formula="of:=[.D14]/1000000" office:value-type="float" office:value="1588.688">
            <text:p><text:s/>1,589 <text:s text:c="3"/></text:p>
          </table:table-cell>
          <table:table-cell table:style-name="ce53" table:formula="of:=([.D14]-[.P14])/[.D14]" office:value-type="percentage" office:value="0.0546633448480759">
            <text:p>5%</text:p>
          </table:table-cell>
          <table:table-cell table:style-name="ce43" office:value-type="float" office:value="20110000">
            <text:p><text:s/>20,110,000 <text:s text:c="3"/></text:p>
          </table:table-cell>
          <table:table-cell table:style-name="ce43" table:formula="of:=[.G14]/1000000" office:value-type="float" office:value="20.11">
            <text:p><text:s/>20 <text:s text:c="3"/></text:p>
          </table:table-cell>
          <table:table-cell table:style-name="ce69" table:formula="of:=([.G14]-[.R14])/[.G14]" office:value-type="percentage" office:value="-0.128543013426156">
            <text:p>-13%</text:p>
          </table:table-cell>
          <table:table-cell table:style-name="ce43" table:formula="of:=500000" office:value-type="float" office:value="500000">
            <text:p><text:s/>500,000 <text:s text:c="3"/></text:p>
          </table:table-cell>
          <table:table-cell table:style-name="ce43" table:formula="of:=[.J14]/1000000" office:value-type="float" office:value="0.5">
            <text:p><text:s/>1 <text:s text:c="3"/></text:p>
          </table:table-cell>
          <table:table-cell table:style-name="ce78" table:formula="of:=[.D14]/[.$D$46]" office:value-type="percentage" office:value="0.0549719031141869">
            <text:p>5%</text:p>
          </table:table-cell>
          <table:table-cell table:style-name="ce82" table:formula="of:=[.D14]/[.$D$42]" office:value-type="percentage" office:value="0.0662328901417475">
            <text:p>7%</text:p>
          </table:table-cell>
          <table:table-cell table:style-name="ce89" table:formula="of:=[.G14]/[.D14]" office:value-type="percentage" office:value="0.0126582437835497">
            <text:p>1%</text:p>
          </table:table-cell>
          <table:table-cell table:style-name="ce95"/>
          <table:table-cell table:style-name="ce81" office:value-type="float" office:value="1501845000">
            <text:p>1,501,845,000</text:p>
          </table:table-cell>
          <table:table-cell table:style-name="ce43" table:formula="of:=[.P14]/1000000" office:value-type="float" office:value="1501.845">
            <text:p><text:s/>1,502 <text:s text:c="3"/></text:p>
          </table:table-cell>
          <table:table-cell table:style-name="ce81" office:value-type="float" office:value="22695000">
            <text:p>22,695,000</text:p>
          </table:table-cell>
          <table:table-cell table:style-name="ce43" table:formula="of:=[.R14]/1000000" office:value-type="float" office:value="22.695">
            <text:p><text:s/>23 <text:s text:c="3"/></text:p>
          </table:table-cell>
          <table:table-cell table:style-name="ce111" table:formula="of:=[.P14]/[.$P$46]" office:value-type="percentage" office:value="0.0535894736842105">
            <text:p>5%</text:p>
          </table:table-cell>
          <table:table-cell table:style-name="ce78" table:formula="of:=[.P14]/[.$P$42]" office:value-type="percentage" office:value="0.0643188436830835">
            <text:p>6%</text:p>
          </table:table-cell>
          <table:table-cell/>
          <table:covered-table-cell table:style-name="ce120"/>
          <table:covered-table-cell table:style-name="ce128"/>
          <table:table-cell table:style-name="ce125"/>
          <table:table-cell table:style-name="ce43" office:value-type="float" office:value="1500">
            <text:p><text:s/>1,500 <text:s text:c="3"/></text:p>
          </table:table-cell>
          <table:table-cell table:style-name="ce138" office:value-type="string">
            <text:p>Ministère du Commerce et de l'Artisanat</text:p>
          </table:table-cell>
          <table:table-cell table:number-columns-repeated="997"/>
        </table:table-row>
        <table:table-row table:style-name="ro11">
          <table:table-cell table:style-name="ce4" office:value-type="string">
            <text:p>equipement_environnement</text:p>
          </table:table-cell>
          <table:table-cell table:style-name="ce15" office:value-type="string">
            <text:p>Ministère de l'équipement, de l'aménagement du territoire et du développement durable</text:p>
          </table:table-cell>
          <table:table-cell table:style-name="ce28" office:value-type="string">
            <text:p> وزارة التجهيز و البيئة </text:p>
          </table:table-cell>
          <table:table-cell table:style-name="ce40" office:value-type="float" office:value="1294969000">
            <text:p><text:s/>1,294,969,000 <text:s text:c="3"/></text:p>
          </table:table-cell>
          <table:table-cell table:style-name="ce46" table:formula="of:=[.D15]/1000000" office:value-type="float" office:value="1294.969">
            <text:p><text:s/>1,295 <text:s text:c="3"/></text:p>
          </table:table-cell>
          <table:table-cell table:style-name="ce53" table:formula="of:=([.D15]-[.P15])/[.D15]" office:value-type="percentage" office:value="-0.00237225755983348">
            <text:p>0%</text:p>
          </table:table-cell>
          <table:table-cell table:style-name="ce43" office:value-type="float" office:value="1006530000">
            <text:p><text:s/>1,006,530,000 <text:s text:c="3"/></text:p>
          </table:table-cell>
          <table:table-cell table:style-name="ce43" table:formula="of:=[.G15]/1000000" office:value-type="float" office:value="1006.53">
            <text:p><text:s/>1,007 <text:s text:c="3"/></text:p>
          </table:table-cell>
          <table:table-cell table:style-name="ce69" table:formula="of:=([.G15]-[.R15])/[.G15]" office:value-type="percentage" office:value="-0.121033650263778">
            <text:p>-12%</text:p>
          </table:table-cell>
          <table:table-cell table:style-name="ce43" office:value-type="float" office:value="106000000">
            <text:p><text:s/>106,000,000 <text:s text:c="3"/></text:p>
          </table:table-cell>
          <table:table-cell table:style-name="ce43" table:formula="of:=[.J15]/1000000" office:value-type="float" office:value="106">
            <text:p><text:s/>106 <text:s text:c="3"/></text:p>
          </table:table-cell>
          <table:table-cell table:style-name="ce78" table:formula="of:=[.D15]/[.$D$46]" office:value-type="percentage" office:value="0.044808615916955">
            <text:p>4%</text:p>
          </table:table-cell>
          <table:table-cell table:style-name="ce82" table:formula="of:=[.D15]/[.$D$42]" office:value-type="percentage" office:value="0.0539876549164899">
            <text:p>5%</text:p>
          </table:table-cell>
          <table:table-cell table:style-name="ce89" table:formula="of:=[.G15]/[.D15]" office:value-type="percentage" office:value="0.777261849511455">
            <text:p>78%</text:p>
          </table:table-cell>
          <table:table-cell table:style-name="ce95"/>
          <table:table-cell table:style-name="ce81" office:value-type="float" office:value="1298041000">
            <text:p>1,298,041,000</text:p>
          </table:table-cell>
          <table:table-cell table:style-name="ce43" table:formula="of:=[.P15]/1000000" office:value-type="float" office:value="1298.041">
            <text:p><text:s/>1,298 <text:s text:c="3"/></text:p>
          </table:table-cell>
          <table:table-cell table:style-name="ce81" office:value-type="float" office:value="1128354000">
            <text:p>1,128,354,000</text:p>
          </table:table-cell>
          <table:table-cell table:style-name="ce43" table:formula="of:=[.R15]/1000000" office:value-type="float" office:value="1128.354">
            <text:p><text:s/>1,128 <text:s text:c="3"/></text:p>
          </table:table-cell>
          <table:table-cell table:style-name="ce111" table:formula="of:=[.P15]/[.$P$46]" office:value-type="percentage" office:value="0.0463172524531668">
            <text:p>5%</text:p>
          </table:table-cell>
          <table:table-cell table:style-name="ce78" table:formula="of:=[.P15]/[.$P$42]" office:value-type="percentage" office:value="0.0555906209850107">
            <text:p>6%</text:p>
          </table:table-cell>
          <table:table-cell/>
          <table:covered-table-cell table:style-name="ce120"/>
          <table:covered-table-cell table:style-name="ce128"/>
          <table:table-cell table:style-name="ce125"/>
          <table:table-cell table:style-name="ce135" table:formula="of:=[.E14]-[.Z14]" office:value-type="float" office:value="88.6880000000001">
            <text:p><text:s/>89 <text:s text:c="3"/></text:p>
          </table:table-cell>
          <table:table-cell office:value-type="string">
            <text:p>budget less compensation</text:p>
          </table:table-cell>
          <table:table-cell table:number-columns-repeated="997"/>
        </table:table-row>
        <table:table-row-group>
          <table:table-row table:style-name="ro7">
            <table:table-cell table:style-name="ce5"/>
            <table:table-cell table:style-name="ce16" office:value-type="string">
              <text:p>Equipement et aménagement du territoire</text:p>
            </table:table-cell>
            <table:table-cell table:style-name="ce28"/>
            <table:table-cell table:style-name="ce40" office:value-type="float" office:value="1067801000">
              <text:p><text:s/>1,067,801,000 <text:s text:c="3"/></text:p>
            </table:table-cell>
            <table:table-cell table:style-name="ce46" table:formula="of:=[.D16]/1000000" office:value-type="float" office:value="1067.801">
              <text:p><text:s/>1,068 <text:s text:c="3"/></text:p>
            </table:table-cell>
            <table:table-cell table:style-name="ce53"/>
            <table:table-cell table:style-name="ce43" office:value-type="float" office:value="863740000">
              <text:p><text:s/>863,740,000 <text:s text:c="3"/></text:p>
            </table:table-cell>
            <table:table-cell table:style-name="ce43" table:formula="of:=[.G16]/1000000" office:value-type="float" office:value="863.74">
              <text:p><text:s/>864 <text:s text:c="3"/></text:p>
            </table:table-cell>
            <table:table-cell table:style-name="ce69"/>
            <table:table-cell table:style-name="ce43" office:value-type="float" office:value="63000000">
              <text:p><text:s/>63,000,000 <text:s text:c="3"/></text:p>
            </table:table-cell>
            <table:table-cell table:style-name="ce43" table:formula="of:=[.J16]/1000000" office:value-type="float" office:value="63">
              <text:p><text:s/>63 <text:s text:c="3"/></text:p>
            </table:table-cell>
            <table:table-cell table:style-name="ce78" table:formula="of:=[.D16]/[.$D$46]" office:value-type="percentage" office:value="0.0369481314878893">
              <text:p>4%</text:p>
            </table:table-cell>
            <table:table-cell table:style-name="ce82" table:formula="of:=[.D16]/[.$D$42]" office:value-type="percentage" office:value="0.0445169512995932">
              <text:p>4%</text:p>
            </table:table-cell>
            <table:table-cell table:style-name="ce89" table:formula="of:=[.G16]/[.D16]" office:value-type="percentage" office:value="0.808896039617869">
              <text:p>81%</text:p>
            </table:table-cell>
            <table:table-cell table:style-name="ce95"/>
            <table:table-cell table:style-name="ce81"/>
            <table:table-cell table:style-name="ce43"/>
            <table:table-cell table:style-name="ce81"/>
            <table:table-cell table:style-name="ce43"/>
            <table:table-cell table:style-name="ce111"/>
            <table:table-cell table:style-name="ce78"/>
            <table:table-cell/>
            <table:covered-table-cell table:style-name="ce120"/>
            <table:covered-table-cell table:style-name="ce128"/>
            <table:table-cell table:style-name="ce125"/>
            <table:table-cell table:style-name="ce135"/>
            <table:table-cell table:number-columns-repeated="998"/>
          </table:table-row>
          <table:table-row table:style-name="ro7">
            <table:table-cell table:style-name="ce5"/>
            <table:table-cell table:style-name="ce16" office:value-type="string">
              <text:p>Développement durable</text:p>
            </table:table-cell>
            <table:table-cell table:style-name="ce28"/>
            <table:table-cell table:style-name="ce40" office:value-type="float" office:value="227168000">
              <text:p><text:s/>227,168,000 <text:s text:c="3"/></text:p>
            </table:table-cell>
            <table:table-cell table:style-name="ce46" table:formula="of:=[.D17]/1000000" office:value-type="float" office:value="227.168">
              <text:p><text:s/>227 <text:s text:c="3"/></text:p>
            </table:table-cell>
            <table:table-cell table:style-name="ce53"/>
            <table:table-cell table:style-name="ce43" office:value-type="float" office:value="142790000">
              <text:p><text:s/>142,790,000 <text:s text:c="3"/></text:p>
            </table:table-cell>
            <table:table-cell table:style-name="ce43" table:formula="of:=[.G17]/1000000" office:value-type="float" office:value="142.79">
              <text:p><text:s/>143 <text:s text:c="3"/></text:p>
            </table:table-cell>
            <table:table-cell table:style-name="ce69"/>
            <table:table-cell table:style-name="ce43" office:value-type="float" office:value="43000000">
              <text:p><text:s/>43,000,000 <text:s text:c="3"/></text:p>
            </table:table-cell>
            <table:table-cell table:style-name="ce43" table:formula="of:=[.J17]/1000000" office:value-type="float" office:value="43">
              <text:p><text:s/>43 <text:s text:c="3"/></text:p>
            </table:table-cell>
            <table:table-cell table:style-name="ce78" table:formula="of:=[.D17]/[.$D$46]" office:value-type="percentage" office:value="0.00786048442906574">
              <text:p>1%</text:p>
            </table:table-cell>
            <table:table-cell table:style-name="ce82" table:formula="of:=[.D17]/[.$D$42]" office:value-type="percentage" office:value="0.00947070361689677">
              <text:p>1%</text:p>
            </table:table-cell>
            <table:table-cell table:style-name="ce89" table:formula="of:=[.G17]/[.D17]" office:value-type="percentage" office:value="0.628565643048317">
              <text:p>63%</text:p>
            </table:table-cell>
            <table:table-cell table:style-name="ce95"/>
            <table:table-cell table:style-name="ce81"/>
            <table:table-cell table:style-name="ce43" table:formula="of:=[.P18]/1000000" office:value-type="float" office:value="228.525">
              <text:p><text:s/>229 <text:s text:c="3"/></text:p>
            </table:table-cell>
            <table:table-cell table:style-name="ce81" office:value-type="float" office:value="144298000">
              <text:p>144,298,000</text:p>
            </table:table-cell>
            <table:table-cell table:style-name="ce43" table:formula="of:=[.R17]/1000000" office:value-type="float" office:value="144.298">
              <text:p><text:s/>144 <text:s text:c="3"/></text:p>
            </table:table-cell>
            <table:table-cell table:style-name="ce111" table:formula="of:=[.P18]/[.$P$46]" office:value-type="percentage" office:value="0.00815432649420161">
              <text:p>1%</text:p>
            </table:table-cell>
            <table:table-cell table:style-name="ce78" table:formula="of:=[.P18]/[.$P$42]" office:value-type="percentage" office:value="0.00978693790149893">
              <text:p>1%</text:p>
            </table:table-cell>
            <table:table-cell/>
            <table:covered-table-cell table:style-name="ce120"/>
            <table:covered-table-cell table:style-name="ce128"/>
            <table:table-cell table:style-name="ce125"/>
            <table:table-cell table:style-name="ce135"/>
            <table:table-cell table:number-columns-repeated="998"/>
          </table:table-row>
          <table:table-row table:style-name="ro7">
            <table:table-cell table:style-name="ce5"/>
            <table:table-cell table:style-name="ce16" office:value-type="string">
              <text:p>Environnement</text:p>
            </table:table-cell>
            <table:table-cell table:style-name="ce28" office:value-type="string">
              <text:p>البيئة</text:p>
            </table:table-cell>
            <table:table-cell table:style-name="ce40" office:value-type="float" office:value="216391000">
              <text:p><text:s/>216,391,000 <text:s text:c="3"/></text:p>
            </table:table-cell>
            <table:table-cell table:style-name="ce46" table:formula="of:=[.D18]/1000000" office:value-type="float" office:value="216.391">
              <text:p><text:s/>216 <text:s text:c="3"/></text:p>
            </table:table-cell>
            <table:table-cell table:style-name="ce53" table:formula="of:=([.D18]-[.P18])/[.D18]" office:value-type="percentage" office:value="-0.0560744208400534">
              <text:p>-6%</text:p>
            </table:table-cell>
            <table:table-cell table:style-name="ce43" office:value-type="float" office:value="142790000">
              <text:p><text:s/>142,790,000 <text:s text:c="3"/></text:p>
            </table:table-cell>
            <table:table-cell table:style-name="ce43" table:formula="of:=[.G18]/1000000" office:value-type="float" office:value="142.79">
              <text:p><text:s/>143 <text:s text:c="3"/></text:p>
            </table:table-cell>
            <table:table-cell table:style-name="ce69" table:formula="of:=([.G18]-[.R17])/[.G18]" office:value-type="percentage" office:value="-0.0105609636529169">
              <text:p>-1%</text:p>
            </table:table-cell>
            <table:table-cell table:style-name="ce43" office:value-type="float" office:value="43000000">
              <text:p><text:s/>43,000,000 <text:s text:c="3"/></text:p>
            </table:table-cell>
            <table:table-cell table:style-name="ce43" table:formula="of:=[.J18]/1000000" office:value-type="float" office:value="43">
              <text:p><text:s/>43 <text:s text:c="3"/></text:p>
            </table:table-cell>
            <table:table-cell table:style-name="ce78" table:formula="of:=[.D18]/[.$D$46]" office:value-type="percentage" office:value="0.00748757785467128">
              <text:p>1%</text:p>
            </table:table-cell>
            <table:table-cell table:style-name="ce82" table:formula="of:=[.D18]/[.$D$42]" office:value-type="percentage" office:value="0.00902140718042994">
              <text:p>1%</text:p>
            </table:table-cell>
            <table:table-cell table:style-name="ce89" table:formula="of:=[.G18]/[.D18]" office:value-type="percentage" office:value="0.659870327324149">
              <text:p>66%</text:p>
            </table:table-cell>
            <table:table-cell table:style-name="ce95"/>
            <table:table-cell table:style-name="ce81" office:value-type="float" office:value="228525000">
              <text:p>228,525,000</text:p>
            </table:table-cell>
            <table:table-cell table:number-columns-repeated="6"/>
            <table:covered-table-cell table:style-name="ce120"/>
            <table:covered-table-cell table:style-name="ce128"/>
            <table:table-cell table:style-name="ce125"/>
            <table:table-cell table:style-name="ce135"/>
            <table:table-cell table:number-columns-repeated="998"/>
          </table:table-row>
        </table:table-row-group>
        <table:table-row table:style-name="ro7">
          <table:table-cell table:style-name="ce4" office:value-type="string">
            <text:p>agriculture</text:p>
          </table:table-cell>
          <table:table-cell table:style-name="ce14" office:value-type="string">
            <text:p>Ministère de l'Agriculture</text:p>
          </table:table-cell>
          <table:table-cell table:style-name="ce28" office:value-type="string">
            <text:p> وزارة الفلاحة </text:p>
          </table:table-cell>
          <table:table-cell table:style-name="ce40" office:value-type="float" office:value="1135410000">
            <text:p><text:s/>1,135,410,000 <text:s text:c="3"/></text:p>
          </table:table-cell>
          <table:table-cell table:style-name="ce46" table:formula="of:=[.D19]/1000000" office:value-type="float" office:value="1135.41">
            <text:p><text:s/>1,135 <text:s text:c="3"/></text:p>
          </table:table-cell>
          <table:table-cell table:style-name="ce53" table:formula="of:=([.D19]-[.P19])/[.D19]" office:value-type="percentage" office:value="0.0827489629296906">
            <text:p>8%</text:p>
          </table:table-cell>
          <table:table-cell table:style-name="ce43" office:value-type="float" office:value="611852000">
            <text:p><text:s/>611,852,000 <text:s text:c="3"/></text:p>
          </table:table-cell>
          <table:table-cell table:style-name="ce43" table:formula="of:=[.G19]/1000000" office:value-type="float" office:value="611.852">
            <text:p><text:s/>612 <text:s text:c="3"/></text:p>
          </table:table-cell>
          <table:table-cell table:style-name="ce69" table:formula="of:=([.G19]-[.R19])/[.G19]" office:value-type="percentage" office:value="0.120803723776338">
            <text:p>12%</text:p>
          </table:table-cell>
          <table:table-cell table:style-name="ce43" office:value-type="float" office:value="37000000">
            <text:p><text:s/>37,000,000 <text:s text:c="3"/></text:p>
          </table:table-cell>
          <table:table-cell table:style-name="ce43" table:formula="of:=[.J19]/1000000" office:value-type="float" office:value="37">
            <text:p><text:s/>37 <text:s text:c="3"/></text:p>
          </table:table-cell>
          <table:table-cell table:style-name="ce78" table:formula="of:=[.D19]/[.$D$46]" office:value-type="percentage" office:value="0.0392875432525952">
            <text:p>4%</text:p>
          </table:table-cell>
          <table:table-cell table:style-name="ce82" table:formula="of:=[.D19]/[.$D$42]" office:value-type="percentage" office:value="0.0473355912525565">
            <text:p>5%</text:p>
          </table:table-cell>
          <table:table-cell table:style-name="ce89" table:formula="of:=[.G19]/[.D19]" office:value-type="percentage" office:value="0.538881989765812">
            <text:p>54%</text:p>
          </table:table-cell>
          <table:table-cell table:style-name="ce95"/>
          <table:table-cell table:style-name="ce81" office:value-type="float" office:value="1041456000">
            <text:p>1,041,456,000</text:p>
          </table:table-cell>
          <table:table-cell table:style-name="ce43" table:formula="of:=[.P19]/1000000" office:value-type="float" office:value="1041.456">
            <text:p><text:s/>1,041 <text:s text:c="3"/></text:p>
          </table:table-cell>
          <table:table-cell table:style-name="ce81" office:value-type="float" office:value="537938000">
            <text:p>537,938,000</text:p>
          </table:table-cell>
          <table:table-cell table:style-name="ce43" table:formula="of:=[.R19]/1000000" office:value-type="float" office:value="537.938">
            <text:p><text:s/>538 <text:s text:c="3"/></text:p>
          </table:table-cell>
          <table:table-cell table:style-name="ce111" table:formula="of:=[.P19]/[.$P$46]" office:value-type="percentage" office:value="0.037161677074041">
            <text:p>4%</text:p>
          </table:table-cell>
          <table:table-cell table:style-name="ce78" table:formula="of:=[.P19]/[.$P$42]" office:value-type="percentage" office:value="0.0446019700214133">
            <text:p>4%</text:p>
          </table:table-cell>
          <table:table-cell/>
          <table:covered-table-cell table:style-name="ce120"/>
          <table:covered-table-cell table:style-name="ce128"/>
          <table:table-cell table:number-columns-repeated="1000"/>
        </table:table-row>
        <table:table-row table:style-name="ro6">
          <table:table-cell table:style-name="ce4" office:value-type="string">
            <text:p>finances</text:p>
          </table:table-cell>
          <table:table-cell table:style-name="ce17" office:value-type="string">
            <text:p>Ministère des Finances </text:p>
          </table:table-cell>
          <table:table-cell table:style-name="ce29" office:value-type="string">
            <text:p><text:s/>وزارة المالية</text:p>
          </table:table-cell>
          <table:table-cell table:style-name="ce41" office:value-type="float" office:value="860685000">
            <text:p><text:s/>860,685,000 <text:s text:c="3"/></text:p>
          </table:table-cell>
          <table:table-cell table:style-name="ce48" table:formula="of:=[.D20]/1000000" office:value-type="float" office:value="860.685">
            <text:p><text:s/>861 <text:s text:c="3"/></text:p>
          </table:table-cell>
          <table:table-cell table:style-name="ce55" table:formula="of:=([.D20]-[.P20])/[.D20]" office:value-type="percentage" office:value="-0.0852065505963273">
            <text:p>-9%</text:p>
          </table:table-cell>
          <table:table-cell table:style-name="ce43" office:value-type="float" office:value="376170000">
            <text:p><text:s/>376,170,000 <text:s text:c="3"/></text:p>
          </table:table-cell>
          <table:table-cell table:style-name="ce43" table:formula="of:=[.G20]/1000000" office:value-type="float" office:value="376.17">
            <text:p><text:s/>376 <text:s text:c="3"/></text:p>
          </table:table-cell>
          <table:table-cell table:style-name="ce70" table:formula="of:=([.G20]-[.R20])/[.G20]" office:value-type="percentage" office:value="-0.413709227211101">
            <text:p>-41%</text:p>
          </table:table-cell>
          <table:table-cell table:style-name="ce43" office:value-type="float" office:value="100000">
            <text:p><text:s/>100,000 <text:s text:c="3"/></text:p>
          </table:table-cell>
          <table:table-cell table:style-name="ce43" table:formula="of:=[.J20]/1000000" office:value-type="float" office:value="0.1">
            <text:p><text:s/>0 <text:s text:c="3"/></text:p>
          </table:table-cell>
          <table:table-cell table:style-name="ce78" table:formula="of:=[.D20]/[.$D$46]" office:value-type="percentage" office:value="0.0297814878892734">
            <text:p>3%</text:p>
          </table:table-cell>
          <table:table-cell table:style-name="ce78" table:formula="of:=[.D20]/[.$D$42]" office:value-type="percentage" office:value="0.0358822217148049">
            <text:p>4%</text:p>
          </table:table-cell>
          <table:table-cell table:style-name="ce89" table:formula="of:=[.G20]/[.D20]" office:value-type="percentage" office:value="0.437058854284669">
            <text:p>44%</text:p>
          </table:table-cell>
          <table:table-cell table:style-name="ce95"/>
          <table:table-cell table:style-name="ce81" office:value-type="float" office:value="934021000">
            <text:p>934,021,000</text:p>
          </table:table-cell>
          <table:table-cell table:style-name="ce43" table:formula="of:=[.P20]/1000000" office:value-type="float" office:value="934.021">
            <text:p><text:s/>934 <text:s text:c="3"/></text:p>
          </table:table-cell>
          <table:table-cell table:style-name="ce81" office:value-type="float" office:value="531795000">
            <text:p>531,795,000</text:p>
          </table:table-cell>
          <table:table-cell table:style-name="ce43" table:formula="of:=[.R20]/1000000" office:value-type="float" office:value="531.795">
            <text:p><text:s/>532 <text:s text:c="3"/></text:p>
          </table:table-cell>
          <table:table-cell table:style-name="ce111" table:formula="of:=[.P20]/[.$P$46]" office:value-type="percentage" office:value="0.0333281355932203">
            <text:p>3%</text:p>
          </table:table-cell>
          <table:table-cell table:style-name="ce78" table:formula="of:=[.P20]/[.$P$42]" office:value-type="percentage" office:value="0.0400008993576017">
            <text:p>4%</text:p>
          </table:table-cell>
          <table:table-cell/>
          <table:table-cell table:style-name="ce118"/>
          <table:table-cell table:style-name="ce129"/>
          <table:table-cell table:number-columns-repeated="1000"/>
        </table:table-row>
        <table:table-row table:style-name="ro12">
          <table:table-cell table:style-name="ce5" office:value-type="string">
            <text:p>depenses_imprevues</text:p>
          </table:table-cell>
          <table:table-cell table:style-name="ce17" office:value-type="string">
            <text:p>Les dépenses imprévues et non affectées</text:p>
          </table:table-cell>
          <table:table-cell table:style-name="ce31" office:value-type="string">
            <text:p> النفقات الطارئة وغير الموزعة</text:p>
          </table:table-cell>
          <table:table-cell table:style-name="ce41" table:formula="of:=305703000+429273000" office:value-type="float" office:value="734976000">
            <text:p><text:s/>734,976,000 <text:s text:c="3"/></text:p>
          </table:table-cell>
          <table:table-cell table:style-name="ce41" table:formula="of:=[.D21]/1000000" office:value-type="float" office:value="734.976">
            <text:p><text:s/>735 <text:s text:c="3"/></text:p>
          </table:table-cell>
          <table:table-cell table:style-name="ce55" table:formula="of:=([.D21]-[.P21])/[.D21]" office:value-type="percentage" office:value="0.03067855276907">
            <text:p>3%</text:p>
          </table:table-cell>
          <table:table-cell table:style-name="ce43" table:formula="of:=429273000" office:value-type="float" office:value="429273000">
            <text:p><text:s/>429,273,000 <text:s text:c="3"/></text:p>
          </table:table-cell>
          <table:table-cell table:style-name="ce43" table:formula="of:=[.G21]/1000000" office:value-type="float" office:value="429.273">
            <text:p><text:s/>429 <text:s text:c="3"/></text:p>
          </table:table-cell>
          <table:table-cell table:style-name="ce70" table:formula="of:=([.G21]-[.R21])/[.G21]" office:value-type="percentage" office:value="0.0303559739373313">
            <text:p>3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21]/1000000" office:value-type="float" office:value="0">
            <text:p><text:s/>- <text:s text:c="5"/></text:p>
          </table:table-cell>
          <table:table-cell table:style-name="ce78" table:formula="of:=[.D21]/[.$D$46]" office:value-type="percentage" office:value="0.0254316955017301">
            <text:p>3%</text:p>
          </table:table-cell>
          <table:table-cell table:style-name="ce78" table:formula="of:=[.D21]/[.$D$42]" office:value-type="percentage" office:value="0.0306413749363128">
            <text:p>3%</text:p>
          </table:table-cell>
          <table:table-cell table:style-name="ce89" table:formula="of:=[.G21]/[.D21]" office:value-type="percentage" office:value="0.584063969435737">
            <text:p>58%</text:p>
          </table:table-cell>
          <table:table-cell table:style-name="ce95"/>
          <table:table-cell table:style-name="ce81" office:value-type="float" office:value="712428000">
            <text:p>712,428,000</text:p>
          </table:table-cell>
          <table:table-cell table:style-name="ce43" table:formula="of:=[.P21]/1000000" office:value-type="float" office:value="712.428">
            <text:p><text:s/>712 <text:s text:c="3"/></text:p>
          </table:table-cell>
          <table:table-cell table:style-name="ce81" office:value-type="float" office:value="416242000">
            <text:p>416,242,000</text:p>
          </table:table-cell>
          <table:table-cell table:style-name="ce43" table:formula="of:=[.R21]/1000000" office:value-type="float" office:value="416.242">
            <text:p><text:s/>416 <text:s text:c="3"/></text:p>
          </table:table-cell>
          <table:table-cell table:style-name="ce111" table:formula="of:=[.P21]/[.$P$46]" office:value-type="percentage" office:value="0.0254211596788582">
            <text:p>3%</text:p>
          </table:table-cell>
          <table:table-cell table:style-name="ce78" table:formula="of:=[.P21]/[.$P$42]" office:value-type="percentage" office:value="0.030510835117773">
            <text:p>3%</text:p>
          </table:table-cell>
          <table:table-cell table:style-name="ce116"/>
          <table:table-cell table:style-name="ce121" office:value-type="string" table:number-columns-spanned="2" table:number-rows-spanned="20">
            <text:p>Second level snapshot of Autres Ministeres in TND</text:p>
            <text:p><text:span text:style-name="T1"/></text:p>
            <text:p><text:span text:style-name="T2">Action item 3</text:span><text:span text:style-name="T1">: créer une animation secondaire qui emmene l'utilisateur vers le meme schéma circulaire pour visualiser l'evolution du budget de 2014 a 2015 pour les autres ministeres</text:span></text:p>
          </table:table-cell>
          <table:covered-table-cell table:style-name="ce130"/>
          <table:table-cell table:style-name="ce116" table:number-columns-repeated="1000"/>
        </table:table-row>
        <table:table-row table:style-name="ro13">
          <table:table-cell table:style-name="ce7" office:value-type="string">
            <text:p>affaires_sociales</text:p>
          </table:table-cell>
          <table:table-cell table:style-name="ce18" office:value-type="string">
            <text:p>Ministère des Affaires Sociales</text:p>
          </table:table-cell>
          <table:table-cell table:style-name="ce29" office:value-type="string">
            <text:p> وزارة الشؤون الإجتماعية </text:p>
          </table:table-cell>
          <table:table-cell table:style-name="ce41" office:value-type="float" office:value="732198000">
            <text:p><text:s/>732,198,000 <text:s text:c="3"/></text:p>
          </table:table-cell>
          <table:table-cell table:style-name="ce41" table:formula="of:=[.D22]/1000000" office:value-type="float" office:value="732.198">
            <text:p><text:s/>732 <text:s text:c="3"/></text:p>
          </table:table-cell>
          <table:table-cell table:style-name="ce55" table:formula="of:=([.D22]-[.P22])/[.D22]" office:value-type="percentage" office:value="-0.0689130535729407">
            <text:p>-7%</text:p>
          </table:table-cell>
          <table:table-cell table:style-name="ce43" office:value-type="float" office:value="64255000">
            <text:p><text:s/>64,255,000 <text:s text:c="3"/></text:p>
          </table:table-cell>
          <table:table-cell table:style-name="ce43" table:formula="of:=[.G22]/1000000" office:value-type="float" office:value="64.255">
            <text:p><text:s/>64 <text:s text:c="3"/></text:p>
          </table:table-cell>
          <table:table-cell table:style-name="ce70" table:formula="of:=([.G22]-[.R22])/[.G22]" office:value-type="percentage" office:value="-0.0835110108162789">
            <text:p>-8%</text:p>
          </table:table-cell>
          <table:table-cell table:style-name="ce43" office:value-type="float" office:value="7000000">
            <text:p><text:s/>7,000,000 <text:s text:c="3"/></text:p>
          </table:table-cell>
          <table:table-cell table:style-name="ce43" table:formula="of:=[.J22]/1000000" office:value-type="float" office:value="7">
            <text:p><text:s/>7 <text:s text:c="3"/></text:p>
          </table:table-cell>
          <table:table-cell table:style-name="ce78" table:formula="of:=[.D22]/[.$D$46]" office:value-type="percentage" office:value="0.0253355709342561">
            <text:p>3%</text:p>
          </table:table-cell>
          <table:table-cell table:style-name="ce78" table:formula="of:=[.D22]/[.$D$42]" office:value-type="percentage" office:value="0.030525559264001">
            <text:p>3%</text:p>
          </table:table-cell>
          <table:table-cell table:style-name="ce89" table:formula="of:=[.G22]/[.D22]" office:value-type="percentage" office:value="0.0877563172802985">
            <text:p>9%</text:p>
          </table:table-cell>
          <table:table-cell table:style-name="ce95"/>
          <table:table-cell table:style-name="ce81" office:value-type="float" office:value="782656000">
            <text:p>782,656,000</text:p>
          </table:table-cell>
          <table:table-cell table:style-name="ce43" table:formula="of:=[.P22]/1000000" office:value-type="float" office:value="782.656">
            <text:p><text:s/>783 <text:s text:c="3"/></text:p>
          </table:table-cell>
          <table:table-cell table:style-name="ce81" office:value-type="float" office:value="69621000">
            <text:p>69,621,000</text:p>
          </table:table-cell>
          <table:table-cell table:style-name="ce43" table:formula="of:=[.R22]/1000000" office:value-type="float" office:value="69.621">
            <text:p><text:s/>70 <text:s text:c="3"/></text:p>
          </table:table-cell>
          <table:table-cell table:style-name="ce111" table:formula="of:=[.P22]/[.$P$46]" office:value-type="percentage" office:value="0.0279270651204282">
            <text:p>3%</text:p>
          </table:table-cell>
          <table:table-cell table:style-name="ce78" table:formula="of:=[.P22]/[.$P$42]" office:value-type="percentage" office:value="0.0335184582441113">
            <text:p>3%</text:p>
          </table:table-cell>
          <table:table-cell table:style-name="ce116"/>
          <table:covered-table-cell table:style-name="ce122"/>
          <table:covered-table-cell table:style-name="ce131"/>
          <table:table-cell table:style-name="ce116" table:number-columns-repeated="1000"/>
        </table:table-row>
        <table:table-row table:style-name="ro14">
          <table:table-cell table:style-name="ce7" office:value-type="string">
            <text:p>transport</text:p>
          </table:table-cell>
          <table:table-cell table:style-name="ce18" office:value-type="string">
            <text:p>Ministère du Transport</text:p>
          </table:table-cell>
          <table:table-cell table:style-name="ce29" office:value-type="string">
            <text:p> وزارة النقل </text:p>
          </table:table-cell>
          <table:table-cell table:style-name="ce41" office:value-type="float" office:value="688175000">
            <text:p><text:s/>688,175,000 <text:s text:c="3"/></text:p>
          </table:table-cell>
          <table:table-cell table:style-name="ce41" table:formula="of:=[.D23]/1000000" office:value-type="float" office:value="688.175">
            <text:p><text:s/>688 <text:s text:c="3"/></text:p>
          </table:table-cell>
          <table:table-cell table:style-name="ce55" table:formula="of:=([.D23]-[.P23])/[.D23]" office:value-type="percentage" office:value="0.152154611835652">
            <text:p>15%</text:p>
          </table:table-cell>
          <table:table-cell table:style-name="ce43" office:value-type="float" office:value="254385000">
            <text:p><text:s/>254,385,000 <text:s text:c="3"/></text:p>
          </table:table-cell>
          <table:table-cell table:style-name="ce43" table:formula="of:=[.G23]/1000000" office:value-type="float" office:value="254.385">
            <text:p><text:s/>254 <text:s text:c="3"/></text:p>
          </table:table-cell>
          <table:table-cell table:style-name="ce70" table:formula="of:=([.G23]-[.R23])/[.G23]" office:value-type="percentage" office:value="0.283067004736914">
            <text:p>28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23]/1000000" office:value-type="float" office:value="0">
            <text:p><text:s/>- <text:s text:c="5"/></text:p>
          </table:table-cell>
          <table:table-cell table:style-name="ce78" table:formula="of:=[.D23]/[.$D$46]" office:value-type="percentage" office:value="0.0238122837370242">
            <text:p>2%</text:p>
          </table:table-cell>
          <table:table-cell table:style-name="ce78" table:formula="of:=[.D23]/[.$D$42]" office:value-type="percentage" office:value="0.0286902268874046">
            <text:p>3%</text:p>
          </table:table-cell>
          <table:table-cell table:style-name="ce89" table:formula="of:=[.G23]/[.D23]" office:value-type="percentage" office:value="0.369651614778218">
            <text:p>37%</text:p>
          </table:table-cell>
          <table:table-cell table:style-name="ce95"/>
          <table:table-cell table:style-name="ce81" office:value-type="float" office:value="583466000">
            <text:p>583,466,000</text:p>
          </table:table-cell>
          <table:table-cell table:style-name="ce43" table:formula="of:=[.P23]/1000000" office:value-type="float" office:value="583.466">
            <text:p><text:s/>583 <text:s text:c="3"/></text:p>
          </table:table-cell>
          <table:table-cell table:style-name="ce81" office:value-type="float" office:value="182377000">
            <text:p>182,377,000</text:p>
          </table:table-cell>
          <table:table-cell table:style-name="ce43" table:formula="of:=[.R23]/1000000" office:value-type="float" office:value="182.377">
            <text:p><text:s/>182 <text:s text:c="3"/></text:p>
          </table:table-cell>
          <table:table-cell table:style-name="ce111" table:formula="of:=[.P23]/[.$P$46]" office:value-type="percentage" office:value="0.0208194826048171">
            <text:p>2%</text:p>
          </table:table-cell>
          <table:table-cell table:style-name="ce78" table:formula="of:=[.P23]/[.$P$42]" office:value-type="percentage" office:value="0.0249878372591006">
            <text:p>2%</text:p>
          </table:table-cell>
          <table:table-cell/>
          <table:covered-table-cell table:style-name="ce122"/>
          <table:covered-table-cell table:style-name="ce131"/>
          <table:table-cell table:number-columns-repeated="2"/>
          <table:table-cell office:value-type="string">
            <text:p>comp</text:p>
          </table:table-cell>
          <table:table-cell table:number-columns-repeated="997"/>
        </table:table-row>
        <table:table-row table:style-name="ro15">
          <table:table-cell table:style-name="ce5" office:value-type="string">
            <text:p>developpement_cooperation_internationale</text:p>
          </table:table-cell>
          <table:table-cell table:style-name="ce17" office:value-type="string">
            <text:p>Ministère du Développement et de la Coopération Internationale</text:p>
          </table:table-cell>
          <table:table-cell table:style-name="ce30" office:value-type="string">
            <text:p>وزارة التنمية و التعاون الدولي</text:p>
          </table:table-cell>
          <table:table-cell table:style-name="ce41" office:value-type="float" office:value="475529000">
            <text:p><text:s/>475,529,000 <text:s text:c="3"/></text:p>
          </table:table-cell>
          <table:table-cell table:style-name="ce41" table:formula="of:=[.D24]/1000000" office:value-type="float" office:value="475.529">
            <text:p><text:s/>476 <text:s text:c="3"/></text:p>
          </table:table-cell>
          <table:table-cell table:style-name="ce55" table:formula="of:=([.D24]-[.P24])/[.D24]" office:value-type="percentage" office:value="0.00250457911084287">
            <text:p>0%</text:p>
          </table:table-cell>
          <table:table-cell table:style-name="ce43" office:value-type="float" office:value="416851000">
            <text:p><text:s/>416,851,000 <text:s text:c="3"/></text:p>
          </table:table-cell>
          <table:table-cell table:style-name="ce43" table:formula="of:=[.G24]/1000000" office:value-type="float" office:value="416.851">
            <text:p><text:s/>417 <text:s text:c="3"/></text:p>
          </table:table-cell>
          <table:table-cell table:style-name="ce70" table:formula="of:=([.G24]-[.R24])/[.G24]" office:value-type="percentage" office:value="-0.00561351658026489">
            <text:p>-1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24]/1000000" office:value-type="float" office:value="0">
            <text:p><text:s/>- <text:s text:c="5"/></text:p>
          </table:table-cell>
          <table:table-cell table:style-name="ce78" table:formula="of:=[.D24]/[.$D$46]" office:value-type="percentage" office:value="0.0164542906574394">
            <text:p>2%</text:p>
          </table:table-cell>
          <table:table-cell table:style-name="ce78" table:formula="of:=[.D24]/[.$D$42]" office:value-type="percentage" office:value="0.0198249499059696">
            <text:p>2%</text:p>
          </table:table-cell>
          <table:table-cell table:style-name="ce90" table:formula="of:=[.G24]/[.D24]" office:value-type="percentage" office:value="0.876604791716173">
            <text:p>88%</text:p>
          </table:table-cell>
          <table:table-cell table:style-name="ce96"/>
          <table:table-cell table:style-name="ce81" office:value-type="float" office:value="474338000">
            <text:p>474,338,000</text:p>
          </table:table-cell>
          <table:table-cell table:style-name="ce43" table:formula="of:=[.P24]/1000000" office:value-type="float" office:value="474.338">
            <text:p><text:s/>474 <text:s text:c="3"/></text:p>
          </table:table-cell>
          <table:table-cell table:style-name="ce81" office:value-type="float" office:value="419191000">
            <text:p>419,191,000</text:p>
          </table:table-cell>
          <table:table-cell table:style-name="ce43" table:formula="of:=[.R24]/1000000" office:value-type="float" office:value="419.191">
            <text:p><text:s/>419 <text:s text:c="3"/></text:p>
          </table:table-cell>
          <table:table-cell table:style-name="ce111" table:formula="of:=[.P24]/[.$P$46]" office:value-type="percentage" office:value="0.0169255307760928">
            <text:p>2%</text:p>
          </table:table-cell>
          <table:table-cell table:style-name="ce78" table:formula="of:=[.P24]/[.$P$42]" office:value-type="percentage" office:value="0.02031426124197">
            <text:p>2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7" office:value-type="string">
            <text:p>emploi</text:p>
          </table:table-cell>
          <table:table-cell table:style-name="ce17" office:value-type="string">
            <text:p>Ministère de l'Emploi et de la Formation professionnelle</text:p>
          </table:table-cell>
          <table:table-cell table:style-name="ce28" office:value-type="string">
            <text:p> وزارة التشغيل والتكوين المهني </text:p>
          </table:table-cell>
          <table:table-cell table:style-name="ce41" office:value-type="float" office:value="658536000">
            <text:p><text:s/>658,536,000 <text:s text:c="3"/></text:p>
          </table:table-cell>
          <table:table-cell table:style-name="ce41" table:formula="of:=[.D25]/1000000" office:value-type="float" office:value="658.536">
            <text:p><text:s/>659 <text:s text:c="3"/></text:p>
          </table:table-cell>
          <table:table-cell table:style-name="ce55" table:formula="of:=([.D25]-[.P25])/[.D25]" office:value-type="percentage" office:value="-0.0179625715222858">
            <text:p>-2%</text:p>
          </table:table-cell>
          <table:table-cell table:style-name="ce43" office:value-type="float" office:value="16570000">
            <text:p><text:s/>16,570,000 <text:s text:c="3"/></text:p>
          </table:table-cell>
          <table:table-cell table:style-name="ce43" table:formula="of:=[.G25]/1000000" office:value-type="float" office:value="16.57">
            <text:p><text:s/>17 <text:s text:c="3"/></text:p>
          </table:table-cell>
          <table:table-cell table:style-name="ce71" table:formula="of:=([.G25]-[.R25])/[.G25]" office:value-type="percentage" office:value="-24.111044055522">
            <text:p>-2411%</text:p>
          </table:table-cell>
          <table:table-cell table:style-name="ce43" office:value-type="float" office:value="380000000">
            <text:p><text:s/>380,000,000 <text:s text:c="3"/></text:p>
          </table:table-cell>
          <table:table-cell table:style-name="ce43" table:formula="of:=[.J25]/1000000" office:value-type="float" office:value="380">
            <text:p><text:s/>380 <text:s text:c="3"/></text:p>
          </table:table-cell>
          <table:table-cell table:style-name="ce78" table:formula="of:=[.D25]/[.$D$46]" office:value-type="percentage" office:value="0.0227867128027682">
            <text:p>2%</text:p>
          </table:table-cell>
          <table:table-cell table:style-name="ce78" table:formula="of:=[.D25]/[.$D$42]" office:value-type="percentage" office:value="0.0274545678839305">
            <text:p>3%</text:p>
          </table:table-cell>
          <table:table-cell table:style-name="ce89" table:formula="of:=[.G25]/[.D25]" office:value-type="percentage" office:value="0.0251618742179623">
            <text:p>3%</text:p>
          </table:table-cell>
          <table:table-cell table:style-name="ce95"/>
          <table:table-cell table:style-name="ce81" office:value-type="float" office:value="670365000">
            <text:p>670,365,000</text:p>
          </table:table-cell>
          <table:table-cell table:style-name="ce43" table:formula="of:=[.P25]/1000000" office:value-type="float" office:value="670.365">
            <text:p><text:s/>670 <text:s text:c="3"/></text:p>
          </table:table-cell>
          <table:table-cell table:style-name="ce81" office:value-type="float" office:value="416090000">
            <text:p>416,090,000</text:p>
          </table:table-cell>
          <table:table-cell table:style-name="ce43" table:formula="of:=[.R25]/1000000" office:value-type="float" office:value="416.09">
            <text:p><text:s/>416 <text:s text:c="3"/></text:p>
          </table:table-cell>
          <table:table-cell table:style-name="ce111" table:formula="of:=[.P25]/[.$P$46]" office:value-type="percentage" office:value="0.0239202497769848">
            <text:p>2%</text:p>
          </table:table-cell>
          <table:table-cell table:style-name="ce78" table:formula="of:=[.P25]/[.$P$42]" office:value-type="percentage" office:value="0.0287094218415418">
            <text:p>3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-group>
          <table:table-row table:style-name="ro16">
            <table:table-cell/>
            <table:table-cell table:style-name="ce17" office:value-type="string">
              <text:p>Ministère de la Jeunesse et des Sports </text:p>
            </table:table-cell>
            <table:table-cell table:style-name="ce27" office:value-type="string">
              <text:p>وزارة الشباب والرياضة</text:p>
            </table:table-cell>
            <table:table-cell table:style-name="ce41"/>
            <table:table-cell table:style-name="ce41" table:formula="of:=[.D26]/1000000" office:value-type="float" office:value="0">
              <text:p><text:s/>- <text:s text:c="5"/></text:p>
            </table:table-cell>
            <table:table-cell table:style-name="ce55" table:formula="of:=([.D26]-[.P26])/[.D26]" office:value-type="percentage" office:value="0">
              <text:p>#DIV/0!</text:p>
            </table:table-cell>
            <table:table-cell table:style-name="ce43"/>
            <table:table-cell table:style-name="ce43" table:formula="of:=[.G26]/1000000" office:value-type="float" office:value="0">
              <text:p><text:s/>- <text:s text:c="5"/></text:p>
            </table:table-cell>
            <table:table-cell table:style-name="ce70" table:formula="of:=([.G26]-[.R26])/[.G26]" office:value-type="percentage" office:value="0">
              <text:p>#DIV/0!</text:p>
            </table:table-cell>
            <table:table-cell table:style-name="ce43"/>
            <table:table-cell table:style-name="ce43" table:formula="of:=[.J26]/1000000" office:value-type="float" office:value="0">
              <text:p><text:s/>- <text:s text:c="5"/></text:p>
            </table:table-cell>
            <table:table-cell table:style-name="ce78" table:formula="of:=[.D26]/[.$D$46]" office:value-type="percentage" office:value="0">
              <text:p>0%</text:p>
            </table:table-cell>
            <table:table-cell table:style-name="ce78" table:formula="of:=[.D26]/[.$D$42]" office:value-type="percentage" office:value="0">
              <text:p>0%</text:p>
            </table:table-cell>
            <table:table-cell table:style-name="ce89" table:formula="of:=[.G26]/[.D26]" office:value-type="percentage" office:value="0">
              <text:p>#DIV/0!</text:p>
            </table:table-cell>
            <table:table-cell table:style-name="ce95"/>
            <table:table-cell table:style-name="ce81" office:value-type="float" office:value="457025000">
              <text:p>457,025,000</text:p>
            </table:table-cell>
            <table:table-cell table:style-name="ce43" table:formula="of:=[.P26]/1000000" office:value-type="float" office:value="457.025">
              <text:p><text:s/>457 <text:s text:c="3"/></text:p>
            </table:table-cell>
            <table:table-cell table:style-name="ce81"/>
            <table:table-cell table:style-name="ce43" table:formula="of:=[.R26]/1000000" office:value-type="float" office:value="0">
              <text:p><text:s/>- <text:s text:c="5"/></text:p>
            </table:table-cell>
            <table:table-cell table:style-name="ce111" table:formula="of:=[.P26]/[.$P$46]" office:value-type="percentage" office:value="0.0163077609277431">
              <text:p>2%</text:p>
            </table:table-cell>
            <table:table-cell table:style-name="ce78" table:formula="of:=[.P26]/[.$P$42]" office:value-type="percentage" office:value="0.0195728051391863">
              <text:p>2%</text:p>
            </table:table-cell>
            <table:table-cell/>
            <table:covered-table-cell table:style-name="ce122"/>
            <table:covered-table-cell table:style-name="ce131"/>
            <table:table-cell table:number-columns-repeated="1000"/>
          </table:table-row>
          <table:table-row table:style-name="ro16">
            <table:table-cell table:style-name="ce7"/>
            <table:table-cell table:style-name="ce17" office:value-type="string">
              <text:p>Ministère des Affaires de la femme , de la famille</text:p>
            </table:table-cell>
            <table:table-cell table:style-name="ce32" office:value-type="string">
              <text:p><text:s/>وزارة شؤون المرأة والأسرة</text:p>
            </table:table-cell>
            <table:table-cell table:style-name="ce41"/>
            <table:table-cell table:style-name="ce41" table:formula="of:=[.D27]/1000000" office:value-type="float" office:value="0">
              <text:p><text:s/>- <text:s text:c="5"/></text:p>
            </table:table-cell>
            <table:table-cell table:style-name="ce55" table:formula="of:=([.D27]-[.P27])/[.D27]" office:value-type="percentage" office:value="0">
              <text:p>#DIV/0!</text:p>
            </table:table-cell>
            <table:table-cell table:style-name="ce43"/>
            <table:table-cell table:style-name="ce43" table:formula="of:=[.G27]/1000000" office:value-type="float" office:value="0">
              <text:p><text:s/>- <text:s text:c="5"/></text:p>
            </table:table-cell>
            <table:table-cell table:style-name="ce70" table:formula="of:=([.G27]-[.R27])/[.G27]" office:value-type="percentage" office:value="0">
              <text:p>#DIV/0!</text:p>
            </table:table-cell>
            <table:table-cell table:style-name="ce43"/>
            <table:table-cell table:style-name="ce43" table:formula="of:=[.J27]/1000000" office:value-type="float" office:value="0">
              <text:p><text:s/>- <text:s text:c="5"/></text:p>
            </table:table-cell>
            <table:table-cell table:style-name="ce78" table:formula="of:=[.D27]/[.$D$46]" office:value-type="percentage" office:value="0">
              <text:p>0%</text:p>
            </table:table-cell>
            <table:table-cell table:style-name="ce78" table:formula="of:=[.D27]/[.$D$42]" office:value-type="percentage" office:value="0">
              <text:p>0%</text:p>
            </table:table-cell>
            <table:table-cell table:style-name="ce90" table:formula="of:=[.G27]/[.D27]" office:value-type="percentage" office:value="0">
              <text:p>#DIV/0!</text:p>
            </table:table-cell>
            <table:table-cell table:style-name="ce96"/>
            <table:table-cell table:style-name="ce81" office:value-type="float" office:value="86059000">
              <text:p>86,059,000</text:p>
            </table:table-cell>
            <table:table-cell table:style-name="ce43" table:formula="of:=[.P27]/1000000" office:value-type="float" office:value="86.059">
              <text:p><text:s/>86 <text:s text:c="3"/></text:p>
            </table:table-cell>
            <table:table-cell table:style-name="ce81"/>
            <table:table-cell table:style-name="ce43" table:formula="of:=[.R27]/1000000" office:value-type="float" office:value="0">
              <text:p><text:s/>- <text:s text:c="5"/></text:p>
            </table:table-cell>
            <table:table-cell table:style-name="ce111" table:formula="of:=[.P27]/[.$P$46]" office:value-type="percentage" office:value="0.00307079393398751">
              <text:p>0%</text:p>
            </table:table-cell>
            <table:table-cell table:style-name="ce78" table:formula="of:=[.P27]/[.$P$42]" office:value-type="percentage" office:value="0.00368561027837259">
              <text:p>0%</text:p>
            </table:table-cell>
            <table:table-cell/>
            <table:covered-table-cell table:style-name="ce122"/>
            <table:covered-table-cell table:style-name="ce131"/>
            <table:table-cell table:number-columns-repeated="1000"/>
          </table:table-row>
        </table:table-row-group>
        <table:table-row table:style-name="ro8">
          <table:table-cell table:style-name="ce8" office:value-type="string">
            <text:p>jeunesse_sports_femme_famille</text:p>
          </table:table-cell>
          <table:table-cell table:style-name="ce17" office:value-type="string">
            <text:p>*FUSION Ministère de la jeunesse, des sports de la femme et de la famille</text:p>
          </table:table-cell>
          <table:table-cell table:style-name="ce32"/>
          <table:table-cell table:style-name="ce41" office:value-type="float" office:value="591071000">
            <text:p><text:s/>591,071,000 <text:s text:c="3"/></text:p>
          </table:table-cell>
          <table:table-cell table:style-name="ce41" table:formula="of:=[.D28]/1000000" office:value-type="float" office:value="591.071">
            <text:p><text:s/>591 <text:s text:c="3"/></text:p>
          </table:table-cell>
          <table:table-cell table:style-name="ce55" table:formula="of:=([.D28]-[.P28])/[.D28]" office:value-type="percentage" office:value="0.0811865241231595">
            <text:p>8%</text:p>
          </table:table-cell>
          <table:table-cell table:style-name="ce43" office:value-type="float" office:value="98648000">
            <text:p><text:s/>98,648,000 <text:s text:c="3"/></text:p>
          </table:table-cell>
          <table:table-cell table:style-name="ce43" table:formula="of:=[.G28]/1000000" office:value-type="float" office:value="98.648">
            <text:p><text:s/>99 <text:s text:c="3"/></text:p>
          </table:table-cell>
          <table:table-cell table:style-name="ce70" table:formula="of:=([.G28]-[.R28])/[.G28]" office:value-type="percentage" office:value="0.196202659962696">
            <text:p>20%</text:p>
          </table:table-cell>
          <table:table-cell table:style-name="ce43" office:value-type="float" office:value="17000000">
            <text:p><text:s/>17,000,000 <text:s text:c="3"/></text:p>
          </table:table-cell>
          <table:table-cell table:style-name="ce43" table:formula="of:=[.J28]/1000000" office:value-type="float" office:value="17">
            <text:p><text:s/>17 <text:s text:c="3"/></text:p>
          </table:table-cell>
          <table:table-cell table:style-name="ce78" table:formula="of:=[.D28]/[.$D$46]" office:value-type="percentage" office:value="0.0204522837370242">
            <text:p>2%</text:p>
          </table:table-cell>
          <table:table-cell table:style-name="ce78" table:formula="of:=[.D28]/[.$D$42]" office:value-type="percentage" office:value="0.0246419313351475">
            <text:p>2%</text:p>
          </table:table-cell>
          <table:table-cell table:style-name="ce90" table:formula="of:=[.G28]/[.D28]" office:value-type="percentage" office:value="0.166897039441962">
            <text:p>17%</text:p>
          </table:table-cell>
          <table:table-cell table:style-name="ce96"/>
          <table:table-cell table:style-name="ce81" table:formula="of:=SUM([.P26:.P27])" office:value-type="float" office:value="543084000">
            <text:p>543,084,000</text:p>
          </table:table-cell>
          <table:table-cell table:style-name="ce43" table:formula="of:=[.P28]/1000000" office:value-type="float" office:value="543.084">
            <text:p><text:s/>543 <text:s text:c="3"/></text:p>
          </table:table-cell>
          <table:table-cell table:style-name="ce81" table:formula="of:=SUM(6443000+72850000)" office:value-type="float" office:value="79293000">
            <text:p>79,293,000</text:p>
          </table:table-cell>
          <table:table-cell table:style-name="ce43" table:formula="of:=[.R28]/1000000" office:value-type="float" office:value="79.293">
            <text:p><text:s/>79 <text:s text:c="3"/></text:p>
          </table:table-cell>
          <table:table-cell table:style-name="ce111" table:formula="of:=SUM([.T26:.T27])" office:value-type="percentage" office:value="0.0193785548617306">
            <text:p>2%</text:p>
          </table:table-cell>
          <table:table-cell table:style-name="ce78" table:formula="of:=[.P28]/[.$P$42]" office:value-type="percentage" office:value="0.0232584154175589">
            <text:p>2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-group>
          <table:table-row table:style-name="ro6">
            <table:table-cell table:style-name="ce5"/>
            <table:table-cell table:style-name="ce19" office:value-type="string">
              <text:p>Justice </text:p>
            </table:table-cell>
            <table:table-cell table:style-name="ce32" office:value-type="string">
              <text:p>وزارة العدل </text:p>
            </table:table-cell>
            <table:table-cell table:style-name="ce41" office:value-type="float" office:value="423406000">
              <text:p><text:s/>423,406,000 <text:s text:c="3"/></text:p>
            </table:table-cell>
            <table:table-cell table:style-name="ce41" table:formula="of:=[.D29]/1000000" office:value-type="float" office:value="423.406">
              <text:p><text:s/>423 <text:s text:c="3"/></text:p>
            </table:table-cell>
            <table:table-cell table:style-name="ce55" table:formula="of:=([.D29]-[.P29])/[.D29]" office:value-type="percentage" office:value="0.0625924053981285">
              <text:p>6%</text:p>
            </table:table-cell>
            <table:table-cell table:style-name="ce43" office:value-type="float" office:value="39882000">
              <text:p><text:s/>39,882,000 <text:s text:c="3"/></text:p>
            </table:table-cell>
            <table:table-cell table:style-name="ce43" table:formula="of:=[.G29]/1000000" office:value-type="float" office:value="39.882">
              <text:p><text:s/>40 <text:s text:c="3"/></text:p>
            </table:table-cell>
            <table:table-cell table:style-name="ce70" table:formula="of:=([.G29]-[.R29])/[.G29]" office:value-type="percentage" office:value="1">
              <text:p>100%</text:p>
            </table:table-cell>
            <table:table-cell table:style-name="ce43"/>
            <table:table-cell table:style-name="ce43" table:formula="of:=[.J29]/1000000" office:value-type="float" office:value="0">
              <text:p><text:s/>- <text:s text:c="5"/></text:p>
            </table:table-cell>
            <table:table-cell table:style-name="ce78" table:formula="of:=[.D29]/[.$D$46]" office:value-type="percentage" office:value="0.0146507266435986">
              <text:p>1%</text:p>
            </table:table-cell>
            <table:table-cell table:style-name="ce78" table:formula="of:=[.D29]/[.$D$42]" office:value-type="percentage" office:value="0.0176519260442307">
              <text:p>2%</text:p>
            </table:table-cell>
            <table:table-cell table:style-name="ce90" table:formula="of:=[.G29]/[.D29]" office:value-type="percentage" office:value="0.0941932802085941">
              <text:p>9%</text:p>
            </table:table-cell>
            <table:table-cell table:style-name="ce96"/>
            <table:table-cell table:style-name="ce81" office:value-type="float" office:value="396904000">
              <text:p>396,904,000</text:p>
            </table:table-cell>
            <table:table-cell table:style-name="ce43" table:formula="of:=[.P29]/1000000" office:value-type="float" office:value="396.904">
              <text:p><text:s/>397 <text:s text:c="3"/></text:p>
            </table:table-cell>
            <table:table-cell table:style-name="ce81"/>
            <table:table-cell table:style-name="ce43" table:formula="of:=[.R29]/1000000" office:value-type="float" office:value="0">
              <text:p><text:s/>- <text:s text:c="5"/></text:p>
            </table:table-cell>
            <table:table-cell table:style-name="ce111" table:formula="of:=[.P29]/[.$P$46]" office:value-type="percentage" office:value="0.0141624977698484">
              <text:p>1%</text:p>
            </table:table-cell>
            <table:table-cell table:style-name="ce78" table:formula="of:=[.P29]/[.$P$42]" office:value-type="percentage" office:value="0.0169980299785867">
              <text:p>2%</text:p>
            </table:table-cell>
            <table:table-cell/>
            <table:covered-table-cell table:style-name="ce122"/>
            <table:covered-table-cell table:style-name="ce131"/>
            <table:table-cell table:number-columns-repeated="1000"/>
          </table:table-row>
          <table:table-row table:style-name="ro16">
            <table:table-cell table:style-name="ce5"/>
            <table:table-cell table:style-name="ce19" office:value-type="string">
              <text:p>Droits de l'Homme et de la Justice Transitionnelle</text:p>
            </table:table-cell>
            <table:table-cell table:style-name="ce33" office:value-type="string">
              <text:p>وزارة حقوق الإنسان والعدالة الانتقالية</text:p>
            </table:table-cell>
            <table:table-cell table:style-name="ce41" office:value-type="float" office:value="5806000">
              <text:p><text:s/>5,806,000 <text:s text:c="3"/></text:p>
            </table:table-cell>
            <table:table-cell table:style-name="ce41" table:formula="of:=[.D30]/1000000" office:value-type="float" office:value="5.806">
              <text:p><text:s/>6 <text:s text:c="3"/></text:p>
            </table:table-cell>
            <table:table-cell table:style-name="ce55" table:formula="of:=([.D30]-[.P30])/[.D30]" office:value-type="percentage" office:value="-0.0191181536341715">
              <text:p>-2%</text:p>
            </table:table-cell>
            <table:table-cell table:style-name="ce43" table:formula="of:=600000" office:value-type="float" office:value="600000">
              <text:p><text:s/>600,000 <text:s text:c="3"/></text:p>
            </table:table-cell>
            <table:table-cell table:style-name="ce43" table:formula="of:=[.G30]/1000000" office:value-type="float" office:value="0.6">
              <text:p><text:s/>1 <text:s text:c="3"/></text:p>
            </table:table-cell>
            <table:table-cell table:style-name="ce70" table:formula="of:=([.G30]-[.R30])/[.G30]" office:value-type="percentage" office:value="1">
              <text:p>100%</text:p>
            </table:table-cell>
            <table:table-cell table:style-name="ce43"/>
            <table:table-cell table:style-name="ce43" table:formula="of:=[.J30]/1000000" office:value-type="float" office:value="0">
              <text:p><text:s/>- <text:s text:c="5"/></text:p>
            </table:table-cell>
            <table:table-cell table:style-name="ce78" table:formula="of:=[.D30]/[.$D$46]" office:value-type="percentage" office:value="0.000200899653979239">
              <text:p>0%</text:p>
            </table:table-cell>
            <table:table-cell table:style-name="ce78" table:formula="of:=[.D30]/[.$D$42]" office:value-type="percentage" office:value="0.000242053921325638">
              <text:p>0%</text:p>
            </table:table-cell>
            <table:table-cell table:style-name="ce89" table:formula="of:=[.G30]/[.D30]" office:value-type="percentage" office:value="0.103341370995522">
              <text:p>10%</text:p>
            </table:table-cell>
            <table:table-cell table:style-name="ce95"/>
            <table:table-cell table:style-name="ce81" office:value-type="float" office:value="5917000">
              <text:p>5,917,000</text:p>
            </table:table-cell>
            <table:table-cell table:style-name="ce43" table:formula="of:=[.P30]/1000000" office:value-type="float" office:value="5.917">
              <text:p><text:s/>6 <text:s text:c="3"/></text:p>
            </table:table-cell>
            <table:table-cell table:style-name="ce81"/>
            <table:table-cell table:style-name="ce43" table:formula="of:=[.R30]/1000000" office:value-type="float" office:value="0">
              <text:p><text:s/>- <text:s text:c="5"/></text:p>
            </table:table-cell>
            <table:table-cell table:style-name="ce111" table:formula="of:=[.P30]/[.$P$46]" office:value-type="percentage" office:value="0.000211132917038359">
              <text:p>0%</text:p>
            </table:table-cell>
            <table:table-cell table:style-name="ce78" table:formula="of:=[.P30]/[.$P$42]" office:value-type="percentage" office:value="0.000253404710920771">
              <text:p>0%</text:p>
            </table:table-cell>
            <table:table-cell/>
            <table:covered-table-cell table:style-name="ce122"/>
            <table:covered-table-cell table:style-name="ce131"/>
            <table:table-cell table:number-columns-repeated="1000"/>
          </table:table-row>
        </table:table-row-group>
        <table:table-row table:style-name="ro8">
          <table:table-cell table:style-name="ce9" office:value-type="string">
            <text:p>justice_droits_de_lhomme</text:p>
          </table:table-cell>
          <table:table-cell table:style-name="ce17" office:value-type="string">
            <text:p>*FUSION Ministère de la justice , des droits de l'homme et de la justice transitionnelle</text:p>
          </table:table-cell>
          <table:table-cell table:style-name="ce33"/>
          <table:table-cell table:style-name="ce41" office:value-type="float" office:value="429212000">
            <text:p><text:s/>429,212,000 <text:s text:c="3"/></text:p>
          </table:table-cell>
          <table:table-cell table:style-name="ce41" table:formula="of:=[.D31]/1000000" office:value-type="float" office:value="429.212">
            <text:p><text:s/>429 <text:s text:c="3"/></text:p>
          </table:table-cell>
          <table:table-cell table:style-name="ce55" table:formula="of:=([.D31]-[.P31])/[.D31]" office:value-type="percentage" office:value="0.0614870972852576">
            <text:p>6%</text:p>
          </table:table-cell>
          <table:table-cell table:style-name="ce43" table:formula="of:=[.G29]+[.G30]" office:value-type="float" office:value="40482000">
            <text:p><text:s/>40,482,000 <text:s text:c="3"/></text:p>
          </table:table-cell>
          <table:table-cell table:style-name="ce43" table:formula="of:=[.G31]/1000000" office:value-type="float" office:value="40.482">
            <text:p><text:s/>40 <text:s text:c="3"/></text:p>
          </table:table-cell>
          <table:table-cell table:style-name="ce70" table:formula="of:=([.G31]-[.R31])/[.G31]" office:value-type="percentage" office:value="0.195864828812806">
            <text:p>20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31]/1000000" office:value-type="float" office:value="0">
            <text:p><text:s/>- <text:s text:c="5"/></text:p>
          </table:table-cell>
          <table:table-cell table:style-name="ce78" table:formula="of:=[.D31]/[.$D$46]" office:value-type="percentage" office:value="0.0148516262975779">
            <text:p>1%</text:p>
          </table:table-cell>
          <table:table-cell table:style-name="ce78" table:formula="of:=[.D31]/[.$D$42]" office:value-type="percentage" office:value="0.0178939799655563">
            <text:p>2%</text:p>
          </table:table-cell>
          <table:table-cell table:style-name="ce89" table:formula="of:=[.G31]/[.D31]" office:value-type="percentage" office:value="0.0943170274829222">
            <text:p>9%</text:p>
          </table:table-cell>
          <table:table-cell table:style-name="ce95"/>
          <table:table-cell table:style-name="ce81" table:formula="of:=SUM([.P29:.P30])" office:value-type="float" office:value="402821000">
            <text:p>402,821,000</text:p>
          </table:table-cell>
          <table:table-cell table:style-name="ce43" table:formula="of:=[.P31]/1000000" office:value-type="float" office:value="402.821">
            <text:p><text:s/>403 <text:s text:c="3"/></text:p>
          </table:table-cell>
          <table:table-cell table:style-name="ce81" office:value-type="float" office:value="32553000">
            <text:p>32,553,000</text:p>
          </table:table-cell>
          <table:table-cell table:style-name="ce43" table:formula="of:=[.R31]/1000000" office:value-type="float" office:value="32.553">
            <text:p><text:s/>33 <text:s text:c="3"/></text:p>
          </table:table-cell>
          <table:table-cell table:style-name="ce111" table:formula="of:=SUM([.T29:.T30])" office:value-type="percentage" office:value="0.0143736306868867">
            <text:p>1%</text:p>
          </table:table-cell>
          <table:table-cell table:style-name="ce78" table:formula="of:=[.P31]/[.$P$42]" office:value-type="percentage" office:value="0.0172514346895075">
            <text:p>2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10" office:value-type="string">
            <text:p>affaires_etrangeres</text:p>
          </table:table-cell>
          <table:table-cell table:style-name="ce18" office:value-type="string">
            <text:p>Ministère des Affaires étrangères</text:p>
          </table:table-cell>
          <table:table-cell table:style-name="ce26" office:value-type="string">
            <text:p> وزارة الشؤون الخارجية </text:p>
          </table:table-cell>
          <table:table-cell table:style-name="ce41" office:value-type="float" office:value="209215000">
            <text:p><text:s/>209,215,000 <text:s text:c="3"/></text:p>
          </table:table-cell>
          <table:table-cell table:style-name="ce41" table:formula="of:=[.D32]/1000000" office:value-type="float" office:value="209.215">
            <text:p><text:s/>209 <text:s text:c="3"/></text:p>
          </table:table-cell>
          <table:table-cell table:style-name="ce55" table:formula="of:=([.D32]-[.P32])/[.D32]" office:value-type="percentage" office:value="0.0896780823554716">
            <text:p>9%</text:p>
          </table:table-cell>
          <table:table-cell table:style-name="ce43" office:value-type="float" office:value="4805000">
            <text:p><text:s/>4,805,000 <text:s text:c="3"/></text:p>
          </table:table-cell>
          <table:table-cell table:style-name="ce43" table:formula="of:=[.G32]/1000000" office:value-type="float" office:value="4.805">
            <text:p><text:s/>5 <text:s text:c="3"/></text:p>
          </table:table-cell>
          <table:table-cell table:style-name="ce70" table:formula="of:=([.G32]-[.R32])/[.G32]" office:value-type="percentage" office:value="0">
            <text:p>0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32]/1000000" office:value-type="float" office:value="0">
            <text:p><text:s/>- <text:s text:c="5"/></text:p>
          </table:table-cell>
          <table:table-cell table:style-name="ce78" table:formula="of:=[.D32]/[.$D$46]" office:value-type="percentage" office:value="0.00723927335640138">
            <text:p>1%</text:p>
          </table:table-cell>
          <table:table-cell table:style-name="ce78" table:formula="of:=[.D32]/[.$D$42]" office:value-type="percentage" office:value="0.00872223753877772">
            <text:p>1%</text:p>
          </table:table-cell>
          <table:table-cell table:style-name="ce89" table:formula="of:=[.G32]/[.D32]" office:value-type="percentage" office:value="0.0229668044834261">
            <text:p>2%</text:p>
          </table:table-cell>
          <table:table-cell table:style-name="ce95"/>
          <table:table-cell table:style-name="ce81" office:value-type="float" office:value="190453000">
            <text:p>190,453,000</text:p>
          </table:table-cell>
          <table:table-cell table:style-name="ce43" table:formula="of:=[.P32]/1000000" office:value-type="float" office:value="190.453">
            <text:p><text:s/>190 <text:s text:c="3"/></text:p>
          </table:table-cell>
          <table:table-cell table:style-name="ce81" office:value-type="float" office:value="4805000">
            <text:p>4,805,000</text:p>
          </table:table-cell>
          <table:table-cell table:style-name="ce43" table:formula="of:=[.R32]/1000000" office:value-type="float" office:value="4.805">
            <text:p><text:s/>5 <text:s text:c="3"/></text:p>
          </table:table-cell>
          <table:table-cell table:style-name="ce111" table:formula="of:=[.P32]/[.$P$46]" office:value-type="percentage" office:value="0.00679582515611062">
            <text:p>1%</text:p>
          </table:table-cell>
          <table:table-cell table:style-name="ce78" table:formula="of:=[.P32]/[.$P$42]" office:value-type="percentage" office:value="0.00815644539614561">
            <text:p>1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7" office:value-type="string">
            <text:p>culture</text:p>
          </table:table-cell>
          <table:table-cell table:style-name="ce18" office:value-type="string">
            <text:p>Ministère de la Culture</text:p>
          </table:table-cell>
          <table:table-cell table:style-name="ce28" office:value-type="string">
            <text:p> وزارة الثقافة </text:p>
          </table:table-cell>
          <table:table-cell table:style-name="ce41" office:value-type="float" office:value="192957000">
            <text:p><text:s/>192,957,000 <text:s text:c="3"/></text:p>
          </table:table-cell>
          <table:table-cell table:style-name="ce41" table:formula="of:=[.D33]/1000000" office:value-type="float" office:value="192.957">
            <text:p><text:s/>193 <text:s text:c="3"/></text:p>
          </table:table-cell>
          <table:table-cell table:style-name="ce55" table:formula="of:=([.D33]-[.P33])/[.D33]" office:value-type="percentage" office:value="0.0785045372803267">
            <text:p>8%</text:p>
          </table:table-cell>
          <table:table-cell table:style-name="ce43" office:value-type="float" office:value="51469000">
            <text:p><text:s/>51,469,000 <text:s text:c="3"/></text:p>
          </table:table-cell>
          <table:table-cell table:style-name="ce43" table:formula="of:=[.G33]/1000000" office:value-type="float" office:value="51.469">
            <text:p><text:s/>51 <text:s text:c="3"/></text:p>
          </table:table-cell>
          <table:table-cell table:style-name="ce70" table:formula="of:=([.G33]-[.R33])/[.G33]" office:value-type="percentage" office:value="0.0680409566923779">
            <text:p>7%</text:p>
          </table:table-cell>
          <table:table-cell table:style-name="ce43" office:value-type="float" office:value="4000000">
            <text:p><text:s/>4,000,000 <text:s text:c="3"/></text:p>
          </table:table-cell>
          <table:table-cell table:style-name="ce43" table:formula="of:=[.J33]/1000000" office:value-type="float" office:value="4">
            <text:p><text:s/>4 <text:s text:c="3"/></text:p>
          </table:table-cell>
          <table:table-cell table:style-name="ce78" table:formula="of:=[.D33]/[.$D$46]" office:value-type="percentage" office:value="0.00667671280276817">
            <text:p>1%</text:p>
          </table:table-cell>
          <table:table-cell table:style-name="ce78" table:formula="of:=[.D33]/[.$D$42]" office:value-type="percentage" office:value="0.00804443653069776">
            <text:p>1%</text:p>
          </table:table-cell>
          <table:table-cell table:style-name="ce89" table:formula="of:=[.G33]/[.D33]" office:value-type="percentage" office:value="0.266738185191519">
            <text:p>27%</text:p>
          </table:table-cell>
          <table:table-cell table:style-name="ce95"/>
          <table:table-cell table:style-name="ce81" office:value-type="float" office:value="177809000">
            <text:p>177,809,000</text:p>
          </table:table-cell>
          <table:table-cell table:style-name="ce43" table:formula="of:=[.P33]/1000000" office:value-type="float" office:value="177.809">
            <text:p><text:s/>178 <text:s text:c="3"/></text:p>
          </table:table-cell>
          <table:table-cell table:style-name="ce81" office:value-type="float" office:value="47967000">
            <text:p>47,967,000</text:p>
          </table:table-cell>
          <table:table-cell table:style-name="ce43" table:formula="of:=[.R33]/1000000" office:value-type="float" office:value="47.967">
            <text:p><text:s/>48 <text:s text:c="3"/></text:p>
          </table:table-cell>
          <table:table-cell table:style-name="ce111" table:formula="of:=[.P33]/[.$P$46]" office:value-type="percentage" office:value="0.00634465655664585">
            <text:p>1%</text:p>
          </table:table-cell>
          <table:table-cell table:style-name="ce78" table:formula="of:=[.P33]/[.$P$42]" office:value-type="percentage" office:value="0.00761494646680942">
            <text:p>1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7" office:value-type="string">
            <text:p>gouvernement</text:p>
          </table:table-cell>
          <table:table-cell table:style-name="ce20" office:value-type="string">
            <text:p>Présidence du Gouvernement</text:p>
          </table:table-cell>
          <table:table-cell table:style-name="ce29" office:value-type="string">
            <text:p> رئاسة الحكومة </text:p>
          </table:table-cell>
          <table:table-cell table:style-name="ce41" office:value-type="float" office:value="147271000">
            <text:p><text:s/>147,271,000 <text:s text:c="3"/></text:p>
          </table:table-cell>
          <table:table-cell table:style-name="ce41" table:formula="of:=[.D34]/1000000" office:value-type="float" office:value="147.271">
            <text:p><text:s/>147 <text:s text:c="3"/></text:p>
          </table:table-cell>
          <table:table-cell table:style-name="ce55" table:formula="of:=([.D34]-[.P34])/[.D34]" office:value-type="percentage" office:value="-0.0184557720121409">
            <text:p>-2%</text:p>
          </table:table-cell>
          <table:table-cell table:style-name="ce43" office:value-type="float" office:value="23628000">
            <text:p><text:s/>23,628,000 <text:s text:c="3"/></text:p>
          </table:table-cell>
          <table:table-cell table:style-name="ce43" table:formula="of:=[.G34]/1000000" office:value-type="float" office:value="23.628">
            <text:p><text:s/>24 <text:s text:c="3"/></text:p>
          </table:table-cell>
          <table:table-cell table:style-name="ce70" table:formula="of:=([.G34]-[.R34])/[.G34]" office:value-type="percentage" office:value="-0.113509395632301">
            <text:p>-11%</text:p>
          </table:table-cell>
          <table:table-cell table:style-name="ce43" office:value-type="float" office:value="3000000">
            <text:p><text:s/>3,000,000 <text:s text:c="3"/></text:p>
          </table:table-cell>
          <table:table-cell table:style-name="ce43" table:formula="of:=[.J34]/1000000" office:value-type="float" office:value="3">
            <text:p><text:s/>3 <text:s text:c="3"/></text:p>
          </table:table-cell>
          <table:table-cell table:style-name="ce78" table:formula="of:=[.D34]/[.$D$46]" office:value-type="percentage" office:value="0.00509588235294118">
            <text:p>1%</text:p>
          </table:table-cell>
          <table:table-cell table:style-name="ce78" table:formula="of:=[.D34]/[.$D$42]" office:value-type="percentage" office:value="0.00613977317388014">
            <text:p>1%</text:p>
          </table:table-cell>
          <table:table-cell table:style-name="ce89" table:formula="of:=[.G34]/[.D34]" office:value-type="percentage" office:value="0.160438918728059">
            <text:p>16%</text:p>
          </table:table-cell>
          <table:table-cell table:style-name="ce95"/>
          <table:table-cell table:style-name="ce81" office:value-type="float" office:value="149989000">
            <text:p>149,989,000</text:p>
          </table:table-cell>
          <table:table-cell table:style-name="ce43" table:formula="of:=[.P34]/1000000" office:value-type="float" office:value="149.989">
            <text:p><text:s/>150 <text:s text:c="3"/></text:p>
          </table:table-cell>
          <table:table-cell table:style-name="ce81" office:value-type="float" office:value="26310000">
            <text:p>26,310,000</text:p>
          </table:table-cell>
          <table:table-cell table:style-name="ce43" table:formula="of:=[.R34]/1000000" office:value-type="float" office:value="26.31">
            <text:p><text:s/>26 <text:s text:c="3"/></text:p>
          </table:table-cell>
          <table:table-cell table:style-name="ce111" table:formula="of:=[.P34]/[.$P$46]" office:value-type="percentage" office:value="0.00535197145405888">
            <text:p>1%</text:p>
          </table:table-cell>
          <table:table-cell table:style-name="ce78" table:formula="of:=[.P34]/[.$P$42]" office:value-type="percentage" office:value="0.00642351177730193">
            <text:p>1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7" office:value-type="string">
            <text:p>tourisme</text:p>
          </table:table-cell>
          <table:table-cell table:style-name="ce18" office:value-type="string">
            <text:p>Ministère du Tourisme</text:p>
          </table:table-cell>
          <table:table-cell table:style-name="ce29" office:value-type="string">
            <text:p>وزارة السياحة </text:p>
          </table:table-cell>
          <table:table-cell table:style-name="ce41" office:value-type="float" office:value="149495000">
            <text:p><text:s/>149,495,000 <text:s text:c="3"/></text:p>
          </table:table-cell>
          <table:table-cell table:style-name="ce41" table:formula="of:=[.D35]/1000000" office:value-type="float" office:value="149.495">
            <text:p><text:s/>149 <text:s text:c="3"/></text:p>
          </table:table-cell>
          <table:table-cell table:style-name="ce55" table:formula="of:=([.D35]-[.P35])/[.D35]" office:value-type="percentage" office:value="0.214281414094117">
            <text:p>21%</text:p>
          </table:table-cell>
          <table:table-cell table:style-name="ce43" office:value-type="float" office:value="83721000">
            <text:p><text:s/>83,721,000 <text:s text:c="3"/></text:p>
          </table:table-cell>
          <table:table-cell table:style-name="ce43" table:formula="of:=[.G35]/1000000" office:value-type="float" office:value="83.721">
            <text:p><text:s/>84 <text:s text:c="3"/></text:p>
          </table:table-cell>
          <table:table-cell table:style-name="ce70" table:formula="of:=([.G35]-[.R35])/[.G35]" office:value-type="percentage" office:value="0.204727607171438">
            <text:p>20%</text:p>
          </table:table-cell>
          <table:table-cell table:style-name="ce43" office:value-type="float" office:value="14000000">
            <text:p><text:s/>14,000,000 <text:s text:c="3"/></text:p>
          </table:table-cell>
          <table:table-cell table:style-name="ce43" table:formula="of:=[.J35]/1000000" office:value-type="float" office:value="14">
            <text:p><text:s/>14 <text:s text:c="3"/></text:p>
          </table:table-cell>
          <table:table-cell table:style-name="ce78" table:formula="of:=[.D35]/[.$D$46]" office:value-type="percentage" office:value="0.00517283737024222">
            <text:p>1%</text:p>
          </table:table-cell>
          <table:table-cell table:style-name="ce78" table:formula="of:=[.D35]/[.$D$42]" office:value-type="percentage" office:value="0.00623249241622051">
            <text:p>1%</text:p>
          </table:table-cell>
          <table:table-cell table:style-name="ce89" table:formula="of:=[.G35]/[.D35]" office:value-type="percentage" office:value="0.560025418910331">
            <text:p>56%</text:p>
          </table:table-cell>
          <table:table-cell table:style-name="ce95"/>
          <table:table-cell table:style-name="ce81" office:value-type="float" office:value="117461000">
            <text:p>117,461,000</text:p>
          </table:table-cell>
          <table:table-cell table:style-name="ce43" table:formula="of:=[.P35]/1000000" office:value-type="float" office:value="117.461">
            <text:p><text:s/>117 <text:s text:c="3"/></text:p>
          </table:table-cell>
          <table:table-cell table:style-name="ce81" office:value-type="float" office:value="66581000">
            <text:p>66,581,000</text:p>
          </table:table-cell>
          <table:table-cell table:style-name="ce43" table:formula="of:=[.R35]/1000000" office:value-type="float" office:value="66.581">
            <text:p><text:s/>67 <text:s text:c="3"/></text:p>
          </table:table-cell>
          <table:table-cell table:style-name="ce111" table:formula="of:=[.P35]/[.$P$46]" office:value-type="percentage" office:value="0.00419129348795718">
            <text:p>0%</text:p>
          </table:table-cell>
          <table:table-cell table:style-name="ce78" table:formula="of:=[.P35]/[.$P$42]" office:value-type="percentage" office:value="0.00503044967880086">
            <text:p>1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10" office:value-type="string">
            <text:p>affaires_religieuses</text:p>
          </table:table-cell>
          <table:table-cell table:style-name="ce18" office:value-type="string">
            <text:p>Ministère des Affaires religieuses</text:p>
          </table:table-cell>
          <table:table-cell table:style-name="ce29" office:value-type="string">
            <text:p>وزارة الشؤون الدينية </text:p>
          </table:table-cell>
          <table:table-cell table:style-name="ce41" office:value-type="float" office:value="86642000">
            <text:p><text:s/>86,642,000 <text:s text:c="3"/></text:p>
          </table:table-cell>
          <table:table-cell table:style-name="ce41" table:formula="of:=[.D36]/1000000" office:value-type="float" office:value="86.642">
            <text:p><text:s/>87 <text:s text:c="3"/></text:p>
          </table:table-cell>
          <table:table-cell table:style-name="ce55" table:formula="of:=([.D36]-[.P36])/[.D36]" office:value-type="percentage" office:value="-0.0186630040857783">
            <text:p>-2%</text:p>
          </table:table-cell>
          <table:table-cell table:style-name="ce43" office:value-type="float" office:value="2400000">
            <text:p><text:s/>2,400,000 <text:s text:c="3"/></text:p>
          </table:table-cell>
          <table:table-cell table:style-name="ce43" table:formula="of:=[.G36]/1000000" office:value-type="float" office:value="2.4">
            <text:p><text:s/>2 <text:s text:c="3"/></text:p>
          </table:table-cell>
          <table:table-cell table:style-name="ce70" table:formula="of:=([.G36]-[.R36])/[.G36]" office:value-type="percentage" office:value="-0.279166666666667">
            <text:p>-28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36]/1000000" office:value-type="float" office:value="0">
            <text:p><text:s/>- <text:s text:c="5"/></text:p>
          </table:table-cell>
          <table:table-cell table:style-name="ce78" table:formula="of:=[.D36]/[.$D$46]" office:value-type="percentage" office:value="0.00299799307958477">
            <text:p>0%</text:p>
          </table:table-cell>
          <table:table-cell table:style-name="ce78" table:formula="of:=[.D36]/[.$D$42]" office:value-type="percentage" office:value="0.00361213156243472">
            <text:p>0%</text:p>
          </table:table-cell>
          <table:table-cell table:style-name="ce89" table:formula="of:=[.G36]/[.D36]" office:value-type="percentage" office:value="0.0277001915929919">
            <text:p>3%</text:p>
          </table:table-cell>
          <table:table-cell table:style-name="ce95"/>
          <table:table-cell table:style-name="ce81" office:value-type="float" office:value="88259000">
            <text:p>88,259,000</text:p>
          </table:table-cell>
          <table:table-cell table:style-name="ce43" table:formula="of:=[.P36]/1000000" office:value-type="float" office:value="88.259">
            <text:p><text:s/>88 <text:s text:c="3"/></text:p>
          </table:table-cell>
          <table:table-cell table:style-name="ce81" office:value-type="float" office:value="3070000">
            <text:p>3,070,000</text:p>
          </table:table-cell>
          <table:table-cell table:style-name="ce43" table:formula="of:=[.R36]/1000000" office:value-type="float" office:value="3.07">
            <text:p><text:s/>3 <text:s text:c="3"/></text:p>
          </table:table-cell>
          <table:table-cell table:style-name="ce111" table:formula="of:=[.P36]/[.$P$46]" office:value-type="percentage" office:value="0.0031492952720785">
            <text:p>0%</text:p>
          </table:table-cell>
          <table:table-cell table:style-name="ce78" table:formula="of:=[.P36]/[.$P$42]" office:value-type="percentage" office:value="0.00377982869379015">
            <text:p>0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17">
          <table:table-cell table:style-name="ce5" office:value-type="string">
            <text:p>presidence</text:p>
          </table:table-cell>
          <table:table-cell table:style-name="ce20" office:value-type="string">
            <text:p>Présidence de la république</text:p>
          </table:table-cell>
          <table:table-cell table:style-name="ce29" office:value-type="string">
            <text:p> رئاسة الجمهورية</text:p>
          </table:table-cell>
          <table:table-cell table:style-name="ce41" office:value-type="float" office:value="88156000">
            <text:p><text:s/>88,156,000 <text:s text:c="3"/></text:p>
          </table:table-cell>
          <table:table-cell table:style-name="ce41" table:formula="of:=[.D37]/1000000" office:value-type="float" office:value="88.156">
            <text:p><text:s/>88 <text:s text:c="3"/></text:p>
          </table:table-cell>
          <table:table-cell table:style-name="ce55" table:formula="of:=([.D37]-[.P37])/[.D37]" office:value-type="percentage" office:value="0.0568764462997414">
            <text:p>6%</text:p>
          </table:table-cell>
          <table:table-cell table:style-name="ce43" office:value-type="float" office:value="4886000">
            <text:p><text:s/>4,886,000 <text:s text:c="3"/></text:p>
          </table:table-cell>
          <table:table-cell table:style-name="ce43" table:formula="of:=[.G37]/1000000" office:value-type="float" office:value="4.886">
            <text:p><text:s/>5 <text:s text:c="3"/></text:p>
          </table:table-cell>
          <table:table-cell table:style-name="ce70" table:formula="of:=([.G37]-[.R37])/[.G37]" office:value-type="percentage" office:value="0">
            <text:p>0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37]/1000000" office:value-type="float" office:value="0">
            <text:p><text:s/>- <text:s text:c="5"/></text:p>
          </table:table-cell>
          <table:table-cell table:style-name="ce78" table:formula="of:=[.D37]/[.$D$46]" office:value-type="percentage" office:value="0.00305038062283737">
            <text:p>0%</text:p>
          </table:table-cell>
          <table:table-cell table:style-name="ce78" table:formula="of:=[.D37]/[.$D$42]" office:value-type="percentage" office:value="0.00367525068694161">
            <text:p>0%</text:p>
          </table:table-cell>
          <table:table-cell table:style-name="ce89" table:formula="of:=[.G37]/[.D37]" office:value-type="percentage" office:value="0.0554244747946822">
            <text:p>6%</text:p>
          </table:table-cell>
          <table:table-cell table:style-name="ce95"/>
          <table:table-cell table:style-name="ce81" office:value-type="float" office:value="83142000">
            <text:p>83,142,000</text:p>
          </table:table-cell>
          <table:table-cell table:style-name="ce43" table:formula="of:=[.P37]/1000000" office:value-type="float" office:value="83.142">
            <text:p><text:s/>83 <text:s text:c="3"/></text:p>
          </table:table-cell>
          <table:table-cell table:style-name="ce81" office:value-type="float" office:value="4886000">
            <text:p>4,886,000</text:p>
          </table:table-cell>
          <table:table-cell table:style-name="ce43" table:formula="of:=[.R37]/1000000" office:value-type="float" office:value="4.886">
            <text:p><text:s/>5 <text:s text:c="3"/></text:p>
          </table:table-cell>
          <table:table-cell table:style-name="ce111" table:formula="of:=[.P37]/[.$P$46]" office:value-type="percentage" office:value="0.00296670829616414">
            <text:p>0%</text:p>
          </table:table-cell>
          <table:table-cell table:style-name="ce78" table:formula="of:=[.P37]/[.$P$42]" office:value-type="percentage" office:value="0.0035606852248394">
            <text:p>0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11" office:value-type="string">
            <text:p>isie</text:p>
          </table:table-cell>
          <table:table-cell table:style-name="ce20" office:value-type="string">
            <text:p>Instance Superieure Independente pour les Elections</text:p>
          </table:table-cell>
          <table:table-cell table:style-name="ce29"/>
          <table:table-cell table:style-name="ce41" office:value-type="float" office:value="70000000">
            <text:p><text:s/>70,000,000 <text:s text:c="3"/></text:p>
          </table:table-cell>
          <table:table-cell table:style-name="ce41" table:formula="of:=[.D38]/1000000" office:value-type="float" office:value="70">
            <text:p><text:s/>70 <text:s text:c="3"/></text:p>
          </table:table-cell>
          <table:table-cell table:style-name="ce55"/>
          <table:table-cell table:style-name="ce43" office:value-type="float" office:value="10000000">
            <text:p><text:s/>10,000,000 <text:s text:c="3"/></text:p>
          </table:table-cell>
          <table:table-cell table:style-name="ce43" table:formula="of:=[.G38]/1000000" office:value-type="float" office:value="10">
            <text:p><text:s/>10 <text:s text:c="3"/></text:p>
          </table:table-cell>
          <table:table-cell table:style-name="ce70"/>
          <table:table-cell table:style-name="ce43" table:number-columns-repeated="2"/>
          <table:table-cell table:style-name="ce78" table:formula="of:=[.D38]/[.$D$46]" office:value-type="percentage" office:value="0.00242214532871972">
            <text:p>0%</text:p>
          </table:table-cell>
          <table:table-cell table:style-name="ce78" table:formula="of:=[.D38]/[.$D$42]" office:value-type="percentage" office:value="0.00291832147654059">
            <text:p>0%</text:p>
          </table:table-cell>
          <table:table-cell table:style-name="ce89" table:formula="of:=[.G38]/[.D38]" office:value-type="percentage" office:value="0.142857142857143">
            <text:p>14%</text:p>
          </table:table-cell>
          <table:table-cell table:style-name="ce95"/>
          <table:table-cell table:style-name="ce81"/>
          <table:table-cell table:style-name="ce43"/>
          <table:table-cell table:style-name="ce81"/>
          <table:table-cell table:style-name="ce43"/>
          <table:table-cell table:style-name="ce111"/>
          <table:table-cell table:style-name="ce78"/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7" office:value-type="string">
            <text:p>domaines_de_letat</text:p>
          </table:table-cell>
          <table:table-cell table:style-name="ce17" office:value-type="string">
            <text:p>Ministère des Domaines de l'État et des Affaires Foncières</text:p>
          </table:table-cell>
          <table:table-cell table:style-name="ce29" office:value-type="string">
            <text:p> وزارة أملاك الدولة والشؤون العقارية </text:p>
          </table:table-cell>
          <table:table-cell table:style-name="ce41" office:value-type="float" office:value="53929000">
            <text:p><text:s/>53,929,000 <text:s text:c="3"/></text:p>
          </table:table-cell>
          <table:table-cell table:style-name="ce41" table:formula="of:=[.D39]/1000000" office:value-type="float" office:value="53.929">
            <text:p><text:s/>54 <text:s text:c="3"/></text:p>
          </table:table-cell>
          <table:table-cell table:style-name="ce55" table:formula="of:=([.D39]-[.P39])/[.D39]" office:value-type="percentage" office:value="0.00537744070908046">
            <text:p>1%</text:p>
          </table:table-cell>
          <table:table-cell table:style-name="ce43" office:value-type="float" office:value="4020000">
            <text:p><text:s/>4,020,000 <text:s text:c="3"/></text:p>
          </table:table-cell>
          <table:table-cell table:style-name="ce43" table:formula="of:=[.G39]/1000000" office:value-type="float" office:value="4.02">
            <text:p><text:s/>4 <text:s text:c="3"/></text:p>
          </table:table-cell>
          <table:table-cell table:style-name="ce70" table:formula="of:=([.G39]-[.R39])/[.G39]" office:value-type="percentage" office:value="-2.48258706467662">
            <text:p>-248%</text:p>
          </table:table-cell>
          <table:table-cell table:style-name="ce43" office:value-type="float" office:value="16000000">
            <text:p><text:s/>16,000,000 <text:s text:c="3"/></text:p>
          </table:table-cell>
          <table:table-cell table:style-name="ce43" table:formula="of:=[.J39]/1000000" office:value-type="float" office:value="16">
            <text:p><text:s/>16 <text:s text:c="3"/></text:p>
          </table:table-cell>
          <table:table-cell table:style-name="ce78" table:formula="of:=[.D39]/[.$D$46]" office:value-type="percentage" office:value="0.0018660553633218">
            <text:p>0%</text:p>
          </table:table-cell>
          <table:table-cell table:style-name="ce78" table:formula="of:=[.D39]/[.$D$42]" office:value-type="percentage" office:value="0.00224831655583368">
            <text:p>0%</text:p>
          </table:table-cell>
          <table:table-cell table:style-name="ce89" table:formula="of:=[.G39]/[.D39]" office:value-type="percentage" office:value="0.0745424539672532">
            <text:p>7%</text:p>
          </table:table-cell>
          <table:table-cell table:style-name="ce95"/>
          <table:table-cell table:style-name="ce81" office:value-type="float" office:value="53639000">
            <text:p>53,639,000</text:p>
          </table:table-cell>
          <table:table-cell table:style-name="ce43" table:formula="of:=[.P39]/1000000" office:value-type="float" office:value="53.639">
            <text:p><text:s/>54 <text:s text:c="3"/></text:p>
          </table:table-cell>
          <table:table-cell table:style-name="ce81" office:value-type="float" office:value="14000000">
            <text:p>14,000,000</text:p>
          </table:table-cell>
          <table:table-cell table:style-name="ce43" table:formula="of:=[.R39]/1000000" office:value-type="float" office:value="14">
            <text:p><text:s/>14 <text:s text:c="3"/></text:p>
          </table:table-cell>
          <table:table-cell table:style-name="ce111" table:formula="of:=[.P39]/[.$P$46]" office:value-type="percentage" office:value="0.00191396966993756">
            <text:p>0%</text:p>
          </table:table-cell>
          <table:table-cell table:style-name="ce78" table:formula="of:=[.P39]/[.$P$42]" office:value-type="percentage" office:value="0.00229717344753747">
            <text:p>0%</text:p>
          </table:table-cell>
          <table:table-cell/>
          <table:covered-table-cell table:style-name="ce122"/>
          <table:covered-table-cell table:style-name="ce131"/>
          <table:table-cell table:number-columns-repeated="1000"/>
        </table:table-row>
        <table:table-row table:style-name="ro7">
          <table:table-cell table:style-name="ce11" office:value-type="string">
            <text:p>arp</text:p>
          </table:table-cell>
          <table:table-cell table:style-name="ce20" office:value-type="string">
            <text:p>Assemblée des Représentants du Peuple</text:p>
          </table:table-cell>
          <table:table-cell table:style-name="ce29" office:value-type="string">
            <text:p> المجلس الوطني التأسيسي </text:p>
          </table:table-cell>
          <table:table-cell table:style-name="ce41" office:value-type="float" office:value="21714000">
            <text:p><text:s/>21,714,000 <text:s text:c="3"/></text:p>
          </table:table-cell>
          <table:table-cell table:style-name="ce41" table:formula="of:=[.D40]/1000000" office:value-type="float" office:value="21.714">
            <text:p><text:s/>22 <text:s text:c="3"/></text:p>
          </table:table-cell>
          <table:table-cell table:style-name="ce55" table:formula="of:=([.D40]-[.P40])/[.D40]" office:value-type="percentage" office:value="-0.198028921433177">
            <text:p>-20%</text:p>
          </table:table-cell>
          <table:table-cell table:style-name="ce43" office:value-type="float" office:value="930000">
            <text:p><text:s/>930,000 <text:s text:c="3"/></text:p>
          </table:table-cell>
          <table:table-cell table:style-name="ce43" table:formula="of:=[.G40]/1000000" office:value-type="float" office:value="0.93">
            <text:p><text:s/>1 <text:s text:c="3"/></text:p>
          </table:table-cell>
          <table:table-cell table:style-name="ce70" table:formula="of:=([.G40]-[.R40])/[.G40]" office:value-type="percentage" office:value="0.161290322580645">
            <text:p>16%</text:p>
          </table:table-cell>
          <table:table-cell table:style-name="ce43" office:value-type="float" office:value="0">
            <text:p><text:s/>- <text:s text:c="5"/></text:p>
          </table:table-cell>
          <table:table-cell table:style-name="ce43" table:formula="of:=[.J40]/1000000" office:value-type="float" office:value="0">
            <text:p><text:s/>- <text:s text:c="5"/></text:p>
          </table:table-cell>
          <table:table-cell table:style-name="ce78" table:formula="of:=[.D40]/[.$D$46]" office:value-type="percentage" office:value="0.000751349480968858">
            <text:p>0%</text:p>
          </table:table-cell>
          <table:table-cell table:style-name="ce78" table:formula="of:=[.D40]/[.$D$42]" office:value-type="percentage" office:value="0.000905263322022892">
            <text:p>0%</text:p>
          </table:table-cell>
          <table:table-cell table:style-name="ce89" table:formula="of:=[.G40]/[.D40]" office:value-type="percentage" office:value="0.0428295109146173">
            <text:p>4%</text:p>
          </table:table-cell>
          <table:table-cell table:style-name="ce95"/>
          <table:table-cell table:style-name="ce81" office:value-type="float" office:value="26014000">
            <text:p>26,014,000</text:p>
          </table:table-cell>
          <table:table-cell table:style-name="ce43" table:formula="of:=[.P40]/1000000" office:value-type="float" office:value="26.014">
            <text:p><text:s/>26 <text:s text:c="3"/></text:p>
          </table:table-cell>
          <table:table-cell table:style-name="ce81" office:value-type="float" office:value="780000">
            <text:p>780,000</text:p>
          </table:table-cell>
          <table:table-cell table:style-name="ce43" table:formula="of:=[.R40]/1000000" office:value-type="float" office:value="0.78">
            <text:p><text:s/>1 <text:s text:c="3"/></text:p>
          </table:table-cell>
          <table:table-cell table:style-name="ce111" table:formula="of:=[.P40]/[.$P$46]" office:value-type="percentage" office:value="0.000928242640499554">
            <text:p>0%</text:p>
          </table:table-cell>
          <table:table-cell table:style-name="ce78" table:formula="of:=[.P40]/[.$P$42]" office:value-type="percentage" office:value="0.00111408993576017">
            <text:p>0%</text:p>
          </table:table-cell>
          <table:table-cell/>
          <table:covered-table-cell table:style-name="ce123"/>
          <table:covered-table-cell table:style-name="ce132"/>
          <table:table-cell table:number-columns-repeated="1000"/>
        </table:table-row>
        <table:table-row table:style-name="ro18">
          <table:table-cell table:style-name="ce11" office:value-type="string">
            <text:p>ivd</text:p>
          </table:table-cell>
          <table:table-cell table:style-name="ce20" office:value-type="string">
            <text:p>Instance Verite et Dignite</text:p>
          </table:table-cell>
          <table:table-cell table:style-name="ce29"/>
          <table:table-cell table:style-name="ce41" office:value-type="float" office:value="10000000">
            <text:p><text:s/>10,000,000 <text:s text:c="3"/></text:p>
          </table:table-cell>
          <table:table-cell table:style-name="ce41" table:formula="of:=[.D41]/1000000" office:value-type="float" office:value="10">
            <text:p><text:s/>10 <text:s text:c="3"/></text:p>
          </table:table-cell>
          <table:table-cell table:style-name="ce55"/>
          <table:table-cell table:style-name="ce60"/>
          <table:table-cell table:style-name="ce64"/>
          <table:table-cell table:style-name="ce72"/>
          <table:table-cell table:style-name="ce64" table:number-columns-repeated="2"/>
          <table:table-cell table:style-name="ce79" table:formula="of:=[.D41]/[.$D$46]" office:value-type="percentage" office:value="0.000346020761245675">
            <text:p>0%</text:p>
          </table:table-cell>
          <table:table-cell table:style-name="ce83" table:formula="of:=[.D41]/[.$D$42]" office:value-type="percentage" office:value="0.000416903068077228">
            <text:p>0%</text:p>
          </table:table-cell>
          <table:table-cell table:style-name="ce89"/>
          <table:table-cell table:style-name="ce95"/>
          <table:table-cell table:style-name="ce81"/>
          <table:table-cell table:style-name="ce43"/>
          <table:table-cell table:style-name="ce81"/>
          <table:table-cell table:style-name="ce43"/>
          <table:table-cell table:style-name="ce111"/>
          <table:table-cell table:style-name="ce78"/>
          <table:table-cell/>
          <table:table-cell table:style-name="ce124" table:number-columns-repeated="2"/>
          <table:table-cell table:number-columns-repeated="1000"/>
        </table:table-row>
        <table:table-row table:style-name="ro18">
          <table:table-cell/>
          <table:table-cell table:style-name="ce21" office:value-type="string">
            <text:p>Total sans dettes </text:p>
          </table:table-cell>
          <table:table-cell table:style-name="ce34" office:value-type="string">
            <text:p>الجملة</text:p>
          </table:table-cell>
          <table:table-cell table:style-name="ce42" table:formula="of:=SUM([.D5:.D41])-[.D12]-[.D31]-[.D15]" office:value-type="float" office:value="23986391000">
            <text:p>23,986,391,000</text:p>
          </table:table-cell>
          <table:table-cell table:style-name="ce49" table:formula="of:=[.D42]/1000000" office:value-type="float" office:value="23986.391">
            <text:p><text:s/>23,986 <text:s text:c="3"/></text:p>
          </table:table-cell>
          <table:table-cell table:style-name="ce56" table:formula="of:=([.D42]-[.P42])/[.D42]" office:value-type="percentage" office:value="0.0265313360396735">
            <text:p>3%</text:p>
          </table:table-cell>
          <table:table-cell table:style-name="ce61"/>
          <table:table-cell table:style-name="ce65" table:number-columns-repeated="5"/>
          <table:table-cell table:style-name="ce84"/>
          <table:table-cell table:style-name="ce56" table:formula="of:=[.G46]/[.D42]" office:value-type="percentage" office:value="0.24255107823432">
            <text:p>24%</text:p>
          </table:table-cell>
          <table:table-cell table:style-name="ce97"/>
          <table:table-cell table:style-name="ce81" office:value-type="float" office:value="23350000000">
            <text:p>23,350,000,000</text:p>
          </table:table-cell>
          <table:table-cell table:style-name="ce49" table:formula="of:=[.P42]/1000000" office:value-type="float" office:value="23350">
            <text:p><text:s/>23,350 <text:s text:c="3"/></text:p>
          </table:table-cell>
          <table:table-cell table:style-name="ce81" office:value-type="float" office:value="0">
            <text:p>0</text:p>
          </table:table-cell>
          <table:table-cell table:style-name="ce43" table:formula="of:=[.R42]/1000000" office:value-type="float" office:value="0">
            <text:p><text:s/>- <text:s text:c="5"/></text:p>
          </table:table-cell>
          <table:table-cell table:style-name="ce111" table:formula="of:=[.P42]/[.$P$46]" office:value-type="percentage" office:value="0.833184656556646">
            <text:p>83%</text:p>
          </table:table-cell>
          <table:table-cell table:style-name="ce78"/>
          <table:table-cell/>
          <table:table-cell table:style-name="ce125" table:number-columns-repeated="2"/>
          <table:table-cell table:number-columns-repeated="1000"/>
        </table:table-row>
        <table:table-row-group>
          <table:table-row table:style-name="ro6">
            <table:table-cell/>
            <table:table-cell table:style-name="ce22" office:value-type="string">
              <text:p>Remboursement principal</text:p>
            </table:table-cell>
            <table:table-cell/>
            <table:table-cell table:style-name="ce43" office:value-type="float" office:value="3425000000">
              <text:p><text:s/>3,425,000,000 <text:s text:c="3"/></text:p>
            </table:table-cell>
            <table:table-cell table:style-name="ce43" table:formula="of:=[.D43]/1000000" office:value-type="float" office:value="3425">
              <text:p><text:s/>3,425 <text:s text:c="3"/></text:p>
            </table:table-cell>
            <table:table-cell table:style-name="ce57"/>
            <table:table-cell table:style-name="ce62"/>
            <table:table-cell table:style-name="ce66" table:number-columns-repeated="2"/>
            <table:table-cell table:style-name="ce74" table:number-columns-repeated="3"/>
            <table:table-cell table:style-name="ce85"/>
            <table:table-cell table:style-name="ce91"/>
            <table:table-cell table:style-name="ce98"/>
            <table:table-cell table:style-name="ce103" table:number-columns-spanned="6" table:number-rows-spanned="2"/>
            <table:covered-table-cell table:number-columns-repeated="4" table:style-name="ce108"/>
            <table:covered-table-cell table:style-name="ce112"/>
            <table:table-cell table:number-columns-repeated="1003"/>
          </table:table-row>
          <table:table-row table:style-name="ro6">
            <table:table-cell/>
            <table:table-cell table:style-name="ce23" office:value-type="string">
              <text:p>Remboursement interets</text:p>
            </table:table-cell>
            <table:table-cell table:style-name="ce26"/>
            <table:table-cell table:style-name="ce43" office:value-type="float" office:value="1705000000">
              <text:p><text:s/>1,705,000,000 <text:s text:c="3"/></text:p>
            </table:table-cell>
            <table:table-cell table:style-name="ce43" table:formula="of:=[.D44]/1000000" office:value-type="float" office:value="1705">
              <text:p><text:s/>1,705 <text:s text:c="3"/></text:p>
            </table:table-cell>
            <table:table-cell table:style-name="ce57"/>
            <table:table-cell table:style-name="ce62"/>
            <table:table-cell table:style-name="ce66" table:number-columns-repeated="2"/>
            <table:table-cell table:style-name="ce74" table:number-columns-repeated="3"/>
            <table:table-cell table:style-name="ce85"/>
            <table:table-cell table:style-name="ce92"/>
            <table:table-cell table:style-name="ce99"/>
            <table:covered-table-cell table:style-name="ce104"/>
            <table:covered-table-cell table:number-columns-repeated="4" table:style-name="ce109"/>
            <table:covered-table-cell table:style-name="ce113"/>
            <table:table-cell table:number-columns-repeated="2"/>
            <table:table-cell table:style-name="ce133" office:value-type="string">
              <text:p>total compensation</text:p>
            </table:table-cell>
            <table:table-cell/>
            <table:table-cell table:style-name="ce135" table:formula="of:=[.Z7]+[.Z14]" office:value-type="float" office:value="3326">
              <text:p><text:s/>3,326 <text:s text:c="3"/></text:p>
            </table:table-cell>
            <table:table-cell table:style-name="ce68" table:formula="of:=[.Z44]/[.E46]" office:value-type="percentage" office:value="0.115086505190311">
              <text:p>12%</text:p>
            </table:table-cell>
            <table:table-cell table:number-columns-repeated="997"/>
          </table:table-row>
        </table:table-row-group>
        <table:table-row table:style-name="ro7">
          <table:table-cell/>
          <table:table-cell table:style-name="ce24" office:value-type="string">
            <text:p>Total repayment Dette publique </text:p>
          </table:table-cell>
          <table:table-cell table:style-name="ce26" office:value-type="string">
            <text:p>الدين العمومي</text:p>
          </table:table-cell>
          <table:table-cell table:style-name="ce42" table:formula="of:=[.D43]+[.D44]" office:value-type="float" office:value="5130000000">
            <text:p>5,130,000,000</text:p>
          </table:table-cell>
          <table:table-cell table:style-name="ce49" table:formula="of:=[.D45]/1000000" office:value-type="float" office:value="5130">
            <text:p><text:s/>5,130 <text:s text:c="3"/></text:p>
          </table:table-cell>
          <table:table-cell table:style-name="ce58" table:formula="of:=([.D45]-[.P45])/[.D45]" office:value-type="percentage" office:value="0.0886939571150097">
            <text:p>9%</text:p>
          </table:table-cell>
          <table:table-cell table:style-name="ce63"/>
          <table:table-cell table:style-name="ce67"/>
          <table:table-cell table:style-name="ce67"/>
          <table:table-cell table:style-name="ce67"/>
          <table:table-cell table:style-name="ce67"/>
          <table:table-cell table:style-name="ce80" table:formula="of:=[.E45]/[.E46]" office:value-type="percentage" office:value="0.177508650519031">
            <text:p>18%</text:p>
          </table:table-cell>
          <table:table-cell table:style-name="ce86"/>
          <table:table-cell table:style-name="ce93"/>
          <table:table-cell table:style-name="ce99"/>
          <table:table-cell table:style-name="ce105" office:value-type="float" office:value="4675000000">
            <text:p>4,675,000,000</text:p>
          </table:table-cell>
          <table:table-cell table:style-name="ce49" table:formula="of:=[.P45]/1000000" office:value-type="float" office:value="4675">
            <text:p><text:s/>4,675 <text:s text:c="3"/></text:p>
          </table:table-cell>
          <table:table-cell table:style-name="ce105" table:number-columns-repeated="2"/>
          <table:table-cell table:style-name="ce80" table:formula="of:=[.P45]/[.$P$46]" office:value-type="percentage" office:value="0.166815343443354">
            <text:p>17%</text:p>
          </table:table-cell>
          <table:table-cell table:style-name="ce114"/>
          <table:table-cell table:number-columns-repeated="1003"/>
        </table:table-row>
        <table:table-row table:style-name="ro7">
          <table:table-cell/>
          <table:table-cell table:style-name="ce25" office:value-type="string">
            <text:p>Total avec la dettes </text:p>
          </table:table-cell>
          <table:table-cell table:style-name="ce35" office:value-type="string">
            <text:p>الجملة</text:p>
          </table:table-cell>
          <table:table-cell table:style-name="ce42" table:formula="of:=SUM([.D5:.D8];[.D12:.D15];[.D19:.D28];[.D31:.D41];[.D45])" office:value-type="float" office:value="28900000000">
            <text:p>28,900,000,000</text:p>
          </table:table-cell>
          <table:table-cell table:style-name="ce49" table:formula="of:=[.D46]/1000000" office:value-type="float" office:value="28900">
            <text:p><text:s/>28,900 <text:s text:c="3"/></text:p>
          </table:table-cell>
          <table:table-cell table:style-name="ce59" table:formula="of:=([.D46]-[.P46])/[.D46]" office:value-type="percentage" office:value="0.0302768166089965">
            <text:p>3%</text:p>
          </table:table-cell>
          <table:table-cell table:style-name="ce42" table:formula="of:=SUM([.G5:.G8];[.G12:.G15];[.G19:.G28];[.G31:.G41];[.G45])" office:value-type="float" office:value="5817925000">
            <text:p>5,817,925,000</text:p>
          </table:table-cell>
          <table:table-cell table:style-name="ce42" table:formula="of:=SUM([.H5:.H8];[.H12:.H15];[.H19:.H28];[.H31:.H41];[.H45])" office:value-type="float" office:value="5817.925">
            <text:p>5,818</text:p>
          </table:table-cell>
          <table:table-cell table:style-name="ce42"/>
          <table:table-cell table:style-name="ce42" table:formula="of:=SUM([.J5:.J8];[.J12:.J15];[.J19:.J28];[.J31:.J41];[.J45])" office:value-type="float" office:value="954800000">
            <text:p>954,800,000</text:p>
          </table:table-cell>
          <table:table-cell table:style-name="ce76" table:formula="of:=[.J46]/1000000" office:value-type="float" office:value="954.8">
            <text:p>955</text:p>
          </table:table-cell>
          <table:table-cell table:style-name="ce81" table:number-columns-spanned="2" table:number-rows-spanned="1"/>
          <table:covered-table-cell table:style-name="ce87"/>
          <table:table-cell table:style-name="ce80" table:formula="of:=[.H46]/[.E46]" office:value-type="percentage" office:value="0.201312283737024">
            <text:p>20%</text:p>
          </table:table-cell>
          <table:table-cell table:style-name="ce100"/>
          <table:table-cell table:style-name="ce106" office:value-type="float" office:value="28025000000">
            <text:p>28025000000</text:p>
          </table:table-cell>
          <table:table-cell table:style-name="ce49" table:formula="of:=[.P46]/1000000" office:value-type="float" office:value="28025">
            <text:p><text:s/>28,025 <text:s text:c="3"/></text:p>
          </table:table-cell>
          <table:table-cell table:style-name="ce39"/>
          <table:table-cell table:style-name="ce49" table:formula="of:=SUM([.S5:.S42])" office:value-type="float" office:value="5744.298">
            <text:p><text:s/>5,744 <text:s text:c="3"/></text:p>
          </table:table-cell>
          <table:table-cell table:style-name="ce111"/>
          <table:table-cell table:style-name="ce114"/>
          <table:table-cell table:number-columns-repeated="1003"/>
        </table:table-row>
        <table:table-row table:style-name="ro18">
          <table:table-cell table:number-columns-repeated="3"/>
          <table:table-cell table:formula="of:=[.D42]+[.D45]" office:value-type="float" office:value="29116391000">
            <text:p>29116391000</text:p>
          </table:table-cell>
          <table:table-cell table:number-columns-repeated="11"/>
          <table:table-cell table:style-name="ce107" table:number-columns-repeated="4"/>
          <table:table-cell table:number-columns-repeated="1005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 table:number-columns-repeated="7"/>
          <table:table-cell table:style-name="ce68"/>
          <table:table-cell table:number-columns-repeated="1016"/>
        </table:table-row>
        <table:table-row table:style-name="ro18" table:number-rows-repeated="1048525">
          <table:table-cell table:number-columns-repeated="1024"/>
        </table:table-row>
        <table:table-row table:style-name="ro18">
          <table:table-cell table:number-columns-repeated="1024"/>
        </table:table-row>
        <calcext:conditional-formats>
          <calcext:conditional-format calcext:target-range-address="'budgets 2015 by min &amp; fonction'.F43:'budgets 2015 by min &amp; fonction'.F46 'budgets 2015 by min &amp; fonction'.F5:'budgets 2015 by min &amp; fonction'.F41">
            <calcext:data-bar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W5:'budgets 2015 by min &amp; fonction'.W5">
            <calcext:data-bar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W21:'budgets 2015 by min &amp; fonction'.W21">
            <calcext:data-bar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I26:'budgets 2015 by min &amp; fonction'.I41 'budgets 2015 by min &amp; fonction'.I5:'budgets 2015 by min &amp; fonction'.I24">
            <calcext:data-bar calcext:negative-color="#ff0000" calcext:positive-color="#63c384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M5:'budgets 2015 by min &amp; fonction'.M19">
            <calcext:data-bar calcext:negative-color="#ff0000" calcext:positive-color="#ffb62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budgets 2015 by min &amp; fonction'.N5:'budgets 2015 by min &amp; fonction'.N41">
            <calcext:data-bar calcext:negative-color="#ff0000" calcext:positive-color="#008ae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big mins- evolution yoy budgets" table:style-name="ta3">
        <office:forms form:automatic-focus="false" form:apply-design-mode="false"/>
        <table:table-column table:style-name="co1" table:number-columns-repeated="13" table:default-cell-style-name="Default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>
            <draw:frame table:end-cell-address="'big mins- evolution yoy budgets'.M26" table:end-x="0.5831in" table:end-y="0.122in" draw:z-index="0" draw:name="Chart 2" draw:style-name="gr1" draw:text-style-name="P1" svg:width="8.6366in" svg:height="5.3303in" svg:x="0.0295in" svg:y="0in">
              <draw:object draw:notify-on-update-of-ranges="'budgets 2015 by min &amp; fonction'.B5:'budgets 2015 by min &amp; fonction'.B19 'budgets 2015 by min &amp; fonction'.F5:'budgets 2015 by min &amp; fonction'.F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mins- evol yoy developpement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'bigmins- evol yoy developpement'.M25" table:end-x="0.2398in" table:end-y="0.2079in" draw:z-index="0" draw:name="Chart 1" draw:style-name="gr1" draw:text-style-name="P1" svg:width="8.2933in" svg:height="5.2079in" svg:x="0.0295in" svg:y="0in">
              <draw:object draw:notify-on-update-of-ranges="'budgets 2015 by min &amp; fonction'.B5:'budgets 2015 by min &amp; fonction'.B19 'budgets 2015 by min &amp; fonction'.I5:'budgets 2015 by min &amp; fonction'.I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re of dev spend" table:style-name="ta5">
        <office:forms form:automatic-focus="false" form:apply-design-mode="false"/>
        <table:table-column table:style-name="co25" table:default-cell-style-name="Default"/>
        <table:table-column table:style-name="co1" table:number-columns-repeated="1023" table:default-cell-style-name="Default"/>
        <table:table-row table:style-name="ro1">
          <table:table-cell>
            <draw:frame table:end-cell-address="'share of dev spend'.M21" table:end-x="0.3232in" table:end-y="0.1583in" draw:z-index="0" draw:name="Chart 1" draw:style-name="gr1" draw:text-style-name="P1" svg:width="13.7992in" svg:height="4.3248in" svg:x="0.0295in" svg:y="0in">
              <draw:object draw:notify-on-update-of-ranges="'budgets 2015 by min &amp; fonction'.B5:'budgets 2015 by min &amp; fonction'.B24 'budgets 2015 by min &amp; fonction'.N5:'budgets 2015 by min &amp; fonction'.N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9" office:value-type="string">
            <text:p>*FUSION Ministère de la jeunesse, des sports de la femme et de la famille</text:p>
          </table:table-cell>
          <table:table-cell table:style-name="ce145" office:value-type="percentage" office:value="0.044427935749065">
            <text:p>4%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*FUSION Ministère de la justice , des droits de l'homme et de la justice transitionnelle</text:p>
          </table:table-cell>
          <table:table-cell table:style-name="ce145" office:value-type="percentage" office:value="0.131788908368995">
            <text:p>13%</text:p>
          </table:table-cell>
          <table:table-cell table:number-columns-repeated="1022"/>
        </table:table-row>
        <table:table-row table:style-name="ro19">
          <table:table-cell table:style-name="ce16" office:value-type="string">
            <text:p>*FUSION Ministère de l'Enseignement supérieur et de la recherche scientifique et des Technologies de l'Information et de la Communication</text:p>
          </table:table-cell>
          <table:table-cell table:style-name="ce145" office:value-type="percentage" office:value="0.0937496039765145">
            <text:p>9%</text:p>
          </table:table-cell>
          <table:table-cell table:number-columns-repeated="1022"/>
        </table:table-row>
        <table:table-row table:style-name="ro1">
          <table:table-cell table:style-name="ce139" office:value-type="string">
            <text:p>Assemblée des Représentants du Peuple</text:p>
          </table:table-cell>
          <table:table-cell table:style-name="ce145" office:value-type="percentage" office:value="0.713671079032002">
            <text:p>71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Environnement</text:p>
          </table:table-cell>
          <table:table-cell table:style-name="ce145" office:value-type="percentage" office:value="0.115544781986149">
            <text:p>12%</text:p>
          </table:table-cell>
          <table:table-cell table:number-columns-repeated="1022"/>
        </table:table-row>
        <table:table-row table:style-name="ro1">
          <table:table-cell table:style-name="ce139" office:value-type="string">
            <text:p>Instance Superieure Independente pour les Elections</text:p>
          </table:table-cell>
          <table:table-cell table:style-name="ce145" office:value-type="percentage" office:value="0.104432237188652">
            <text:p>10%</text:p>
          </table:table-cell>
          <table:table-cell table:number-columns-repeated="1022"/>
        </table:table-row>
        <table:table-row table:style-name="ro1">
          <table:table-cell table:style-name="ce139" office:value-type="string">
            <text:p>Instance Verite et Dignite</text:p>
          </table:table-cell>
          <table:table-cell table:style-name="ce145" office:value-type="percentage" office:value="0.114653449091734">
            <text:p>11%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Les dépenses imprévues et non affectées</text:p>
          </table:table-cell>
          <table:table-cell table:style-name="ce145" office:value-type="percentage" office:value="0.0844059664389373">
            <text:p>8%</text:p>
          </table:table-cell>
          <table:table-cell table:number-columns-repeated="1022"/>
        </table:table-row>
        <table:table-row table:style-name="ro1">
          <table:table-cell table:style-name="ce140" office:value-type="string">
            <text:p>Ministère de la Culture</text:p>
          </table:table-cell>
          <table:table-cell table:style-name="ce145" office:value-type="percentage" office:value="0.0126582437835497">
            <text:p>1%</text:p>
          </table:table-cell>
          <table:table-cell table:number-columns-repeated="1022"/>
        </table:table-row>
        <table:table-row table:style-name="ro1">
          <table:table-cell table:style-name="ce141" office:value-type="string">
            <text:p>Ministère de la Défense</text:p>
          </table:table-cell>
          <table:table-cell table:style-name="ce145" office:value-type="percentage" office:value="0.777261849511456">
            <text:p>78%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Ministère de la Jeunesse et des Sports 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9" office:value-type="string">
            <text:p>Ministère de la Justice </text:p>
          </table:table-cell>
          <table:table-cell table:style-name="ce145" office:value-type="percentage" office:value="0.538881989765812">
            <text:p>54%</text:p>
          </table:table-cell>
          <table:table-cell table:number-columns-repeated="1022"/>
        </table:table-row>
        <table:table-row table:style-name="ro1">
          <table:table-cell table:style-name="ce141" office:value-type="string">
            <text:p>Ministère de la Santé</text:p>
          </table:table-cell>
          <table:table-cell table:style-name="ce145" office:value-type="percentage" office:value="0.437058854284669">
            <text:p>44%</text:p>
          </table:table-cell>
          <table:table-cell table:number-columns-repeated="1022"/>
        </table:table-row>
        <table:table-row table:style-name="ro1">
          <table:table-cell table:style-name="ce141" office:value-type="string">
            <text:p>Ministère de l'Agriculture</text:p>
          </table:table-cell>
          <table:table-cell table:style-name="ce145" office:value-type="percentage" office:value="0.584063969435737">
            <text:p>58%</text:p>
          </table:table-cell>
          <table:table-cell table:number-columns-repeated="1022"/>
        </table:table-row>
        <table:table-row table:style-name="ro1">
          <table:table-cell table:style-name="ce141" office:value-type="string">
            <text:p>Ministère de l'Éducation</text:p>
          </table:table-cell>
          <table:table-cell table:style-name="ce145" office:value-type="percentage" office:value="0.0877563172802985">
            <text:p>9%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Ministère de l'Emploi et de la Formation professionnelle</text:p>
          </table:table-cell>
          <table:table-cell table:style-name="ce145" office:value-type="percentage" office:value="0.369651614778218">
            <text:p>37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Ministère de l'Enseignement Supérieur et de la recherche scientifique</text:p>
          </table:table-cell>
          <table:table-cell table:style-name="ce145" office:value-type="percentage" office:value="0.876604791716173">
            <text:p>88%</text:p>
          </table:table-cell>
          <table:table-cell table:number-columns-repeated="1022"/>
        </table:table-row>
        <table:table-row table:style-name="ro19">
          <table:table-cell table:style-name="ce16" office:value-type="string">
            <text:p>Ministère de l'équipement, de l'aménagement du territoire et du développement durable</text:p>
          </table:table-cell>
          <table:table-cell table:style-name="ce145" office:value-type="percentage" office:value="0.0251618742179623">
            <text:p>3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Ministère de l'Industrie, de l'Energie et des Mines</text:p>
          </table:table-cell>
          <table:table-cell table:style-name="ce145" table:formula="of:={#DIV/0!}" office:value-type="percentage" office:value="0">
            <text:p>#DIV/0!</text:p>
          </table:table-cell>
          <table:table-cell table:number-columns-repeated="1022"/>
        </table:table-row>
        <table:table-row table:style-name="ro1">
          <table:table-cell table:style-name="ce141" office:value-type="string">
            <text:p>Ministère de l'Intérieur</text:p>
          </table:table-cell>
          <table:table-cell table:style-name="ce145" table:formula="of:={#DIV/0!}" office:value-type="percentage" office:value="0">
            <text:p>#DIV/0!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Ministère des Affaires de la femme , de la famille</text:p>
          </table:table-cell>
          <table:table-cell table:style-name="ce145" office:value-type="percentage" office:value="0.166897039441962">
            <text:p>17%</text:p>
          </table:table-cell>
          <table:table-cell table:number-columns-repeated="1022"/>
        </table:table-row>
        <table:table-row table:style-name="ro1">
          <table:table-cell table:style-name="ce140" office:value-type="string">
            <text:p>Ministère des Affaires étrangères</text:p>
          </table:table-cell>
          <table:table-cell table:style-name="ce145" table:formula="of:={#DIV/0!}" office:value-type="percentage" office:value="0">
            <text:p>#DIV/0!</text:p>
          </table:table-cell>
          <table:table-cell table:number-columns-repeated="1022"/>
        </table:table-row>
        <table:table-row table:style-name="ro1">
          <table:table-cell table:style-name="ce140" office:value-type="string">
            <text:p>Ministère des Affaires religieuses</text:p>
          </table:table-cell>
          <table:table-cell table:style-name="ce145" table:formula="of:={#DIV/0!}" office:value-type="percentage" office:value="0">
            <text:p>#DIV/0!</text:p>
          </table:table-cell>
          <table:table-cell table:number-columns-repeated="1022"/>
        </table:table-row>
        <table:table-row table:style-name="ro1">
          <table:table-cell table:style-name="ce140" office:value-type="string">
            <text:p>Ministère des Affaires Sociales</text:p>
          </table:table-cell>
          <table:table-cell table:style-name="ce145" office:value-type="percentage" office:value="0.0943170274829222">
            <text:p>9%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Ministère des Domaines de l'État et des Affaires Foncières</text:p>
          </table:table-cell>
          <table:table-cell table:style-name="ce145" office:value-type="percentage" office:value="0.0229668044834261">
            <text:p>2%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Ministère des droits de l'Homme et de la Justice Transitionnelle</text:p>
          </table:table-cell>
          <table:table-cell table:style-name="ce145" office:value-type="percentage" office:value="0.266738185191519">
            <text:p>27%</text:p>
          </table:table-cell>
          <table:table-cell table:number-columns-repeated="1022"/>
        </table:table-row>
        <table:table-row table:style-name="ro1">
          <table:table-cell table:style-name="ce142" office:value-type="string">
            <text:p>Ministère des Finances </text:p>
          </table:table-cell>
          <table:table-cell table:style-name="ce145" office:value-type="percentage" office:value="0.160438918728059">
            <text:p>16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Ministère des Technologies de l'Information et de la Communication, </text:p>
          </table:table-cell>
          <table:table-cell table:style-name="ce145" office:value-type="percentage" office:value="0.560025418910331">
            <text:p>56%</text:p>
          </table:table-cell>
          <table:table-cell table:number-columns-repeated="1022"/>
        </table:table-row>
        <table:table-row table:style-name="ro1">
          <table:table-cell table:style-name="ce16" office:value-type="string">
            <text:p>Ministère du Commerce et de l'Artisanat</text:p>
          </table:table-cell>
          <table:table-cell table:style-name="ce145" office:value-type="percentage" office:value="0.0277001915929919">
            <text:p>3%</text:p>
          </table:table-cell>
          <table:table-cell table:number-columns-repeated="1022"/>
        </table:table-row>
        <table:table-row table:style-name="ro1">
          <table:table-cell table:style-name="ce142" office:value-type="string">
            <text:p>Ministère du Développement et de la Coopération Internationale</text:p>
          </table:table-cell>
          <table:table-cell table:style-name="ce145" office:value-type="percentage" office:value="0.0554244747946822">
            <text:p>6%</text:p>
          </table:table-cell>
          <table:table-cell table:number-columns-repeated="1022"/>
        </table:table-row>
        <table:table-row table:style-name="ro1">
          <table:table-cell table:style-name="ce143" office:value-type="string">
            <text:p>Ministère du Tourisme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40" office:value-type="string">
            <text:p>Ministère du Transport</text:p>
          </table:table-cell>
          <table:table-cell table:style-name="ce145" office:value-type="percentage" office:value="0.0745424539672532">
            <text:p>7%</text:p>
          </table:table-cell>
          <table:table-cell table:number-columns-repeated="1022"/>
        </table:table-row>
        <table:table-row table:style-name="ro1">
          <table:table-cell table:style-name="ce144" office:value-type="string">
            <text:p>Présidence de la république</text:p>
          </table:table-cell>
          <table:table-cell table:style-name="ce145" office:value-type="percentage" office:value="0.0428295109146173">
            <text:p>4%</text:p>
          </table:table-cell>
          <table:table-cell table:number-columns-repeated="1022"/>
        </table:table-row>
        <table:table-row table:style-name="ro1">
          <table:table-cell table:style-name="ce144" office:value-type="string">
            <text:p>Présidence du Gouvernement</text:p>
          </table:table-cell>
          <table:table-cell table:style-name="ce145"/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 ministerial" table:style-name="ta6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Environnement</text:p>
          </table:table-cell>
          <table:table-cell table:style-name="ce107" office:value-type="string">
            <text:p>البيئة</text:p>
          </table:table-cell>
          <table:table-cell table:style-name="ce135" office:value-type="float" office:value="216391000">
            <text:p><text:s/>216,391,000 <text:s text:c="3"/></text:p>
          </table:table-cell>
          <table:table-cell table:style-name="ce135" office:value-type="float" office:value="216.391">
            <text:p><text:s/>216 <text:s text:c="3"/></text:p>
          </table:table-cell>
          <table:table-cell table:style-name="ce145" office:value-type="percentage" office:value="-0.0560744208400534">
            <text:p>-6%</text:p>
          </table:table-cell>
          <table:table-cell table:style-name="ce135" office:value-type="float" office:value="142790000">
            <text:p><text:s/>142,790,000 <text:s text:c="3"/></text:p>
          </table:table-cell>
          <table:table-cell table:style-name="ce135" office:value-type="float" office:value="142.79">
            <text:p><text:s/>143 <text:s text:c="3"/></text:p>
          </table:table-cell>
          <table:table-cell table:style-name="ce145" office:value-type="percentage" office:value="-0.0105609636529169">
            <text:p>-1%</text:p>
          </table:table-cell>
          <table:table-cell table:style-name="ce135" office:value-type="float" office:value="43000000">
            <text:p><text:s/>43,000,000 <text:s text:c="3"/></text:p>
          </table:table-cell>
          <table:table-cell table:style-name="ce135" office:value-type="float" office:value="43">
            <text:p><text:s/>43 <text:s text:c="3"/></text:p>
          </table:table-cell>
          <table:table-cell table:style-name="ce145" office:value-type="percentage" office:value="0.00745628699160454">
            <text:p>1%</text:p>
          </table:table-cell>
          <table:table-cell table:style-name="ce145" office:value-type="percentage" office:value="0.00905732095319627">
            <text:p>1%</text:p>
          </table:table-cell>
          <table:table-cell table:style-name="ce145" office:value-type="percentage" office:value="0.659870327324149">
            <text:p>66%</text:p>
          </table:table-cell>
          <table:table-cell table:style-name="ce145"/>
          <table:table-cell table:style-name="ce107" office:value-type="float" office:value="228525000">
            <text:p>228,525,000</text:p>
          </table:table-cell>
          <table:table-cell table:style-name="ce135" office:value-type="float" office:value="228.525">
            <text:p><text:s/>229 <text:s text:c="3"/></text:p>
          </table:table-cell>
          <table:table-cell table:style-name="ce107" office:value-type="float" office:value="144298000">
            <text:p>144,298,000</text:p>
          </table:table-cell>
          <table:table-cell table:style-name="ce135" office:value-type="float" office:value="144.298">
            <text:p><text:s/>144 <text:s text:c="3"/></text:p>
          </table:table-cell>
          <table:table-cell table:style-name="ce145" office:value-type="percentage" office:value="0.00815432649420161">
            <text:p>1%</text:p>
          </table:table-cell>
          <table:table-cell table:style-name="ce145" office:value-type="percentage" office:value="0.00978693790149893">
            <text:p>1%</text:p>
          </table:table-cell>
          <table:table-cell/>
          <table:table-cell table:style-name="ce145" table:number-columns-repeated="3"/>
          <table:table-cell table:style-name="ce135"/>
          <table:table-cell table:number-columns-repeated="99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2_0_0" table:base-cell-address="$'economic summary'.$B$1" table:expression="[.A1]/1000000"/>
        <table:named-expression table:name="__shared_2_1_0" table:base-cell-address="$'economic summary'.$C$1" table:expression="([.A1]-[.M1])/[.A1]"/>
        <table:named-expression table:name="__shared_2_2_0" table:base-cell-address="$'economic summary'.$B$1" table:expression="[.A1]/1000000"/>
        <table:named-expression table:name="__shared_2_3_0" table:base-cell-address="$'economic summary'.$B$1" table:expression="[.A1]/1000000"/>
        <table:named-expression table:name="__shared_2_4_0" table:base-cell-address="$'economic summary'.$K$1" table:expression="[.D1]/[.A1]"/>
        <table:named-expression table:name="__shared_2_5_0" table:base-cell-address="$'economic summary'.$B$1" table:expression="[.A1]/1000000"/>
        <table:named-expression table:name="__shared_2_6_0" table:base-cell-address="$'economic summary'.$B$1" table:expression="[.A1]/1000000"/>
        <table:named-expression table:name="__shared_2_7_0" table:base-cell-address="$'economic summary'.$C$1" table:expression="([.A1]-[.L1])/[.A1]"/>
        <table:named-expression table:name="__shared_2_8_0" table:base-cell-address="$'economic summary'.$C$1" table:expression="([.A1]-[.M1])/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number-style style:name="N118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number:number-style style:name="N10145P0" style:volatile="true" number:language="en" number:country="US">
      <number:number number: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7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7P2" style:volatile="true" number:language="en" number:country="US">
      <number:fill-character> </number:fill-character>
      <number:text>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8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Lohit Marath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conomic_20_summary" style:display-name="PageStyle_economic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s_20_2015_20_by_20_min_20__26__20_fonction" style:display-name="PageStyle_budgets 2015 by min &amp; fon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g_20_mins-_20_evolution_20_yoy_20_budgets" style:display-name="PageStyle_big mins- evolution yoy budg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gmins-_20_evol_20_yoy_20_developpement" style:display-name="PageStyle_bigmins- evol yoy develop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_20_of_20_dev_20_spend" style:display-name="PageStyle_share of dev sp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_20_ministerial" style:display-name="PageStyle_non ministeri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</meta:initial-creator>
    <meta:creation-date>2014-06-26T12:15:46</meta:creation-date>
    <dc:date>2015-04-20T15:09:04</dc:date>
    <meta:generator>LibreOffice/4.0.5.1$Linux_X86_64 LibreOffice_project/400m0$Build-1</meta:generator>
    <meta:document-statistic meta:table-count="6" meta:cell-count="847" meta:object-count="3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10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4" style:family="chart" style:data-style-name="N1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1.938cm" svg:height="13.54cm" xlink:href=".." xlink:type="simple" chart:class="chart:bar" chart:style-name="ch1">
        <chart:plot-area chart:style-name="ch2" table:cell-range-address="'budgets 2015 by min &amp; fonction'.B5:'budgets 2015 by min &amp; fonction'.B19 'budgets 2015 by min &amp; fonction'.F5:'budgets 2015 by min &amp; fonction'.F19" chart:data-source-has-labels="column" svg:x="0.888cm" svg:y="1.215cm" svg:width="20.174cm" svg:height="11.635cm">
          <chartooo:coordinate-region svg:x="14.033cm" svg:y="1.215cm" svg:width="6.724cm" svg:height="10.988cm"/>
          <chart:axis chart:dimension="x" chart:name="primary-x" chart:style-name="ch3" chartooo:axis-type="auto">
            <chartooo:date-scale/>
            <chart:categories table:cell-range-address="'budgets 2015 by min &amp; fonction'.B5:'budgets 2015 by min &amp; fonction'.B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dgets 2015 by min &amp; fonction'.F5:'budgets 2015 by min &amp; fonction'.F19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Ministère de l'Éducation</text:p>
                <draw:g>
                  <svg:desc>'budgets 2015 by min &amp; fonction'.B5:'budgets 2015 by min &amp; fonction'.B19</svg:desc>
                </draw:g>
              </table:table-cell>
              <table:table-cell office:value-type="float" office:value="0.042274126886775">
                <text:p>0.042274126886775</text:p>
                <draw:g>
                  <svg:desc>'budgets 2015 by min &amp; fonction'.F5:'budgets 2015 by min &amp; fonction'.F19</svg:desc>
                </draw:g>
              </table:table-cell>
            </table:table-row>
            <table:table-row>
              <table:table-cell office:value-type="string">
                <text:p>Ministère de l'Intérieur</text:p>
              </table:table-cell>
              <table:table-cell office:value-type="float" office:value="0.128432349277881">
                <text:p>0.128432349277881</text:p>
              </table:table-cell>
            </table:table-row>
            <table:table-row>
              <table:table-cell office:value-type="string">
                <text:p>Ministère de l'Industrie, de l'Energie et des Mines</text:p>
              </table:table-cell>
              <table:table-cell office:value-type="float" office:value="-0.36398720521393">
                <text:p>-0.36398720521393</text:p>
              </table:table-cell>
            </table:table-row>
            <table:table-row>
              <table:table-cell office:value-type="string">
                <text:p>Ministère de la Défense</text:p>
              </table:table-cell>
              <table:table-cell office:value-type="float" office:value="0.141363637378113">
                <text:p>0.141363637378113</text:p>
              </table:table-cell>
            </table:table-row>
            <table:table-row>
              <table:table-cell office:value-type="string">
                <text:p>Enseignement Supérieur</text:p>
              </table:table-cell>
              <table:table-cell office:value-type="float" office:value="-0.0920691169213673">
                <text:p>-0.0920691169213673</text:p>
              </table:table-cell>
            </table:table-row>
            <table:table-row>
              <table:table-cell office:value-type="string">
                <text:p>Recherche scientifiqu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chnologies de l'Information et de la Communication</text:p>
              </table:table-cell>
              <table:table-cell office:value-type="float" office:value="0.0702234931146061">
                <text:p>0.0702234931146061</text:p>
              </table:table-cell>
            </table:table-row>
            <table:table-row>
              <table:table-cell office:value-type="string">
                <text:p>*FUSION Ministère de l'Enseignement supérieur et de la recherche scientifique et des Technologies de l'Information et de la Communication</text:p>
              </table:table-cell>
              <table:table-cell office:value-type="float" office:value="-0.00324432014300207">
                <text:p>-0.00324432014300207</text:p>
              </table:table-cell>
            </table:table-row>
            <table:table-row>
              <table:table-cell office:value-type="string">
                <text:p>Ministère de la Santé</text:p>
              </table:table-cell>
              <table:table-cell office:value-type="float" office:value="0.0545468868891274">
                <text:p>0.0545468868891274</text:p>
              </table:table-cell>
            </table:table-row>
            <table:table-row>
              <table:table-cell office:value-type="string">
                <text:p>Ministère du Commerce et de l'Artisanat</text:p>
              </table:table-cell>
              <table:table-cell office:value-type="float" office:value="0.0546633448480759">
                <text:p>0.0546633448480759</text:p>
              </table:table-cell>
            </table:table-row>
            <table:table-row>
              <table:table-cell office:value-type="string">
                <text:p>Ministère de l'équipement, de l'aménagement du territoire et du développement durable</text:p>
              </table:table-cell>
              <table:table-cell office:value-type="float" office:value="-0.00237225755983348">
                <text:p>-0.00237225755983348</text:p>
              </table:table-cell>
            </table:table-row>
            <table:table-row>
              <table:table-cell office:value-type="string">
                <text:p>Equipement et aménagement du territoi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éveloppement durab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vironnement</text:p>
              </table:table-cell>
              <table:table-cell office:value-type="float" office:value="-0.0560744208400534">
                <text:p>-0.0560744208400534</text:p>
              </table:table-cell>
            </table:table-row>
            <table:table-row>
              <table:table-cell office:value-type="string">
                <text:p>Ministère de l'Agriculture</text:p>
              </table:table-cell>
              <table:table-cell office:value-type="float" office:value="0.0827489629296906">
                <text:p>0.0827489629296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1$Linux_X86_64 LibreOffice_project/4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10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4" style:family="chart" style:data-style-name="N1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1.066cm" svg:height="13.229cm" xlink:href=".." xlink:type="simple" chart:class="chart:bar" chart:style-name="ch1">
        <chart:plot-area chart:style-name="ch2" table:cell-range-address="'budgets 2015 by min &amp; fonction'.B5:'budgets 2015 by min &amp; fonction'.B19 'budgets 2015 by min &amp; fonction'.I5:'budgets 2015 by min &amp; fonction'.I19" chart:data-source-has-labels="column" svg:x="0.871cm" svg:y="1.191cm" svg:width="19.353cm" svg:height="11.354cm">
          <chartooo:coordinate-region svg:x="13.374cm" svg:y="1.191cm" svg:width="6.451cm" svg:height="10.707cm"/>
          <chart:axis chart:dimension="x" chart:name="primary-x" chart:style-name="ch3" chartooo:axis-type="auto">
            <chartooo:date-scale/>
            <chart:categories table:cell-range-address="'budgets 2015 by min &amp; fonction'.B5:'budgets 2015 by min &amp; fonction'.B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dgets 2015 by min &amp; fonction'.I5:'budgets 2015 by min &amp; fonction'.I19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Ministère de l'Éducation</text:p>
                <draw:g>
                  <svg:desc>'budgets 2015 by min &amp; fonction'.B5:'budgets 2015 by min &amp; fonction'.B19</svg:desc>
                </draw:g>
              </table:table-cell>
              <table:table-cell office:value-type="float" office:value="-0.0321875515542881">
                <text:p>-0.0321875515542881</text:p>
                <draw:g>
                  <svg:desc>'budgets 2015 by min &amp; fonction'.I5:'budgets 2015 by min &amp; fonction'.I19</svg:desc>
                </draw:g>
              </table:table-cell>
            </table:table-row>
            <table:table-row>
              <table:table-cell office:value-type="string">
                <text:p>Ministère de l'Intérieur</text:p>
              </table:table-cell>
              <table:table-cell office:value-type="float" office:value="0.598990514315551">
                <text:p>0.598990514315551</text:p>
              </table:table-cell>
            </table:table-row>
            <table:table-row>
              <table:table-cell office:value-type="string">
                <text:p>Ministère de l'Industrie, de l'Energie et des Mines</text:p>
              </table:table-cell>
              <table:table-cell office:value-type="float" office:value="-1.43427558346894">
                <text:p>-1.43427558346894</text:p>
              </table:table-cell>
            </table:table-row>
            <table:table-row>
              <table:table-cell office:value-type="string">
                <text:p>Ministère de la Défense</text:p>
              </table:table-cell>
              <table:table-cell office:value-type="float" office:value="0.687272050643164">
                <text:p>0.687272050643164</text:p>
              </table:table-cell>
            </table:table-row>
            <table:table-row>
              <table:table-cell office:value-type="string">
                <text:p>Enseignement Supérie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herche scientifiqu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chnologies de l'Information et de la Communica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*FUSION Ministère de l'Enseignement supérieur et de la recherche scientifique et des Technologies de l'Information et de la Communication</text:p>
              </table:table-cell>
              <table:table-cell office:value-type="float" office:value="-0.623223798543827">
                <text:p>-0.623223798543827</text:p>
              </table:table-cell>
            </table:table-row>
            <table:table-row>
              <table:table-cell office:value-type="string">
                <text:p>Ministère de la Santé</text:p>
              </table:table-cell>
              <table:table-cell office:value-type="float" office:value="0.0518518518518519">
                <text:p>0.0518518518518519</text:p>
              </table:table-cell>
            </table:table-row>
            <table:table-row>
              <table:table-cell office:value-type="string">
                <text:p>Ministère du Commerce et de l'Artisanat</text:p>
              </table:table-cell>
              <table:table-cell office:value-type="float" office:value="-0.128543013426156">
                <text:p>-0.128543013426156</text:p>
              </table:table-cell>
            </table:table-row>
            <table:table-row>
              <table:table-cell office:value-type="string">
                <text:p>Ministère de l'équipement, de l'aménagement du territoire et du développement durable</text:p>
              </table:table-cell>
              <table:table-cell office:value-type="float" office:value="-0.121033650263778">
                <text:p>-0.121033650263778</text:p>
              </table:table-cell>
            </table:table-row>
            <table:table-row>
              <table:table-cell office:value-type="string">
                <text:p>Equipement et aménagement du territoi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éveloppement durab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vironnement</text:p>
              </table:table-cell>
              <table:table-cell office:value-type="float" office:value="-0.0105609636529169">
                <text:p>-0.0105609636529169</text:p>
              </table:table-cell>
            </table:table-row>
            <table:table-row>
              <table:table-cell office:value-type="string">
                <text:p>Ministère de l'Agriculture</text:p>
              </table:table-cell>
              <table:table-cell office:value-type="float" office:value="0.120803723776338">
                <text:p>0.1208037237763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1$Linux_X86_64 LibreOffice_project/4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/>
    </style:style>
    <style:style style:name="ch3" style:family="chart" style:data-style-name="N10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4" style:family="chart" style:data-style-name="N1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051cm" svg:height="10.986cm" xlink:href=".." xlink:type="simple" chart:class="chart:bar" chart:style-name="ch1">
        <chart:plot-area chart:style-name="ch2" table:cell-range-address="'budgets 2015 by min &amp; fonction'.B5:'budgets 2015 by min &amp; fonction'.B24 'budgets 2015 by min &amp; fonction'.N5:'budgets 2015 by min &amp; fonction'.N24" chart:data-source-has-labels="column" svg:x="1.151cm" svg:y="1.011cm" svg:width="32.498cm" svg:height="9.336cm">
          <chartooo:coordinate-region svg:x="21.59cm" svg:y="1.011cm" svg:width="11.66cm" svg:height="8.689cm"/>
          <chart:axis chart:dimension="x" chart:name="primary-x" chart:style-name="ch3" chartooo:axis-type="auto">
            <chartooo:date-scale/>
            <chart:categories table:cell-range-address="'budgets 2015 by min &amp; fonction'.B5:'budgets 2015 by min &amp; fonction'.B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dgets 2015 by min &amp; fonction'.N5:'budgets 2015 by min &amp; fonction'.N24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Ministère de l'Éducation</text:p>
                <draw:g>
                  <svg:desc>'budgets 2015 by min &amp; fonction'.B5:'budgets 2015 by min &amp; fonction'.B24</svg:desc>
                </draw:g>
              </table:table-cell>
              <table:table-cell office:value-type="float" office:value="0.044427935749065">
                <text:p>0.044427935749065</text:p>
                <draw:g>
                  <svg:desc>'budgets 2015 by min &amp; fonction'.N5:'budgets 2015 by min &amp; fonction'.N24</svg:desc>
                </draw:g>
              </table:table-cell>
            </table:table-row>
            <table:table-row>
              <table:table-cell office:value-type="string">
                <text:p>Ministère de l'Intérieur</text:p>
              </table:table-cell>
              <table:table-cell office:value-type="float" office:value="0.131788908368995">
                <text:p>0.131788908368995</text:p>
              </table:table-cell>
            </table:table-row>
            <table:table-row>
              <table:table-cell office:value-type="string">
                <text:p>Ministère de l'Industrie, de l'Energie et des Mines</text:p>
              </table:table-cell>
              <table:table-cell office:value-type="float" office:value="0.0874417974528629">
                <text:p>0.0874417974528629</text:p>
              </table:table-cell>
            </table:table-row>
            <table:table-row>
              <table:table-cell office:value-type="string">
                <text:p>Ministère de la Défense</text:p>
              </table:table-cell>
              <table:table-cell office:value-type="float" office:value="0.713671079032002">
                <text:p>0.713671079032002</text:p>
              </table:table-cell>
            </table:table-row>
            <table:table-row>
              <table:table-cell office:value-type="string">
                <text:p>Enseignement Supérieur</text:p>
              </table:table-cell>
              <table:table-cell office:value-type="float" office:value="0.0802685721612832">
                <text:p>0.0802685721612832</text:p>
              </table:table-cell>
            </table:table-row>
            <table:table-row>
              <table:table-cell office:value-type="string">
                <text:p>Recherche scientifique</text:p>
              </table:table-cell>
              <table:table-cell office:value-type="float" office:value="0.565360512097045">
                <text:p>0.565360512097045</text:p>
              </table:table-cell>
            </table:table-row>
            <table:table-row>
              <table:table-cell office:value-type="string">
                <text:p>Technologies de l'Information et de la Communication</text:p>
              </table:table-cell>
              <table:table-cell office:value-type="float" office:value="0.104432237188652">
                <text:p>0.104432237188652</text:p>
              </table:table-cell>
            </table:table-row>
            <table:table-row>
              <table:table-cell office:value-type="string">
                <text:p>*FUSION Ministère de l'Enseignement supérieur et de la recherche scientifique et des Technologies de l'Information et de la Communication</text:p>
              </table:table-cell>
              <table:table-cell office:value-type="float" office:value="0.115544781986149">
                <text:p>0.115544781986149</text:p>
              </table:table-cell>
            </table:table-row>
            <table:table-row>
              <table:table-cell office:value-type="string">
                <text:p>Ministère de la Santé</text:p>
              </table:table-cell>
              <table:table-cell office:value-type="float" office:value="0.0844059664389373">
                <text:p>0.0844059664389373</text:p>
              </table:table-cell>
            </table:table-row>
            <table:table-row>
              <table:table-cell office:value-type="string">
                <text:p>Ministère du Commerce et de l'Artisanat</text:p>
              </table:table-cell>
              <table:table-cell office:value-type="float" office:value="0.0126582437835497">
                <text:p>0.0126582437835497</text:p>
              </table:table-cell>
            </table:table-row>
            <table:table-row>
              <table:table-cell office:value-type="string">
                <text:p>Ministère de l'équipement, de l'aménagement du territoire et du développement durable</text:p>
              </table:table-cell>
              <table:table-cell office:value-type="float" office:value="0.777261849511455">
                <text:p>0.777261849511455</text:p>
              </table:table-cell>
            </table:table-row>
            <table:table-row>
              <table:table-cell office:value-type="string">
                <text:p>Equipement et aménagement du territoire</text:p>
              </table:table-cell>
              <table:table-cell office:value-type="float" office:value="0.808896039617869">
                <text:p>0.808896039617869</text:p>
              </table:table-cell>
            </table:table-row>
            <table:table-row>
              <table:table-cell office:value-type="string">
                <text:p>Développement durable</text:p>
              </table:table-cell>
              <table:table-cell office:value-type="float" office:value="0.628565643048317">
                <text:p>0.628565643048317</text:p>
              </table:table-cell>
            </table:table-row>
            <table:table-row>
              <table:table-cell office:value-type="string">
                <text:p>Environnement</text:p>
              </table:table-cell>
              <table:table-cell office:value-type="float" office:value="0.659870327324149">
                <text:p>0.659870327324149</text:p>
              </table:table-cell>
            </table:table-row>
            <table:table-row>
              <table:table-cell office:value-type="string">
                <text:p>Ministère de l'Agriculture</text:p>
              </table:table-cell>
              <table:table-cell office:value-type="float" office:value="0.538881989765812">
                <text:p>0.538881989765812</text:p>
              </table:table-cell>
            </table:table-row>
            <table:table-row>
              <table:table-cell office:value-type="string">
                <text:p>Ministère des Finances </text:p>
              </table:table-cell>
              <table:table-cell office:value-type="float" office:value="0.437058854284669">
                <text:p>0.437058854284669</text:p>
              </table:table-cell>
            </table:table-row>
            <table:table-row>
              <table:table-cell office:value-type="string">
                <text:p>Les dépenses imprévues et non affectées</text:p>
              </table:table-cell>
              <table:table-cell office:value-type="float" office:value="0.584063969435737">
                <text:p>0.584063969435737</text:p>
              </table:table-cell>
            </table:table-row>
            <table:table-row>
              <table:table-cell office:value-type="string">
                <text:p>Ministère des Affaires Sociales</text:p>
              </table:table-cell>
              <table:table-cell office:value-type="float" office:value="0.0877563172802985">
                <text:p>0.0877563172802985</text:p>
              </table:table-cell>
            </table:table-row>
            <table:table-row>
              <table:table-cell office:value-type="string">
                <text:p>Ministère du Transport</text:p>
              </table:table-cell>
              <table:table-cell office:value-type="float" office:value="0.369651614778218">
                <text:p>0.369651614778218</text:p>
              </table:table-cell>
            </table:table-row>
            <table:table-row>
              <table:table-cell office:value-type="string">
                <text:p>Ministère du Développement et de la Coopération Internationale</text:p>
              </table:table-cell>
              <table:table-cell office:value-type="float" office:value="0.876604791716173">
                <text:p>0.876604791716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1$Linux_X86_64 LibreOffice_project/4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